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55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8398in"/>
    </style:style>
    <style:style style:name="ro1" style:family="table-row">
      <style:table-row-properties style:row-height="0.6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name-complex="Jomolhari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name-complex="Jomolhari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name-complex="Jomolhari" style:font-size-complex="1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3" table:number-columns-repeated="252" table:default-cell-style-name="ce1"/>
        <table:table-row table:style-name="ro1">
          <table:table-cell office:value-type="string">
            <text:p>ཡ།</text:p>
          </table:table-cell>
          <table:table-cell office:value-type="string">
            <text:p>/ya/</text:p>
          </table:table-cell>
          <table:table-cell office:value-type="string">
            <text:p>(མིངི་)</text:p>
          </table:table-cell>
          <table:table-cell table:style-name="ce2" office:value-type="string">
            <text:p>རྫོང་ཁའི་གསལ་བྱེད་ཉེར་བཞི་པ་ཡ། མིང་གཞིའི་ཡི་གུ་ཚུ་ལས་མོ་ཡིག 1 སེམས་ཚོར་སྟོན་པའི་འབོད་སྒྲའི་བྱེ་བྲག ཡ་ཁྱོད་འབད་ཆི་ཟེར་བ་ཅིན་ ཕར་བྱིན་པའི་དོན་དང་ 2 ཡ་ད་འབདན་ལོང་གེ་ནོ་ཟེར་བ་ཅིན་ བསྐུལ་ཚིག་འདྲེན་པའི་དོན། 3 ཡ་གཉིས་ཀྱིས་ཆ་གཅིག་ཟེར་དོ་བཟུམ་ ལྷམ་ཡ་གཅིག་ བཟའ་ཚང་ཡ་གཅིག་ཚུ་གི་དོན་ལུ་འཇུག དེ་བཟུམ་སྦེ་ རྩོད་ཡ། འདྲ་ཡ། དོ་ཡ་ལ་སོགས་པ་ཚུ་ལུ་འཇུག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་ཀི</text:p>
          </table:table-cell>
          <table:table-cell office:value-type="string">
            <text:p>/ya ki/</text:p>
          </table:table-cell>
          <table:table-cell office:value-type="string">
            <text:p>(མིང་)</text:p>
          </table:table-cell>
          <table:table-cell table:style-name="ce2" office:value-type="string">
            <text:p>ཡ་ཀི་སྲིད་པའི་རྩོ་མོ་མན་ཆད་ཟེར་ ཡུལ་སྟོན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་རྐན།</text:p>
          </table:table-cell>
          <table:table-cell office:value-type="string">
            <text:p>/ya ken/</text:p>
          </table:table-cell>
          <table:table-cell office:value-type="string">
            <text:p>(མིང་)</text:p>
          </table:table-cell>
          <table:table-cell table:style-name="ce2" office:value-type="string">
            <text:p>ཁའི་ནང་གི་ལྟག་ལས་མར་གྱི་ཡ་རྐན།</text:p>
          </table:table-cell>
          <table:table-cell table:number-columns-repeated="252"/>
        </table:table-row>
        <table:table-row table:style-name="ro1">
          <table:table-cell office:value-type="string">
            <text:p>ཡ་རྐྱང༌།</text:p>
          </table:table-cell>
          <table:table-cell office:value-type="string">
            <text:p>/ya cang/</text:p>
          </table:table-cell>
          <table:table-cell office:value-type="string">
            <text:p>(མིང་)</text:p>
          </table:table-cell>
          <table:table-cell table:style-name="ce2" office:value-type="string">
            <text:p>1 ཡང་དག་ ཡོན་ཏན་ ཡུངས་ཀར་ཚུ་ མིང་གཞི་ཡ་ལུ་སྔོན་འཇུག་མེད་པའི་སྦྱོར་བ། 2 ཆ་མེད་པའི་ཡ་རྐྱང་པ་ལུ་ཡང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ཡ་ཁ།</text:p>
          </table:table-cell>
          <table:table-cell office:value-type="string">
            <text:p>/ya kha/</text:p>
          </table:table-cell>
          <table:table-cell office:value-type="string">
            <text:p>(མིང་)</text:p>
          </table:table-cell>
          <table:table-cell table:style-name="ce2" office:value-type="string">
            <text:p>1 ཡ་གི་ཁ། དཔེར་ན་ ཡ་གི་ཕྱོགས་གཏོགས་པའི་ཁ་འབད་དེ་གཏམ་སླབ་མི་ལུ་ ཡ་ཁ་ཚུད་ནུག་ཟེར་དོ་བཟུམ། 2 ཡ་ཁ་མ་ཁ་སྐྱེལཝ་མས་ཟེར་བ་ཅིན་ ཕུང་བརྡུང་ནི་དང་དཀྲོགས་གཏམ་སླབ་ནི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ཡ་ཁྲ།</text:p>
          </table:table-cell>
          <table:table-cell office:value-type="string">
            <text:p>/ya thra/</text:p>
          </table:table-cell>
          <table:table-cell office:value-type="string">
            <text:p>(མིང་)</text:p>
          </table:table-cell>
          <table:table-cell table:style-name="ce2" office:value-type="string">
            <text:p>བལ་གྱིས་འཐག་འཐག་པའི་ཟོང་ཆ་ཅིག་ཨིན། ཡ་ཁྲའི་སྟོད་གོ་ ཡར་ཁྲའི་གདན་ཁེབས་ ཡ་ཁྲ་ཆར་བཀབ་ཚུ། འདི་གི་འཐོན་ས་ངོ་མ་ བུམ་ཐང་ལས་འབད་ནི་འདི་གིས་ བུམ་ཐང་ཡ་ཁྲ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་ཁྲག</text:p>
          </table:table-cell>
          <table:table-cell office:value-type="string">
            <text:p>/ya thra/</text:p>
          </table:table-cell>
          <table:table-cell office:value-type="string">
            <text:p>(མིང་)</text:p>
          </table:table-cell>
          <table:table-cell table:style-name="ce2" office:value-type="string">
            <text:p>ནད་གཞི་ཡ་མ་དང་ ཁྲག་གཞི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ཡ་གི</text:p>
          </table:table-cell>
          <table:table-cell office:value-type="string">
            <text:p>/ya gi/</text:p>
          </table:table-cell>
          <table:table-cell office:value-type="string">
            <text:p>(མིང་)</text:p>
          </table:table-cell>
          <table:table-cell table:style-name="ce2" office:value-type="string">
            <text:p>ཡ་གི་གངས་དཀར་སྤུན་གསུམ་ཟེར་དོ་བཟུམ་ ཡ་ཀི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ཡ་གྱལ།</text:p>
          </table:table-cell>
          <table:table-cell office:value-type="string">
            <text:p>/ya gel/</text:p>
          </table:table-cell>
          <table:table-cell office:value-type="string">
            <text:p>(མིང་)</text:p>
          </table:table-cell>
          <table:table-cell table:style-name="ce2" office:value-type="string">
            <text:p>ནང་གསེས་ ནང་ཚན་གྱི་བྱེ་བ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་གྲངས།</text:p>
          </table:table-cell>
          <table:table-cell office:value-type="string">
            <text:p>/ya drang/</text:p>
          </table:table-cell>
          <table:table-cell office:value-type="string">
            <text:p>(མིང་)</text:p>
          </table:table-cell>
          <table:table-cell table:style-name="ce2" office:value-type="string">
            <text:p>གཅིག་ གསུམ་ ལྔ་ བདུན་བཟུམ་ ཆ་མེན་པའི་གྱངས་ཁ་ཡ།</text:p>
          </table:table-cell>
          <table:table-cell table:number-columns-repeated="252"/>
        </table:table-row>
        <table:table-row table:style-name="ro1">
          <table:table-cell office:value-type="string">
            <text:p>ཡ་མགལ།</text:p>
          </table:table-cell>
          <table:table-cell office:value-type="string">
            <text:p>/ya gel/</text:p>
          </table:table-cell>
          <table:table-cell office:value-type="string">
            <text:p>(མིང་)</text:p>
          </table:table-cell>
          <table:table-cell table:style-name="ce2" office:value-type="string">
            <text:p>ཡ་མཆ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་ང༌།</text:p>
          </table:table-cell>
          <table:table-cell office:value-type="string">
            <text:p>/ya nga/</text:p>
          </table:table-cell>
          <table:table-cell office:value-type="string">
            <text:p>(མིང་)</text:p>
          </table:table-cell>
          <table:table-cell table:style-name="ce2" office:value-type="string">
            <text:p>ཡ་ང་བག་ཚ་ཟེར་འཇིགས་སྣང་དང་འཚེར་སྣང༌། འཇིགས་སྐྲག་ལུ་འཇུག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་ང་བ།</text:p>
          </table:table-cell>
          <table:table-cell office:value-type="string">
            <text:p>/ya nga wa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འཇིགས་སུ་རུང་བ། འདྲོག་སྣང་ཅན་ བཟོད་མ་ཚུ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་གཅིག</text:p>
          </table:table-cell>
          <table:table-cell office:value-type="string">
            <text:p>/ya ci/</text:p>
          </table:table-cell>
          <table:table-cell office:value-type="string">
            <text:p>(མིང་)</text:p>
          </table:table-cell>
          <table:table-cell table:style-name="ce2" office:value-type="string">
            <text:p>མདའ་ཡ་གཅིག་ཟེར་དོ་བཟུམ་ ཆ་གི་གཅིག་ཤོས་ལུ་ཡ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ཡ་མཆུ།</text:p>
          </table:table-cell>
          <table:table-cell office:value-type="string">
            <text:p>/yam chu/</text:p>
          </table:table-cell>
          <table:table-cell office:value-type="string">
            <text:p>(མིང་)</text:p>
          </table:table-cell>
          <table:table-cell table:style-name="ce2" office:value-type="string">
            <text:p>ཁ་གི་ཡ་མཆུ་མ་མཆུ་གཉིས་ལས་ལྟག་མམ་འདི་ལུ་ ཡ་མཆུ་དང་འོག་མམ་ལུ་མ་མཆུ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ཡ་བཏགས།</text:p>
          </table:table-cell>
          <table:table-cell office:value-type="string">
            <text:p>/ya ta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ཚུ་གི་འོག་ལས་ཡ་ བཏགས་ནི་ དཔེར་ན་ ཀྱ་ཁྱ་གྱ་པྱ་ཕྱ་བྱ་མྱ་ཚུ།</text:p>
          </table:table-cell>
          <table:table-cell table:number-columns-repeated="252"/>
        </table:table-row>
        <table:table-row table:style-name="ro1">
          <table:table-cell office:value-type="string">
            <text:p>ཡ་ཐེམ།</text:p>
          </table:table-cell>
          <table:table-cell office:value-type="string">
            <text:p>/ya them/</text:p>
          </table:table-cell>
          <table:table-cell office:value-type="string">
            <text:p>(མིང་)</text:p>
          </table:table-cell>
          <table:table-cell table:style-name="ce2" office:value-type="string">
            <text:p>སྒོའི་ཤིང་ཚུ་ལས་མགུ་ཏོག་ཁའི་ཤིང་ཆ།</text:p>
          </table:table-cell>
          <table:table-cell table:number-columns-repeated="252"/>
        </table:table-row>
        <table:table-row table:style-name="ro1">
          <table:table-cell office:value-type="string">
            <text:p>ཡ་ཐོག</text:p>
          </table:table-cell>
          <table:table-cell office:value-type="string">
            <text:p>/ya tho/</text:p>
          </table:table-cell>
          <table:table-cell office:value-type="string">
            <text:p>(མིང་)</text:p>
          </table:table-cell>
          <table:table-cell table:style-name="ce2" office:value-type="string">
            <text:p>ཐོག་མའི་བསྐལ་པ།</text:p>
          </table:table-cell>
          <table:table-cell table:number-columns-repeated="252"/>
        </table:table-row>
        <table:table-row table:style-name="ro1">
          <table:table-cell office:value-type="string">
            <text:p>ཡ་ཐོག་རིང་མོ།</text:p>
          </table:table-cell>
          <table:table-cell office:value-type="string">
            <text:p>/ya tho ri mo/</text:p>
          </table:table-cell>
          <table:table-cell office:value-type="string">
            <text:p>(མིང་)</text:p>
          </table:table-cell>
          <table:table-cell table:style-name="ce2" office:value-type="string">
            <text:p>གནས་པའི་བསྐལ་པ་གི་ཡ་ཐོག་ བར་བསྐལ་དང་པོ་ཚེ་ལོ་དཔག་མེད་ཚུན་གྱི་དུས་སྐབ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་དོས།</text:p>
          </table:table-cell>
          <table:table-cell office:value-type="string">
            <text:p>/ya doe/</text:p>
          </table:table-cell>
          <table:table-cell office:value-type="string">
            <text:p>(མིང་)</text:p>
          </table:table-cell>
          <table:table-cell table:style-name="ce2" office:value-type="string">
            <text:p>རྟའི་ཁུར་ཆ་ཡ་ག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་སྡེ།</text:p>
          </table:table-cell>
          <table:table-cell office:value-type="string">
            <text:p>/ya de/</text:p>
          </table:table-cell>
          <table:table-cell office:value-type="string">
            <text:p>(མིང་)</text:p>
          </table:table-cell>
          <table:table-cell table:style-name="ce2" office:value-type="string">
            <text:p>ཀ་རྟགས་ཡ་པའི་སྡེ་ཚན།</text:p>
          </table:table-cell>
          <table:table-cell table:number-columns-repeated="252"/>
        </table:table-row>
        <table:table-row table:style-name="ro1">
          <table:table-cell office:value-type="string">
            <text:p>ཡ་བྲལ།</text:p>
          </table:table-cell>
          <table:table-cell office:value-type="string">
            <text:p>/ya drel/</text:p>
          </table:table-cell>
          <table:table-cell office:value-type="string">
            <text:p>(མིང་)</text:p>
          </table:table-cell>
          <table:table-cell table:style-name="ce2" office:value-type="string">
            <text:p>བཟའ་ཚང་ཡ་བྲལ་ཟེར་དོ་བཟུམ་ ཁ་བྱལ་ཏེ་སོ་སོར་སོང་སོངམ།</text:p>
          </table:table-cell>
          <table:table-cell table:number-columns-repeated="252"/>
        </table:table-row>
        <table:table-row table:style-name="ro1">
          <table:table-cell office:value-type="string">
            <text:p>ཡ་མའི་ནད།</text:p>
          </table:table-cell>
          <table:table-cell office:value-type="string">
            <text:p>/ya mai ne/</text:p>
          </table:table-cell>
          <table:table-cell office:value-type="string">
            <text:p>(མིང་)</text:p>
          </table:table-cell>
          <table:table-cell table:style-name="ce2" office:value-type="string">
            <text:p>ནད་གཞི་ཅིག། མང་ཤོས་ལྷ་པ་ལུ་སྐྱོན་རྐྱ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་མ་ཟིན།</text:p>
          </table:table-cell>
          <table:table-cell office:value-type="string">
            <text:p>/ya ma zin/</text:p>
          </table:table-cell>
          <table:table-cell office:value-type="string">
            <text:p>(མིང་)</text:p>
          </table:table-cell>
          <table:table-cell table:style-name="ce2" office:value-type="string">
            <text:p>1 ཡ་བཟུང་མ་ཚུགས་པ། 2 ཡ་མའི་ནད་ཀྱིས་ཟུན་པ།</text:p>
          </table:table-cell>
          <table:table-cell table:number-columns-repeated="252"/>
        </table:table-row>
        <table:table-row table:style-name="ro1">
          <table:table-cell office:value-type="string">
            <text:p>ཡ་མ་ཟུང༌།</text:p>
          </table:table-cell>
          <table:table-cell office:value-type="string">
            <text:p>/ya ma zung/</text:p>
          </table:table-cell>
          <table:table-cell office:value-type="string">
            <text:p>(མིང་)</text:p>
          </table:table-cell>
          <table:table-cell table:style-name="ce2" office:value-type="string">
            <text:p>1 ཆ་མིན་ཡ་མིན་ 2 སྐུ་སྟོད་ལས་མེ་འབར་ སྐུ་སྨད་ལས་ཆུ་འབྱིན་པ་བཟུམ་མའི་རྫུ་འཕྲུལ་ཡ་མཚན་ཆེ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ཡ་མ་བརླ།</text:p>
          </table:table-cell>
          <table:table-cell office:value-type="string">
            <text:p>/ya ma la/</text:p>
          </table:table-cell>
          <table:table-cell office:value-type="string">
            <text:p>(མིང་)</text:p>
          </table:table-cell>
          <table:table-cell table:style-name="ce2" office:value-type="string">
            <text:p>1 སྙིང་པོ་མེདཔ་ 2 བདེན་པ་མེདཔ།</text:p>
          </table:table-cell>
          <table:table-cell table:number-columns-repeated="252"/>
        </table:table-row>
        <table:table-row table:style-name="ro1">
          <table:table-cell office:value-type="string">
            <text:p>ཡ་མུ་ན།</text:p>
          </table:table-cell>
          <table:table-cell office:value-type="string">
            <text:p>/ya mu na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་གར་ནུབ་ཕྱོགས་ཀྱི་ཆུ་ཆེན་ཅིག་གི་མིང༌། ཇ་མུ་ན་དང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ཡ་མེད།</text:p>
          </table:table-cell>
          <table:table-cell office:value-type="string">
            <text:p>/ya me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ཡ་མེད་ཟེར་མི་ཁོ་རང་གི་མནོ་ཐངས་ཁར་བཀལ་སྡོད་དེ་ རོགས་དང་མ་འཁྲིལ་བ་ སླབ་པའི་ཁ་ལུ་མ་ཉན་པ། 2 རོགས་དང་ཆ་འགྲིག་མ་བཏུབ་པའི་ཡ། ཆ་མེད་པའི་ཡ།</text:p>
          </table:table-cell>
          <table:table-cell table:number-columns-repeated="252"/>
        </table:table-row>
        <table:table-row table:style-name="ro1">
          <table:table-cell office:value-type="string">
            <text:p>ཡ་མཚན།</text:p>
          </table:table-cell>
          <table:table-cell office:value-type="string">
            <text:p>/ya tshen/</text:p>
          </table:table-cell>
          <table:table-cell office:value-type="string">
            <text:p>(མིང་)</text:p>
          </table:table-cell>
          <table:table-cell table:style-name="ce2" office:value-type="string">
            <text:p>ངོ་མཚར་ཆེ་བ་ རྨད་དུ་བྱུང་བ་ ཡ་མཚན་ཆེ་ཏོག་ཏོ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ཡ་མཚན་ཅན།</text:p>
          </table:table-cell>
          <table:table-cell office:value-type="string">
            <text:p>/ya tshen cen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ི་དང་མ་འདྲ་བའི་ཡ་མཚན་ཆེ་ཏོག་ཏོ་ཡོད་མི་གི་མི་དང་དངོས་པོ།</text:p>
          </table:table-cell>
          <table:table-cell table:number-columns-repeated="252"/>
        </table:table-row>
        <table:table-row table:style-name="ro1">
          <table:table-cell office:value-type="string">
            <text:p>ཡ་མཚན་ཆེ་ཏོག་ཏོ།</text:p>
          </table:table-cell>
          <table:table-cell office:value-type="string">
            <text:p>/ya tshen tog to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ཧ་ལས་སི་སི་ག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ཡ་མཚན་པ།</text:p>
          </table:table-cell>
          <table:table-cell office:value-type="string">
            <text:p>/ya tshen p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ཡ་མཚན་བསྐྱེད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ཡ་ཞར།</text:p>
          </table:table-cell>
          <table:table-cell office:value-type="string">
            <text:p>/ya zhar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ཡ་གཅིག་ཞརཝ།</text:p>
          </table:table-cell>
          <table:table-cell table:number-columns-repeated="252"/>
        </table:table-row>
        <table:table-row table:style-name="ro1">
          <table:table-cell office:value-type="string">
            <text:p>ཡ་ཟླ།</text:p>
          </table:table-cell>
          <table:table-cell office:value-type="string">
            <text:p>/ya da/</text:p>
          </table:table-cell>
          <table:table-cell office:value-type="string">
            <text:p>(མིང་)</text:p>
          </table:table-cell>
          <table:table-cell table:style-name="ce2" office:value-type="string">
            <text:p>1 འགྲན་ཟླ་ ཁ་གཏད་ 2 བཟའ་ཚང་ཡ་ཟླ་ཟེར་ཡངན་རྨགཔ་ ཡངན་གནསམོ།</text:p>
          </table:table-cell>
          <table:table-cell table:number-columns-repeated="252"/>
        </table:table-row>
        <table:table-row table:style-name="ro1">
          <table:table-cell office:value-type="string">
            <text:p>ཡ་ཡ།</text:p>
          </table:table-cell>
          <table:table-cell office:value-type="string">
            <text:p>/ya ya/</text:p>
          </table:table-cell>
          <table:table-cell office:value-type="string">
            <text:p>(མིང་)</text:p>
          </table:table-cell>
          <table:table-cell table:style-name="ce2" office:value-type="string">
            <text:p>གཞན་གྱིས་སླབ་མི་འདི་ལུ་ལགས་སོ་ཟེར་ ཁ་བཟེད་པའི་དོན་ཨིན། དཔེར་ན་ ཡ་ཡ་ཁྱོད་ཀྱིས་གསུངས་མི་འདི་ ང་གིས་འབད་འོང་ལགས་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་རབས།</text:p>
          </table:table-cell>
          <table:table-cell office:value-type="string">
            <text:p>/ya rab/</text:p>
          </table:table-cell>
          <table:table-cell office:value-type="string">
            <text:p>(མིང་)</text:p>
          </table:table-cell>
          <table:table-cell table:style-name="ce2" office:value-type="string">
            <text:p>ནང་གི་བསམ་པ་བཟང་ཞིང་ ཕྱིའི་སྤྱོད་ལམ་གཟབས་ཏོག་ཏོ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ཡ་རེ་ཡོ་རེ།</text:p>
          </table:table-cell>
          <table:table-cell office:value-type="string">
            <text:p>/ya re yo ro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ཡར་ཡོར་དང་དོན་གཅིག 1 ཐག་རིང་ས་ལུ་ཕར་ཚུར་སྤར་དོ་བཟུམ་མཐོང་ཐངས་ཅིག། 2 ཡ་རེ་ཡོ་རེ་ཅིག་ཟེར་བ་ཅིན་ ནདཔ་ཚུ་ཡར་ལོང་ཚུགས་ཙམ་ཅིག་ལས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་ལད།</text:p>
          </table:table-cell>
          <table:table-cell office:value-type="string">
            <text:p>/ya le/</text:p>
          </table:table-cell>
          <table:table-cell office:value-type="string">
            <text:p>(མིང་)</text:p>
          </table:table-cell>
          <table:table-cell table:style-name="ce2" office:value-type="string">
            <text:p>མཚོན་ཆ་སྲུང་བའི་གོ་ཁྲབ་དང་ལྕགས་རྨོག།</text:p>
          </table:table-cell>
          <table:table-cell table:number-columns-repeated="252"/>
        </table:table-row>
        <table:table-row table:style-name="ro1">
          <table:table-cell office:value-type="string">
            <text:p>ཡ་ལན།</text:p>
          </table:table-cell>
          <table:table-cell office:value-type="string">
            <text:p>/ya len/</text:p>
          </table:table-cell>
          <table:table-cell office:value-type="string">
            <text:p>(མིང་)</text:p>
          </table:table-cell>
          <table:table-cell table:style-name="ce2" office:value-type="string">
            <text:p>1 རྒོལ་ལན་ དགྲ་ལན་ 2 དྲིས་ལན་ གཏམ་ལན་ཚུ།</text:p>
          </table:table-cell>
          <table:table-cell table:number-columns-repeated="252"/>
        </table:table-row>
        <table:table-row table:style-name="ro1">
          <table:table-cell office:value-type="string">
            <text:p>ཡ་སོ།</text:p>
          </table:table-cell>
          <table:table-cell office:value-type="string">
            <text:p>/ya so/</text:p>
          </table:table-cell>
          <table:table-cell office:value-type="string">
            <text:p>(མིང་)</text:p>
          </table:table-cell>
          <table:table-cell table:style-name="ce2" office:value-type="string">
            <text:p>ཁའི་ནང་གི་ཡ་རྐན་གྱི་སོ།</text:p>
          </table:table-cell>
          <table:table-cell table:number-columns-repeated="252"/>
        </table:table-row>
        <table:table-row table:style-name="ro1">
          <table:table-cell office:value-type="string">
            <text:p>ཡག</text:p>
          </table:table-cell>
          <table:table-cell office:value-type="string">
            <text:p>/ya da/</text:p>
          </table:table-cell>
          <table:table-cell office:value-type="string">
            <text:p>(མིང་)</text:p>
          </table:table-cell>
          <table:table-cell table:style-name="ce2" office:value-type="string">
            <text:p>བོད་སྐད་ལས་ལེགས་ཤོམ།</text:p>
          </table:table-cell>
          <table:table-cell table:number-columns-repeated="252"/>
        </table:table-row>
        <table:table-row table:style-name="ro1">
          <table:table-cell office:value-type="string">
            <text:p>ཡག་སྡུག</text:p>
          </table:table-cell>
          <table:table-cell office:value-type="string">
            <text:p>/ya du/</text:p>
          </table:table-cell>
          <table:table-cell office:value-type="string">
            <text:p>(མིང་)</text:p>
          </table:table-cell>
          <table:table-cell table:style-name="ce2" office:value-type="string">
            <text:p>ཅ་ལ་ཡག་སྡུག་ཟེར་དོ་བཟུམ་ བྱང་ཉེས་དང་ ལེགས་ཤོམ་གྱི་མིང་མཉམ་གཅིག་སླབ་ཐངས། ལེགས་ག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ག་ཡུག</text:p>
          </table:table-cell>
          <table:table-cell office:value-type="string">
            <text:p>/yag yug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མིག་ཏོ་གི་གདོང་ཁ་ལས་ཕར་ མཐོང་མ་མཐོང་ཅིག་འབད་མགྱོགས་པར་འགྱོ་ཐངས་ཅིག། ཡད་ཡུད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ཡག་རེ་ཡག་ཚད།</text:p>
          </table:table-cell>
          <table:table-cell office:value-type="string">
            <text:p>/ya re ya tshe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རེ་ལེགས་ཚད་ཟེར་ ལེགས་ཞིམ་ཡོད་མི་ཚུ་ཆ་མཉ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ང༌།</text:p>
          </table:table-cell>
          <table:table-cell office:value-type="string">
            <text:p>/yang/</text:p>
          </table:table-cell>
          <table:table-cell office:value-type="string">
            <text:p>(མིང་)</text:p>
          </table:table-cell>
          <table:table-cell table:style-name="ce2" office:value-type="string">
            <text:p>1 རྒྱན་སྡུད་ཀྱི་སྒྲ་ ཁོང་ཡང་འགྱོ་ནི་མས་ ང་ཡང་འགྱོ་ནི་ འདི་གིས་མི་ཚད་ གཞན་ཡང་ཡོད་ཟེར་དོ་བཟུམ། 2 ལྗིད་མེད་པ་ཡང་ནི། 3 ཡང་ཆག་གནང་ནི།</text:p>
          </table:table-cell>
          <table:table-cell table:number-columns-repeated="252"/>
        </table:table-row>
        <table:table-row table:style-name="ro1">
          <table:table-cell office:value-type="string">
            <text:p>ཡང་བསྐྱར།</text:p>
          </table:table-cell>
          <table:table-cell office:value-type="string">
            <text:p>/yang car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བསྐྱར་ཟེར་མི་ ལཱ་གཅིག་ལོག་ཅི་ལོག་ཅི་ར་འབད་ནི་ ལཱ་ཡང་བསྐྱར་འབད། གཏམ་ཡང་བསྐྱར་སླབ་ནི། ཆོས་ཡང་བསྐྱར་ཉན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ཡང་ཁུ།</text:p>
          </table:table-cell>
          <table:table-cell office:value-type="string">
            <text:p>/yang khu/</text:p>
          </table:table-cell>
          <table:table-cell office:value-type="string">
            <text:p>(མིང་)</text:p>
          </table:table-cell>
          <table:table-cell table:style-name="ce2" office:value-type="string">
            <text:p>ཁུ་བའི་ཁུ་བ། ཡང་ཁུ་ཉིང་ཁུ་ཚུ།</text:p>
          </table:table-cell>
          <table:table-cell table:number-columns-repeated="252"/>
        </table:table-row>
        <table:table-row table:style-name="ro1">
          <table:table-cell office:value-type="string">
            <text:p>ཡང་ཁོད་ཁོད།</text:p>
          </table:table-cell>
          <table:table-cell office:value-type="string">
            <text:p>/yang khoe khoe/</text:p>
          </table:table-cell>
          <table:table-cell office:value-type="string">
            <text:p>(མིང་)</text:p>
          </table:table-cell>
          <table:table-cell table:style-name="ce2" office:value-type="string">
            <text:p>1 ཁབ་ཏོག་ཚུ་དམ་དྲག་མེད་པའི་ཡང་ཁོད་ཁོད། 2 སྒྲིགས་ཡང་ཁོད་ཁོད། ཡང་དྲ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གུམ།</text:p>
          </table:table-cell>
          <table:table-cell office:value-type="string">
            <text:p>/yang gum/</text:p>
          </table:table-cell>
          <table:table-cell office:value-type="string">
            <text:p>(མིང་)</text:p>
          </table:table-cell>
          <table:table-cell table:style-name="ce2" office:value-type="string">
            <text:p>ནོར་རྒྱ་ཚམ་གྱི་བོའུ་ཅུང་ ཕོ་ལུ་ཡང་གུ་དང་ མོ་ལུ་ཡང་གུམ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ང་འགྲེལ།</text:p>
          </table:table-cell>
          <table:table-cell office:value-type="string">
            <text:p>/yang drel/</text:p>
          </table:table-cell>
          <table:table-cell office:value-type="string">
            <text:p>(མིང་)</text:p>
          </table:table-cell>
          <table:table-cell table:style-name="ce2" office:value-type="string">
            <text:p>འགྲེལ་པའི་འགྲེལ་པ།</text:p>
          </table:table-cell>
          <table:table-cell table:number-columns-repeated="252"/>
        </table:table-row>
        <table:table-row table:style-name="ro1">
          <table:table-cell office:value-type="string">
            <text:p>ཡང་སྒོས།</text:p>
          </table:table-cell>
          <table:table-cell office:value-type="string">
            <text:p>/yang goe/</text:p>
          </table:table-cell>
          <table:table-cell office:value-type="string">
            <text:p>(མིང་)</text:p>
          </table:table-cell>
          <table:table-cell table:style-name="ce2" office:value-type="string">
            <text:p>བྱེ་བྲག་གི་བྱེ་བྲག སྤྱིར་བཏང་འཛམ་གླིང་སྒོས་སུ་ཨེ་ཤི་ཡ་ཡང་སྒོས་འབྲུག་རྒྱལ་ཁབ་ཀྱི་དོ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ང་ངེ་ཡེང་ངེ༌།</text:p>
          </table:table-cell>
          <table:table-cell office:value-type="string">
            <text:p>/yang nge yeng nge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ཡེང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ཅིན།</text:p>
          </table:table-cell>
          <table:table-cell office:value-type="string">
            <text:p>/yang cin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ཅིན་ལོག་འཐོན་འོང་ཟེར་དོ་བཟུམ་ ཡང་ན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ཡང་ལྕི།</text:p>
          </table:table-cell>
          <table:table-cell office:value-type="string">
            <text:p>/yang ci/</text:p>
          </table:table-cell>
          <table:table-cell office:value-type="string">
            <text:p>(མིང་)</text:p>
          </table:table-cell>
          <table:table-cell table:style-name="ce2" office:value-type="string">
            <text:p>དོས་ཚད་ཡང་ནི་དང་ ལྕི་བ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ང་ཆ།</text:p>
          </table:table-cell>
          <table:table-cell office:value-type="string">
            <text:p>/yang cha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བའི་ཆ་ཤས།</text:p>
          </table:table-cell>
          <table:table-cell table:number-columns-repeated="252"/>
        </table:table-row>
        <table:table-row table:style-name="ro1">
          <table:table-cell office:value-type="string">
            <text:p>ཡང་ཆག</text:p>
          </table:table-cell>
          <table:table-cell office:value-type="string">
            <text:p>/yang cha/</text:p>
          </table:table-cell>
          <table:table-cell office:value-type="string">
            <text:p>(མིང་)</text:p>
          </table:table-cell>
          <table:table-cell table:style-name="ce2" office:value-type="string">
            <text:p>དགོངས་ཡངས། ཉེས་པ་ཡང་འཕྲོས་འཕྲོས་ཅིག་མ་གཏོགས་ཧྲིལ་པོར་མ་བཀལ་བར་ ཕབ་སྟེ་བཞག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ང་ཆེན།</text:p>
          </table:table-cell>
          <table:table-cell office:value-type="string">
            <text:p>/yang chen/</text:p>
          </table:table-cell>
          <table:table-cell office:value-type="string">
            <text:p>(མིང་)</text:p>
          </table:table-cell>
          <table:table-cell table:style-name="ce2" office:value-type="string">
            <text:p>བཞི་བརྒྱ་ལུ་ཉི་ཤུ་གཅིག་ ཉི་ཤུ་ཁལ་གཅིག་ལུ་ཁལ་ཆེན་གཅིག་ ཁལ་ཆེན་ཉི་ཤུ་ལུ་ ཡང་ཆེན་གཅིག་ཟེར་ ངག་ཐོག་བརྩི་ལུགས་ཀྱི་གྱངས་ཁའི་རྣམ་གྲང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ཡང་འཇལ་རྐྱབ།</text:p>
          </table:table-cell>
          <table:table-cell office:value-type="string">
            <text:p>/yang jel ca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ཆུ་ཚུ་ལོག་ཅི་ལོག་ཅི་བཙག་ནི། 2 ཀེ་ཇི་ཁར་ བསྐྱར་ལོག་འཇལ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ཡང་འཇུག</text:p>
          </table:table-cell>
          <table:table-cell office:value-type="string">
            <text:p>/yang ju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འཇུག་ས་དང་ ད་དྲག་ཅན་ཚུ་ རྗེས་འཇུག་གི་རྗེས་སུ་དོ་རུང་ཡང་འཇུག་ནི་འདི་གིས་ ཡང་འཇུ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ང་ལྗིད།</text:p>
          </table:table-cell>
          <table:table-cell office:value-type="string">
            <text:p>/yang ji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ལྕ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སྙིང༌།</text:p>
          </table:table-cell>
          <table:table-cell office:value-type="string">
            <text:p>/yang nying/</text:p>
          </table:table-cell>
          <table:table-cell office:value-type="string">
            <text:p>(མིང་)</text:p>
          </table:table-cell>
          <table:table-cell table:style-name="ce2" office:value-type="string">
            <text:p>སྙིང་པོའི་སྙིང་པོ། དཔེར་ན་ ཁམ་གྱི་ནང་རྫས་ཁམ་ཚིགས་ ཁམ་ཚིགས་ཀྱི་ནང་རྫས་ སྲ་ཀྲག་ཀྲ་ དཀརཔོ་ ཞིམ་ཏོག་ཏོ་སྦེ་འཐོན་མི། ནང་རྫས་ཀྱི་ནང་རྫས།</text:p>
          </table:table-cell>
          <table:table-cell table:number-columns-repeated="252"/>
        </table:table-row>
        <table:table-row table:style-name="ro1">
          <table:table-cell office:value-type="string">
            <text:p>ཡང་ཏིག</text:p>
          </table:table-cell>
          <table:table-cell office:value-type="string">
            <text:p>/yang ti /</text:p>
          </table:table-cell>
          <table:table-cell office:value-type="string">
            <text:p>(མིང་)</text:p>
          </table:table-cell>
          <table:table-cell table:style-name="ce2" office:value-type="string">
            <text:p>1 ཡང་སྙིང་གི་ཐིག་པ། བླ་མ་ཡང་ཏིག་བཟུམ། 2 མཐར་ཐུག་གི་རིན་གོང༌། དཔེར་ན་ ད་རིན་གོང་ ཡང་ཏིག་རང་ག་དེམ་ཅིག་སྨ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ང་གཏེར།</text:p>
          </table:table-cell>
          <table:table-cell office:value-type="string">
            <text:p>/yang ter/</text:p>
          </table:table-cell>
          <table:table-cell office:value-type="string">
            <text:p>(མིང་)</text:p>
          </table:table-cell>
          <table:table-cell table:style-name="ce2" office:value-type="string">
            <text:p>གཏེར་ཆོས་ག་ར་གི་ ཟབ་པའི་ནང་ལས་ཟབ་གསང་སྙིང་པོའི་གཏེར་ཁ།</text:p>
          </table:table-cell>
          <table:table-cell table:number-columns-repeated="252"/>
        </table:table-row>
        <table:table-row table:style-name="ro1">
          <table:table-cell office:value-type="string">
            <text:p>ཡང་ཐ།</text:p>
          </table:table-cell>
          <table:table-cell office:value-type="string">
            <text:p>/yang tha/</text:p>
          </table:table-cell>
          <table:table-cell office:value-type="string">
            <text:p>(མིང་)</text:p>
          </table:table-cell>
          <table:table-cell table:style-name="ce2" office:value-type="string">
            <text:p>ཐ་མ་གི་ནང་ལས་ཐ་མ་ སྐྱོ་ཤོས་ཀྱི་ནང་ལས་སྐྱོ་ཤོས།</text:p>
          </table:table-cell>
          <table:table-cell table:number-columns-repeated="252"/>
        </table:table-row>
        <table:table-row table:style-name="ro1">
          <table:table-cell office:value-type="string">
            <text:p>ཡང་ཐོག</text:p>
          </table:table-cell>
          <table:table-cell office:value-type="string">
            <text:p>/yang tho/</text:p>
          </table:table-cell>
          <table:table-cell office:value-type="string">
            <text:p>(མིང་)</text:p>
          </table:table-cell>
          <table:table-cell table:style-name="ce2" office:value-type="string">
            <text:p>ཁྱིམ་གྱི་ཐོག་ཁའི་ཐོག་ཁ།</text:p>
          </table:table-cell>
          <table:table-cell table:number-columns-repeated="252"/>
        </table:table-row>
        <table:table-row table:style-name="ro1">
          <table:table-cell office:value-type="string">
            <text:p>ཡང་དག</text:p>
          </table:table-cell>
          <table:table-cell office:value-type="string">
            <text:p>/yang da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ལེགས་ཤོམ་ ཡང་དག་པའི་ཆོས། དགེ་བའི་ལཱ་བཟུམ་ སྐྱོན་མེདཔ། དག་ཏོག་ཏོ་གི་ནང་ལས་དག་ཤོས། སྒྲ་དག་སྤུས་དག་ རྣམ་པར་དག་པ།</text:p>
          </table:table-cell>
          <table:table-cell table:number-columns-repeated="252"/>
        </table:table-row>
        <table:table-row table:style-name="ro1">
          <table:table-cell office:value-type="string">
            <text:p>ཡང་དག་པའི་དགེ་སློང༌།</text:p>
          </table:table-cell>
          <table:table-cell office:value-type="string">
            <text:p>/yang dag pai ge long/</text:p>
          </table:table-cell>
          <table:table-cell office:value-type="string">
            <text:p>(མིང་)</text:p>
          </table:table-cell>
          <table:table-cell table:style-name="ce2" office:value-type="string">
            <text:p>1 དོན་གྱི་དགེ་སློང་ ནང་དོན་དམ་པའི་དགེ་སློང༌།༢ ཕྱི་སྡོམ་པ་དམ་ཚིག་ལུ་བསྲེ་ལྷད་མེད་པའི་བསྙེན་པར་རྫོགས་པའི་དགེ་སློང༌།</text:p>
          </table:table-cell>
          <table:table-cell table:number-columns-repeated="252"/>
        </table:table-row>
        <table:table-row table:style-name="ro1">
          <table:table-cell office:value-type="string">
            <text:p>ཡང་དག་པའི་ངག</text:p>
          </table:table-cell>
          <table:table-cell office:value-type="string">
            <text:p>/yang dag pai nga/</text:p>
          </table:table-cell>
          <table:table-cell office:value-type="string">
            <text:p>(མིང་)</text:p>
          </table:table-cell>
          <table:table-cell table:style-name="ce2" office:value-type="string">
            <text:p>༡ཁ་ལས་དྲང་པོ་དྲང་བཤད་བརྗོད་པའི་བློ།༢དགེ་བའི་གཏམ།འཕགས་ལམ་ཡན་ལག་བརྒྱད་ཀྱི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དང་ཡང་དུ།</text:p>
          </table:table-cell>
          <table:table-cell office:value-type="string">
            <text:p>/yang dang yang du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དང་ཡང་དུ་གསུངས་པ་གང༌།ཟེར་དོ་བཟུམ་ཡང་ལས་ཡང་ད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དྲག</text:p>
          </table:table-cell>
          <table:table-cell office:value-type="string">
            <text:p>/yang drag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ྒྲིགས་དམ་དམ་མེད་པ།ཡང་ཁོད་ཁོ།</text:p>
          </table:table-cell>
          <table:table-cell table:number-columns-repeated="252"/>
        </table:table-row>
        <table:table-row table:style-name="ro1">
          <table:table-cell office:value-type="string">
            <text:p>ཡང་འདུལ་གཙུག་ལག་ཁང༌།</text:p>
          </table:table-cell>
          <table:table-cell office:value-type="string">
            <text:p>/yang duel tsu <text:s/>la khang</text:p>
          </table:table-cell>
          <table:table-cell office:value-type="string">
            <text:p>(མིང་)</text:p>
          </table:table-cell>
          <table:table-cell table:style-name="ce2" office:value-type="string">
            <text:p>བོད་རྒྱལ་སྲོང་བཙན་སྒམ་པོའི་སྐབས་བོད་ཀྱི་ས་དགྲའི་ཁ་གནོན་ལུ་བཞེངས་པའི་ཀོང་པོ་བུ་ཆུ་ ལྷོ་བྲག་མཁོ་མཐིང་བྱམས་སྤྲིན་དགེ་རྒྱས་ བྱང་པྲ་དུམ་རྩེ་ལྷ་ཁང་བཞི།</text:p>
          </table:table-cell>
          <table:table-cell table:number-columns-repeated="252"/>
        </table:table-row>
        <table:table-row table:style-name="ro1">
          <table:table-cell office:value-type="string">
            <text:p>ཡང་ན།</text:p>
          </table:table-cell>
          <table:table-cell office:value-type="string">
            <text:p>/yang na/</text:p>
          </table:table-cell>
          <table:table-cell office:value-type="string">
            <text:p>(མིང་)</text:p>
          </table:table-cell>
          <table:table-cell table:style-name="ce2" office:value-type="string">
            <text:p>གཅིག་འབད་བ་ཅི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ང་ནས་ཡང་དུ།</text:p>
          </table:table-cell>
          <table:table-cell office:value-type="string">
            <text:p>/yang ne yang du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ལས་ཡ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འཕྱར་འཕྱར།</text:p>
          </table:table-cell>
          <table:table-cell office:value-type="string">
            <text:p>/yang char char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ུར་ཆ་ལྗིད་ཅན་ཚུ་ཕབ་སྟེ་ཡང་འཕྲོས་འཕྲོས་སོང་སོངམ།</text:p>
          </table:table-cell>
          <table:table-cell table:number-columns-repeated="252"/>
        </table:table-row>
        <table:table-row table:style-name="ro1">
          <table:table-cell office:value-type="string">
            <text:p>ཡང་འཕྲོས་འཕྲོས།</text:p>
          </table:table-cell>
          <table:table-cell office:value-type="string">
            <text:p>/yang throe throe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ཡང་འཕྱར་འཕྱ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་མི་ཡང༌།</text:p>
          </table:table-cell>
          <table:table-cell office:value-type="string">
            <text:p>/yang mi yang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༡ལྗིད་མེད་པའི་དོན།ཁུར་ཆ་འདི་ཡང་མི་ཡང༌།༢དམ་དམ་མེད་པའི་དོན།སྒྲིག་ཡང་མི་ཡང༌།</text:p>
          </table:table-cell>
          <table:table-cell table:number-columns-repeated="252"/>
        </table:table-row>
        <table:table-row table:style-name="ro1">
          <table:table-cell office:value-type="string">
            <text:p>ཡང་བཙོན།</text:p>
          </table:table-cell>
          <table:table-cell office:value-type="string">
            <text:p>/yang tsoen/</text:p>
          </table:table-cell>
          <table:table-cell office:value-type="string">
            <text:p>(མིང་)</text:p>
          </table:table-cell>
          <table:table-cell table:style-name="ce2" office:value-type="string">
            <text:p>སྒྲིགས་དམ་དམ་མེད་པའི་བཙོན།</text:p>
          </table:table-cell>
          <table:table-cell table:number-columns-repeated="252"/>
        </table:table-row>
        <table:table-row table:style-name="ro1">
          <table:table-cell office:value-type="string">
            <text:p>ཡང་རྩེ།</text:p>
          </table:table-cell>
          <table:table-cell office:value-type="string">
            <text:p>/yang tse/</text:p>
          </table:table-cell>
          <table:table-cell office:value-type="string">
            <text:p>(མིང་)</text:p>
          </table:table-cell>
          <table:table-cell table:style-name="ce2" office:value-type="string">
            <text:p>༡སྤྱི་ཏོག་གི་སྤྱི་ཏོག།༢དམ་པ་རབ་ཕུལ་དུ་བྱུང་བ་ཚུ།</text:p>
          </table:table-cell>
          <table:table-cell table:number-columns-repeated="252"/>
        </table:table-row>
        <table:table-row table:style-name="ro1">
          <table:table-cell office:value-type="string">
            <text:p>ཡང་ཡང༌།</text:p>
          </table:table-cell>
          <table:table-cell office:value-type="string">
            <text:p>/yang yang/</text:p>
          </table:table-cell>
          <table:table-cell office:value-type="string">
            <text:p>(མིང་)</text:p>
          </table:table-cell>
          <table:table-cell table:style-name="ce2" office:value-type="string">
            <text:p>ཡང་ལས་ཡང་ག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ང་ཡེངས།</text:p>
          </table:table-cell>
          <table:table-cell office:value-type="string">
            <text:p>/yang yeng/</text:p>
          </table:table-cell>
          <table:table-cell office:value-type="string">
            <text:p>(མིང་)</text:p>
          </table:table-cell>
          <table:table-cell table:style-name="ce2" office:value-type="string">
            <text:p>མིག་ཏོ་ཡང་ཡེངས་སེམས་ཡང་ཡེངས་ཚུ་རྣམ་གཡེང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ཡང་ལས་ཡང༌།</text:p>
          </table:table-cell>
          <table:table-cell office:value-type="string">
            <text:p>/yang le yang/</text:p>
          </table:table-cell>
          <table:table-cell office:value-type="string">
            <text:p>(མིང་)</text:p>
          </table:table-cell>
          <table:table-cell table:style-name="ce2" office:value-type="string">
            <text:p>ལོག་ཅི་ལོག་ཅི་རང་ཟེར་བའི་དོན་ཡང་ལས་ཡང་དུ་སླབ་ཅ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ང་སྲིད།</text:p>
          </table:table-cell>
          <table:table-cell office:value-type="string">
            <text:p>/yang si/</text:p>
          </table:table-cell>
          <table:table-cell office:value-type="string">
            <text:p>(མིང་)</text:p>
          </table:table-cell>
          <table:table-cell office:value-type="string">
            <text:p>སྤྲུལ་སྐ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ངན།</text:p>
          </table:table-cell>
          <table:table-cell office:value-type="string">
            <text:p>/yan/</text:p>
          </table:table-cell>
          <table:table-cell office:value-type="string">
            <text:p>(མིང་)</text:p>
          </table:table-cell>
          <table:table-cell office:value-type="string">
            <text:p>ཡང་ན་ཡང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ངས།</text:p>
          </table:table-cell>
          <table:table-cell office:value-type="string">
            <text:p>/yang/</text:p>
          </table:table-cell>
          <table:table-cell office:value-type="string">
            <text:p>(མིང་)</text:p>
          </table:table-cell>
          <table:table-cell office:value-type="string">
            <text:p>ས་གོ་ཡངས་པོ་བློ་ཁོག་ཡངས་པོ།</text:p>
          </table:table-cell>
          <table:table-cell table:number-columns-repeated="252"/>
        </table:table-row>
        <table:table-row table:style-name="ro1">
          <table:table-cell office:value-type="string">
            <text:p>ཡངས་ཆག</text:p>
          </table:table-cell>
          <table:table-cell office:value-type="string">
            <text:p>/yang cha/</text:p>
          </table:table-cell>
          <table:table-cell office:value-type="string">
            <text:p>(མིང་)</text:p>
          </table:table-cell>
          <table:table-cell office:value-type="string">
            <text:p>ཕབ་ཆག་དགོངས་ཡངས་ཚུ།</text:p>
          </table:table-cell>
          <table:table-cell table:number-columns-repeated="252"/>
        </table:table-row>
        <table:table-row table:style-name="ro1">
          <table:table-cell office:value-type="string">
            <text:p>ཡངས་དོག</text:p>
          </table:table-cell>
          <table:table-cell office:value-type="string">
            <text:p>/yang dog/</text:p>
          </table:table-cell>
          <table:table-cell office:value-type="string">
            <text:p>(མིང་)</text:p>
          </table:table-cell>
          <table:table-cell office:value-type="string">
            <text:p>གོ་ཡངས་ནི་དང་གོ་དོག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ངས་པ།</text:p>
          </table:table-cell>
          <table:table-cell office:value-type="string">
            <text:p>/yang pa/</text:p>
          </table:table-cell>
          <table:table-cell office:value-type="string">
            <text:p>(མིང་)</text:p>
          </table:table-cell>
          <table:table-cell office:value-type="string">
            <text:p>ས་གོ་ཡངས་ཏོག་ཏོ་ཡངས་ཤིང་རྒྱ་ཆེ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ངས་པ་ཅན།</text:p>
          </table:table-cell>
          <table:table-cell office:value-type="string">
            <text:p>/yang pa cen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གྲོང་སྡེ་ཅིག་གི་མིང༌།ཧེ་མ་གི་རྒྱ་གར་གྱི་གྲོང་ཁྱེར་དྲུག་གི་ནང་གསེས་གཅིག།གཉན་ཡོད་གནས་བཅས་ཙམ་པ་ཀ།ཝ་ན་ཎ་སི་ཡངས་པ་ཅན།།རྒྱལ་པོའི་ཁབ་དང་དྲུག་པོ་སྟེ།།དེ་དག་གྲོང་ཁྱེར་དྲུག་ཏུ་འདོད།།ཟེར་ཐོན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ངས་པོ།</text:p>
          </table:table-cell>
          <table:table-cell office:value-type="string">
            <text:p>/yang po/</text:p>
          </table:table-cell>
          <table:table-cell office:value-type="string">
            <text:p>(མིང་)</text:p>
          </table:table-cell>
          <table:table-cell office:value-type="string">
            <text:p>ཡངས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ད་ཡུད།</text:p>
          </table:table-cell>
          <table:table-cell office:value-type="string">
            <text:p>/ye yue/</text:p>
          </table:table-cell>
          <table:table-cell office:value-type="string">
            <text:p>(མིང་)</text:p>
          </table:table-cell>
          <table:table-cell office:value-type="string">
            <text:p>ཡུདཔ་ཐེངས་རེ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ན་ཆད།</text:p>
          </table:table-cell>
          <table:table-cell office:value-type="string">
            <text:p>/yen che/</text:p>
          </table:table-cell>
          <table:table-cell office:value-type="string">
            <text:p>(མིང་)</text:p>
          </table:table-cell>
          <table:table-cell office:value-type="string">
            <text:p>འདི་ཡན་ཆད་ཟེར་ས་མཚམས་སྟོན་པའི་དོན་ཨིན།མཐོ་སྲིད་པའི་རྩེ་མོ་མན་ཆད་ནས་དམའ་ན་རག་དམྱལ་བ་ཡན་ཆ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ན་ལག</text:p>
          </table:table-cell>
          <table:table-cell office:value-type="string">
            <text:p>/yen la/</text:p>
          </table:table-cell>
          <table:table-cell office:value-type="string">
            <text:p>(མིང་)</text:p>
          </table:table-cell>
          <table:table-cell office:value-type="string">
            <text:p>༡གཙོ་བོའི་ཆ་ཤས།དཔེར་ན་གཟུགས་ཀྱི་ཡན་ལག་རྐང་ལག།ཤིང་གི་ཡན་ལག་ཞལ་ལག་འགྲུལ་འཁོར་གྱི་ཡན་ལག་འཁོར་ལོ་ཚུ།༢རྣམ་གྲངས་ཀྱི་དབྱེ་བ་དཔེར་ན་དཔུང་ཚོགས་ཡན་ལག་བཞི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ན་ལག་ཅ་ཆས།</text:p>
          </table:table-cell>
          <table:table-cell office:value-type="string">
            <text:p>/yen la ca che/</text:p>
          </table:table-cell>
          <table:table-cell office:value-type="string">
            <text:p>(མིང་)</text:p>
          </table:table-cell>
          <table:table-cell office:value-type="string">
            <text:p>འཕྲུལ་ཨ་མ་ལུ་མཁོ་བའི་ཡན་ལག་ཚུ།</text:p>
          </table:table-cell>
          <table:table-cell table:number-columns-repeated="252"/>
        </table:table-row>
        <table:table-row table:style-name="ro1">
          <table:table-cell office:value-type="string">
            <text:p>ཡན་ལག་གི་ཁ་དོག</text:p>
          </table:table-cell>
          <table:table-cell office:value-type="string">
            <text:p>/yen la gi kha do</text:p>
          </table:table-cell>
          <table:table-cell office:value-type="string">
            <text:p>(མིང་)</text:p>
          </table:table-cell>
          <table:table-cell office:value-type="string">
            <text:p>རྩ་བའི་ཁ་དོག་མིན་པར་དམརཔོ་དང་དཀརཔོ་སླ་བསྲེས་ཏེ་ཤ་ཁ་ལ་སོགས་པ་ཐོན་མི་ཚུ།སྔོ་དཀར་ལྗང་སེར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ཡན་ལག་བརྒྱད་ལྡན་གྱི་ཆུ།</text:p>
          </table:table-cell>
          <table:table-cell office:value-type="string">
            <text:p>/yen la ge den gi chu/</text:p>
          </table:table-cell>
          <table:table-cell office:value-type="string">
            <text:p>(མིང་)</text:p>
          </table:table-cell>
          <table:table-cell table:style-name="ce2" office:value-type="string">
            <text:p>མངར་བ་བསིལ་བ་འཇམ་པ་ང་བ་ དྭངས་པ་ གཙང་བ་ ལྐོད་མ་ལུ་མ་གནོདཔ་ ཕོཝ་ལུ་ཕན་པ་ལ་སོགས་པའི་ ཆུ་ལེགས་ཞིམ་གྱི་མཚན་ཉིད།</text:p>
          </table:table-cell>
          <table:table-cell table:number-columns-repeated="252"/>
        </table:table-row>
        <table:table-row table:style-name="ro1">
          <table:table-cell office:value-type="string">
            <text:p>ཡན་ལག་བདུན་པ།</text:p>
          </table:table-cell>
          <table:table-cell office:value-type="string">
            <text:p>/yen la duen pa/</text:p>
          </table:table-cell>
          <table:table-cell office:value-type="string">
            <text:p>(མིང་)</text:p>
          </table:table-cell>
          <table:table-cell table:style-name="ce2" office:value-type="string">
            <text:p>ཚོགས་བསག་ཐབས་ཀྱི་དགེ་སྦྱོར་ཕྱག་འཚལ་ནི་ མཆོད་པ་ཕུལ་ནི། བཤགས་པ་ཕུལ་ནི། དགེ་བ་ལུ་རྗེས་སུ་ཡིད་རངས་ནི། ཆོས་འཁོར་བསྐོར་བར་བསྐུལ་བ། མྱ་ངན་ལས་མི་འདའ་བར་གསོལ་བ། དགེ་རྩ་བྱང་ཆུབ་ཏུ་བསྔོ་ནི་བདུན་ཨིན།</text:p>
          </table:table-cell>
          <table:table-cell table:number-columns-repeated="252"/>
        </table:table-row>
        <table:table-row table:style-name="ro1">
          <table:table-cell office:value-type="string">
            <text:p>ཡབ།</text:p>
          </table:table-cell>
          <table:table-cell office:value-type="string">
            <text:p>/yab/</text:p>
          </table:table-cell>
          <table:table-cell office:value-type="string">
            <text:p>(ཞེ་སའི་མིང་)</text:p>
          </table:table-cell>
          <table:table-cell table:style-name="ce2" office:value-type="string">
            <text:p>ཨ་པ་ལུ་ཞེ་ས་སྦྱར་བ། ཡབ་ཆེན་ཨ་པ། དྲིན་ཅན་ཡབ་ཡུམ་གཉི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བ་ཀྱི།</text:p>
          </table:table-cell>
          <table:table-cell office:value-type="string">
            <text:p>/yab ki/</text:p>
          </table:table-cell>
          <table:table-cell office:value-type="string">
            <text:p>(ཚིག་ཕྲད་)</text:p>
          </table:table-cell>
          <table:table-cell table:style-name="ce2" office:value-type="string">
            <text:p>ཡབ་ཀྱི་བཀའ། ཡབ་ཀྱི་རྒྱུ་ནོར་བཟུམ་ འབྲེལ་སྒྲ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ཡབ་ཆེན།</text:p>
          </table:table-cell>
          <table:table-cell office:value-type="string">
            <text:p>/yab chen/</text:p>
          </table:table-cell>
          <table:table-cell office:value-type="string">
            <text:p>(མིང་)</text:p>
          </table:table-cell>
          <table:table-cell table:style-name="ce2" office:value-type="string">
            <text:p>1 ཨ་པ་ལུ་ཞེ་ས་བརྗོད་པའི་ཚིག་ 2 ཡབ་ཆེན་ཟེར་གྲྭ་ཚང་ནང་དགེ་སློང་འབད་འཛུལ་ཏེ་ ཨ་རྒས་འགྱོ་རུང་ ཆོ་ག་ཕྱག་ལེན་ཚུ་ག་ནི་ཡང་མ་ཤེས་མི་ལུ་ཡང་ ཡབ་ཆེན་ཟེར་སྐྱོན་མིང་འབད་སླབ་དོ་ཡ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ཡབ་མེས།</text:p>
          </table:table-cell>
          <table:table-cell office:value-type="string">
            <text:p>/yab me/</text:p>
          </table:table-cell>
          <table:table-cell office:value-type="string">
            <text:p>(མིང་)</text:p>
          </table:table-cell>
          <table:table-cell office:value-type="string">
            <text:p>ཨ་པ་དང་ཨ་རྒས་གཅིག་ཁར་བརྗོད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བ་ཡུམ།</text:p>
          </table:table-cell>
          <table:table-cell office:value-type="string">
            <text:p>/yab yum/</text:p>
          </table:table-cell>
          <table:table-cell office:value-type="string">
            <text:p>(མིང་)</text:p>
          </table:table-cell>
          <table:table-cell table:style-name="ce2" office:value-type="string">
            <text:p>ཡབ་དང་ཡུམ་གཉིས་ལུ་ཞེ་ས་སྦྱར་བ། སྤྲུལ་སྐུའི་ཡབ་དང་ཡུམ་ སྲས་ཀྱི་ཡབ་དང་ཡུམ་ཚུ།</text:p>
          </table:table-cell>
          <table:table-cell table:number-columns-repeated="252"/>
        </table:table-row>
        <table:table-row table:style-name="ro1">
          <table:table-cell office:value-type="string">
            <text:p>ཡབ་ལགས།</text:p>
          </table:table-cell>
          <table:table-cell office:value-type="string">
            <text:p>/yab la/</text:p>
          </table:table-cell>
          <table:table-cell office:value-type="string">
            <text:p>(ཞེ་སའི་ཚིག་)</text:p>
          </table:table-cell>
          <table:table-cell table:style-name="ce2" office:value-type="string">
            <text:p>1 ཨ་པ་ཟེར་བའི་ཞེ་སའི་ཚིག 2 འབྲས་ལྗོངས་ཁ་ལས་དྲགོས་དང་སྐུ་ད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བ་ལུ།</text:p>
          </table:table-cell>
          <table:table-cell office:value-type="string">
            <text:p>/yab lu/</text:p>
          </table:table-cell>
          <table:table-cell office:value-type="string">
            <text:p>(ཚིག་ཕྲད་)</text:p>
          </table:table-cell>
          <table:table-cell table:style-name="ce2" office:value-type="string">
            <text:p>ཡབ་ལུ་ཕུལ་ནི་ ཡབ་ལུ་བཀའ་འདྲི་ཞུ་ནི་ཟེར་ རྣམ་དབྱེ་གཉིས་པ་སྦྱོར་ཚུལ་ཨིན།</text:p>
          </table:table-cell>
          <table:table-cell table:number-columns-repeated="252"/>
        </table:table-row>
        <table:table-row table:style-name="ro1">
          <table:table-cell office:value-type="string">
            <text:p>ཡབ་སྲས།</text:p>
          </table:table-cell>
          <table:table-cell office:value-type="string">
            <text:p>/yab se/</text:p>
          </table:table-cell>
          <table:table-cell office:value-type="string">
            <text:p>(མིང་)</text:p>
          </table:table-cell>
          <table:table-cell office:value-type="string">
            <text:p>ཡབ་དང་སྲས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མ།</text:p>
          </table:table-cell>
          <table:table-cell office:value-type="string">
            <text:p>/yam/</text:p>
          </table:table-cell>
          <table:table-cell office:value-type="string">
            <text:p>(མིང་)</text:p>
          </table:table-cell>
          <table:table-cell table:style-name="ce2" office:value-type="string">
            <text:p>1 ཤོ་རྩེད་ཀྱི་རྩེད་ལུགས་མ་འདྲ་བའི་བྱེ་བྲག་ཅིག 2 ནད་ཡ་མ་ག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མ་རྐྱབ།</text:p>
          </table:table-cell>
          <table:table-cell office:value-type="string">
            <text:p>/yam cab/</text:p>
          </table:table-cell>
          <table:table-cell office:value-type="string">
            <text:p>(མིང་)</text:p>
          </table:table-cell>
          <table:table-cell table:style-name="ce2" office:value-type="string">
            <text:p>ཤོ་གི་རྩེདམོ་རྩེ་ནིའི་རྣམ་གྲངས་ སུག་སྤོར་ ཡམ་ཟེར་ཡོད་པའི་ནང་ལས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ཡམ་ཡོམ།</text:p>
          </table:table-cell>
          <table:table-cell office:value-type="string">
            <text:p>/yam yom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ཕར་དང་ཚུར་གཡོ་བའི་དོན་ དཔེར་ན་ ཤིང་གུ་རླུང་ཕོགཔ་ད་ ཞལ་ལག་ཕར་ཚུར་གཡོ་ཚུལ། 2 ཉེ་འཁོར་ཚུ་ནང་དོན་མེད་ཕར་འགྱོ་ཚུར་འགྱོ་འབད་དེ་སྡོད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མ་ཤིང༌།</text:p>
          </table:table-cell>
          <table:table-cell office:value-type="string">
            <text:p>/yam shing/</text:p>
          </table:table-cell>
          <table:table-cell office:value-type="string">
            <text:p>(མིང་)</text:p>
          </table:table-cell>
          <table:table-cell table:style-name="ce2" office:value-type="string">
            <text:p>ཞི་བའི་སྦྱིན་སྲེག་ལུ་མཁོ་བའི་ཨོམ་ཐོན་མི་ཤིང༌། དྲག་པོའི་སྦྱིན་སྲེག་ལུ་ཚེར་མ་ཅན་གྱི་ཤིང་ཚུ་གིས་བཟོས་པའི་ སྦྱིན་སྲེག་གི་རྫས།</text:p>
          </table:table-cell>
          <table:table-cell table:number-columns-repeated="252"/>
        </table:table-row>
        <table:table-row table:style-name="ro1">
          <table:table-cell office:value-type="string">
            <text:p>ཡམས་ནད།</text:p>
          </table:table-cell>
          <table:table-cell office:value-type="string">
            <text:p>/yam ne/</text:p>
          </table:table-cell>
          <table:table-cell office:value-type="string">
            <text:p>(མིང་)</text:p>
          </table:table-cell>
          <table:table-cell office:value-type="string">
            <text:p>ནད་རིམ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ར།</text:p>
          </table:table-cell>
          <table:table-cell office:value-type="string">
            <text:p>/yar/</text:p>
          </table:table-cell>
          <table:table-cell office:value-type="string">
            <text:p>(བྱ་ཡུལ་གྱི་མིང་ཚབ)</text:p>
          </table:table-cell>
          <table:table-cell table:style-name="ce2" office:value-type="string">
            <text:p>1 ཁ་ཡར་ཤོག་ མར་མ་སོང་ཟེར་དོ་བཟུམ་ ཡུལ་སྟོན་པའི་མིང༌། 2 ཡར་དགོ་མནོ་བ་ཅིན་ཡར་སོང་ཟེར་སླབ་པ་ཅིན་ ཐོན་སོང་ཟེར་བའི་དོན། བཙར་བ་ཆོག་དང་དོན་གཅིག། 3 བརླག་སྟོར་ཞུགས་པ་དང་ཁ་འཐོར་བ། དཔེར་ན་ བླ་ཡར་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ར་སྐྱེད།</text:p>
          </table:table-cell>
          <table:table-cell office:value-type="string">
            <text:p>/yar ke/</text:p>
          </table:table-cell>
          <table:table-cell office:value-type="string">
            <text:p>(མིང་)</text:p>
          </table:table-cell>
          <table:table-cell table:style-name="ce2" office:value-type="string">
            <text:p>1 ཡར་དྲག་གི་མིང༌། 2 གོང་འཕེལ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ཡར་བསྐྱེད་བཏགས།</text:p>
          </table:table-cell>
          <table:table-cell office:value-type="string">
            <text:p>/yar ke ta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ཡར་རྒྱས་སོང་བའི་དོན་ ཡར་དྲག་བཏགས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ར་རྒྱས།</text:p>
          </table:table-cell>
          <table:table-cell office:value-type="string">
            <text:p>/yar ge/</text:p>
          </table:table-cell>
          <table:table-cell office:value-type="string">
            <text:p>(མིང་)</text:p>
          </table:table-cell>
          <table:table-cell table:style-name="ce2" office:value-type="string">
            <text:p>ཧེ་མ་བ་དྲགཔ་འབད་ དར་ཤིང་རྒྱས་ནི། གོང་འཕེལ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ཡར་སྒྲོན།</text:p>
          </table:table-cell>
          <table:table-cell office:value-type="string">
            <text:p>/yar droe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ཡར་བརྒྱན་པའི་དོན། མར་ཆང་ཁྲོ་གུ་མར་གྱི་ཅོག་ཏོ་གསུམ་བཀལ་ཏེ་བརྒྱན་མི་འད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ར་ངོ༌།</text:p>
          </table:table-cell>
          <table:table-cell office:value-type="string">
            <text:p>/yar ngo/</text:p>
          </table:table-cell>
          <table:table-cell office:value-type="string">
            <text:p>(མིང་)</text:p>
          </table:table-cell>
          <table:table-cell table:style-name="ce2" office:value-type="string">
            <text:p>ཡར་ངོའི་ཟླ་བ་ ཚེས་གཅིག་ལས་བཅོ་ལྔ་ཚུན་ཚོད་ལུ་ཡར་ངོ་དང་ ཚེས་བཅུ་དྲུག་ལས་གནམ་གང་ཚུན་ མར་ངོ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ར་བཅར།</text:p>
          </table:table-cell>
          <table:table-cell office:value-type="string">
            <text:p>/yar car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ཁ་ཡར་བཤུད་དགོ་པའི་དོན། ཁ་ཡར་འཇར་བ།</text:p>
          </table:table-cell>
          <table:table-cell table:number-columns-repeated="252"/>
        </table:table-row>
        <table:table-row table:style-name="ro1">
          <table:table-cell office:value-type="string">
            <text:p>ཡར་མཆོད་མར་སྦྱིན།</text:p>
          </table:table-cell>
          <table:table-cell office:value-type="string">
            <text:p>/yar choe ma jin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དཀོན་མཆོག་ལུ་མཆོདཔ་དང་ ངན་སློང་ལུ་སྦྱིན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ར་བཏང༌།</text:p>
          </table:table-cell>
          <table:table-cell office:value-type="string">
            <text:p>/yar ta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མི་དང་ནོར་སེམས་ཅན་ཚུ་ཁ་ཡར་བལྟ་སྟེ་གཏང་བའི་འདས་ཚིག 2 ཀྱེ་ཅ་ལ་འདི་ཡར་བཏང་ཟེར་བ་ཅིན་ ཅ་ལ་ཡར་འབག་ཤོག་ཟེར་བའི་དོན་ལུ་ཡང་ག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ཡར་བལྟ།</text:p>
          </table:table-cell>
          <table:table-cell office:value-type="string">
            <text:p>/yar t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མིག་ཏོ་ཡར་གནམ་ཁར་བལྟ་ཟེར་ ཁ་གྱེན་ལུ་བལྟ་ནི། ཁ་ཡར་བལྟ་སྟེ་སོང་ཟེར་ ཁ་ཡར་ཁ་ཐུ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ར་ཐོན།</text:p>
          </table:table-cell>
          <table:table-cell office:value-type="string">
            <text:p>/yar thoen/</text:p>
          </table:table-cell>
          <table:table-cell office:value-type="string">
            <text:p>(བྱ་ཚིག་)</text:p>
          </table:table-cell>
          <table:table-cell office:value-type="string">
            <text:p>གོང་འཕེལ་སོང་ཚར་བ།</text:p>
          </table:table-cell>
          <table:table-cell table:number-columns-repeated="252"/>
        </table:table-row>
        <table:table-row table:style-name="ro1">
          <table:table-cell office:value-type="string">
            <text:p>ཡར་འཐེན།</text:p>
          </table:table-cell>
          <table:table-cell office:value-type="string">
            <text:p>/yar the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ཁ་ཡར་བལྟ་སྟེ་ལག་པ་གིས་འཐེན་ནི། 2 འགོ་འདྲེན་འཐབ་སྟེ་མཐོ་སར་བཀལ་ནི།</text:p>
          </table:table-cell>
          <table:table-cell table:number-columns-repeated="252"/>
        </table:table-row>
        <table:table-row table:style-name="ro1">
          <table:table-cell office:value-type="string">
            <text:p>ཡར་དྲག</text:p>
          </table:table-cell>
          <table:table-cell office:value-type="string">
            <text:p>/ya drag/</text:p>
          </table:table-cell>
          <table:table-cell office:value-type="string">
            <text:p>(མིང་)</text:p>
          </table:table-cell>
          <table:table-cell table:style-name="ce2" office:value-type="string">
            <text:p>ཡར་སྐྱེད། ཡར་དྲག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ཡར་སྤེལ།</text:p>
          </table:table-cell>
          <table:table-cell office:value-type="string">
            <text:p>/ya pel/</text:p>
          </table:table-cell>
          <table:table-cell office:value-type="string">
            <text:p>(མིང་)</text:p>
          </table:table-cell>
          <table:table-cell table:style-name="ce2" office:value-type="string">
            <text:p>གྱངས་ཁ་མངམ་བཟོ་ནི། གོང་ལས་གོང་དུ་འཕེལ་བཅུག་ནི། ཡར་དྲག་མི་ནུག་ཚུ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ཡར་འཕར།</text:p>
          </table:table-cell>
          <table:table-cell office:value-type="string">
            <text:p>/ya pha/</text:p>
          </table:table-cell>
          <table:table-cell office:value-type="string">
            <text:p>(མིང་)</text:p>
          </table:table-cell>
          <table:table-cell table:style-name="ce2" office:value-type="string">
            <text:p>ཡར་སྐྱེད་དང་དོན་གཅིག། རང་བཞིན་གྱིས་ཡར་འཕེལ་ནི། རང་བཞིན་གྱིས་གོང་ལས་གོང་དུ་འཕེལ་ནི།</text:p>
          </table:table-cell>
          <table:table-cell table:number-columns-repeated="252"/>
        </table:table-row>
        <table:table-row table:style-name="ro1">
          <table:table-cell office:value-type="string">
            <text:p>ཡར་འཕེལ།</text:p>
          </table:table-cell>
          <table:table-cell office:value-type="string">
            <text:p>/yar phel/</text:p>
          </table:table-cell>
          <table:table-cell office:value-type="string">
            <text:p>(མིང་)</text:p>
          </table:table-cell>
          <table:table-cell office:value-type="string">
            <text:p>གོང་འཕེལ་དང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ཡར་བྱོན།</text:p>
          </table:table-cell>
          <table:table-cell office:value-type="string">
            <text:p>/yar joen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བླམ་དང་དཔོན་ཚུ་ཡར་བྱོན་ཟེར་ ཡར་ཤོག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ཡར་བ།</text:p>
          </table:table-cell>
          <table:table-cell office:value-type="string">
            <text:p>/ya w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སོང་བའི་དོན། ཁོ་ཡར་སོ་ནུག། 2 ཕྱི་ཁར་ཐོན་སོང་བ། བླ་ཚེ་ཡར་བ། ཕྱི་ཁར་ཡར་མ་བཅ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ར་མར།</text:p>
          </table:table-cell>
          <table:table-cell office:value-type="string">
            <text:p>/ya ma/</text:p>
          </table:table-cell>
          <table:table-cell office:value-type="string">
            <text:p>(བྱ་ཡུལ་གྱི་མིང་ཚབ་)</text:p>
          </table:table-cell>
          <table:table-cell office:value-type="string">
            <text:p>ཡར་དང་མར་ཟེར་ཡུལ་གྱི་མིང་ཚབ།</text:p>
          </table:table-cell>
          <table:table-cell table:number-columns-repeated="252"/>
        </table:table-row>
        <table:table-row table:style-name="ro1">
          <table:table-cell office:value-type="string">
            <text:p>ཡར་ཚེས།</text:p>
          </table:table-cell>
          <table:table-cell office:value-type="string">
            <text:p>/yar tshe/</text:p>
          </table:table-cell>
          <table:table-cell office:value-type="string">
            <text:p>(མིང་)</text:p>
          </table:table-cell>
          <table:table-cell office:value-type="string">
            <text:p>ཡར་ངོ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ཡར་ཞུ།</text:p>
          </table:table-cell>
          <table:table-cell office:value-type="string">
            <text:p>/ya zhu/</text:p>
          </table:table-cell>
          <table:table-cell office:value-type="string">
            <text:p>(བྱ་ཚིག་)</text:p>
          </table:table-cell>
          <table:table-cell office:value-type="string">
            <text:p>ཡར་གོང་མ་ལུ་ཞུ་ནི།</text:p>
          </table:table-cell>
          <table:table-cell table:number-columns-repeated="252"/>
        </table:table-row>
        <table:table-row table:style-name="ro1">
          <table:table-cell office:value-type="string">
            <text:p>ཡར་གཟིགས།</text:p>
          </table:table-cell>
          <table:table-cell office:value-type="string">
            <text:p>/ya zi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ྤྱན་གྱིས་ཡར་གཟིགས་ཟེར་ ཡར་བལྟ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ཡར་ཡར།</text:p>
          </table:table-cell>
          <table:table-cell office:value-type="string">
            <text:p>/yar yar/</text:p>
          </table:table-cell>
          <table:table-cell office:value-type="string">
            <text:p>(བྱ་ཡུལ་གྱི་མིང་ཚབ་)</text:p>
          </table:table-cell>
          <table:table-cell table:style-name="ce2" office:value-type="string">
            <text:p>ཡར་ལས་ཡར་ཟེར་བའི་དོན། ཡར་ཡར་རི་གསུམ་རྩེ་ལུ།། མཚན་ལྡན་བླ་མ་བཞུགས་ཡོད།། ཟེར་དོ་བཟུམ་ བློ་ཟེ་དང་གཙང་མོ་ཚུ་ལུ་དེ་སྦེ་སླབ་སྲོལ་ཡོད། གོ་ས་ཡར་ཡར་འགྱོཝ་ད་ རོ་ཁམས་ཡང་མང་སུ་བཏགས་དོ་བཟུམ་མཐོངམ་ཨིན།</text:p>
          </table:table-cell>
          <table:table-cell table:number-columns-repeated="252"/>
        </table:table-row>
        <table:table-row table:style-name="ro1">
          <table:table-cell office:value-type="string">
            <text:p>ཡར་ཡོར།</text:p>
          </table:table-cell>
          <table:table-cell office:value-type="string">
            <text:p>/yar yor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མི་ཡར་ཡོར་ ཤིང་ཡར་ཡོར་ དར་ཤིང་ཡར་ཡོར་ རང་རོང་བཏང་སྟེ་མཐ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ར་ལོང༌།</text:p>
          </table:table-cell>
          <table:table-cell office:value-type="string">
            <text:p>/ya long/</text:p>
          </table:table-cell>
          <table:table-cell office:value-type="string">
            <text:p>(བྱ་ཚིག་)</text:p>
          </table:table-cell>
          <table:table-cell office:value-type="string">
            <text:p>གདན་གུ་ལས་ཡར་ལོང་ཟེར་བའི་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ཡར་ལོང་མེདཔ།</text:p>
          </table:table-cell>
          <table:table-cell office:value-type="string">
            <text:p>/ya long mep/</text:p>
          </table:table-cell>
          <table:table-cell office:value-type="string">
            <text:p>(མིང་)</text:p>
          </table:table-cell>
          <table:table-cell office:value-type="string">
            <text:p>ཡར་བསྐྱེད་བཏགས་མ་ཚུགས་པར་ལ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ར་སེང༌།</text:p>
          </table:table-cell>
          <table:table-cell office:value-type="string">
            <text:p>/yar seng</text:p>
          </table:table-cell>
          <table:table-cell office:value-type="string">
            <text:p>(མིང་)</text:p>
          </table:table-cell>
          <table:table-cell table:style-name="ce2" office:value-type="string">
            <text:p>1 དངུལ་ཕོགས་ཡར་སེང་ 2 གོ་ས་ཡར་སེང་ 3 ཁྱིམ་ཐོག་ཡར་སེང་ཚུ།</text:p>
          </table:table-cell>
          <table:table-cell table:number-columns-repeated="252"/>
        </table:table-row>
        <table:table-row table:style-name="ro1">
          <table:table-cell office:value-type="string">
            <text:p>ཡར་སོང་ཡི།</text:p>
          </table:table-cell>
          <table:table-cell office:value-type="string">
            <text:p>/ya song yi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ཐོན་སོང་བའི་དོན། 2 བྱུང་ཚ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རཝ།</text:p>
          </table:table-cell>
          <table:table-cell office:value-type="string">
            <text:p>/yao/</text:p>
          </table:table-cell>
          <table:table-cell office:value-type="string">
            <text:p>(བྱ་ཚིག་)</text:p>
          </table:table-cell>
          <table:table-cell office:value-type="string">
            <text:p>མི་འདི་བྱོལ་ཡརཝ་འདི་མེན་པས་སོང༌།</text:p>
          </table:table-cell>
          <table:table-cell table:number-columns-repeated="252"/>
        </table:table-row>
        <table:table-row table:style-name="ro1">
          <table:table-cell office:value-type="string">
            <text:p>ཡརན།</text:p>
          </table:table-cell>
          <table:table-cell office:value-type="string">
            <text:p>/yan/</text:p>
          </table:table-cell>
          <table:table-cell office:value-type="string">
            <text:p>(བྱ་ཚིག་)</text:p>
          </table:table-cell>
          <table:table-cell office:value-type="string">
            <text:p>ཡར་བ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ལ།</text:p>
          </table:table-cell>
          <table:table-cell office:value-type="string">
            <text:p>/yel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དངོས་མེད་ལུ་འགྱོ་ནི། དཔེར་ན་ ཁའི་རླངམ་སྤང་ནང་ཡལ་ཟེར་དོ་བཟུམ། 2 ཚོན་དང་རི་མོ་ཚུ་ཉམས་ཏེ་འགྱོ་ནི། སངས་ཏེ་འགྱོ་ནི། དཔེར་ན་ དཀར་ཡོལ་ཆག་ན་མ་གཏོགས།། རི་མོ་ཡལ་རྒྱུ་མིན་འདུག་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ལ་འདབ།</text:p>
          </table:table-cell>
          <table:table-cell office:value-type="string">
            <text:p>/yel dab/</text:p>
          </table:table-cell>
          <table:table-cell office:value-type="string">
            <text:p>(མིང་)</text:p>
          </table:table-cell>
          <table:table-cell table:style-name="ce2" office:value-type="string">
            <text:p>1 ཤིང་གི་ཞལ་ལག་གི་མིང་གཞན། 2 ལེའུ་དང་ཡན་ལག་ཚུ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ཡལ་མ་ཡལ།</text:p>
          </table:table-cell>
          <table:table-cell office:value-type="string">
            <text:p>/yel ma yel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གོ་གི་ཚོས་གཞི་ཡལ་ཡང་མ་ཡལ། མ་ཡལཝ་ཡང་མེནམ་ཅིག། ཡལ་སག་ས་ཅིག་འབད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ལན།</text:p>
          </table:table-cell>
          <table:table-cell office:value-type="string">
            <text:p>/yen</text:p>
          </table:table-cell>
          <table:table-cell office:value-type="string">
            <text:p>(བྱ་ཚིག་)</text:p>
          </table:table-cell>
          <table:table-cell office:value-type="string">
            <text:p>གཞའ་ཚོན་ཡལན་སྤང་ནང་ཡལ།</text:p>
          </table:table-cell>
          <table:table-cell table:number-columns-repeated="252"/>
        </table:table-row>
        <table:table-row table:style-name="ro1">
          <table:table-cell office:value-type="string">
            <text:p>ཡལནི།</text:p>
          </table:table-cell>
          <table:table-cell office:value-type="string">
            <text:p>/yen</text:p>
          </table:table-cell>
          <table:table-cell office:value-type="string">
            <text:p>(བྱ་ཚིག་)</text:p>
          </table:table-cell>
          <table:table-cell office:value-type="string">
            <text:p>ཚོས་གཞི་ཡལནི་མ་ཡལ་བས།</text:p>
          </table:table-cell>
          <table:table-cell table:number-columns-repeated="252"/>
        </table:table-row>
        <table:table-row table:style-name="ro1">
          <table:table-cell office:value-type="string">
            <text:p>ཡལཝ།</text:p>
          </table:table-cell>
          <table:table-cell office:value-type="string">
            <text:p>/yeo</text:p>
          </table:table-cell>
          <table:table-cell office:value-type="string">
            <text:p>(བྱ་འདས)</text:p>
          </table:table-cell>
          <table:table-cell table:style-name="ce2" office:value-type="string">
            <text:p>གོ་ཚོས་གཞི་ཡལ་ཡལཝ་ བཀྱག་ཡལ་ཡལཝ་ཚུ།</text:p>
          </table:table-cell>
          <table:table-cell table:number-columns-repeated="252"/>
        </table:table-row>
        <table:table-row table:style-name="ro1">
          <table:table-cell office:value-type="string">
            <text:p>ཡས།</text:p>
          </table:table-cell>
          <table:table-cell office:value-type="string">
            <text:p>/ye/</text:p>
          </table:table-cell>
          <table:table-cell office:value-type="string">
            <text:p>(མིང་)</text:p>
          </table:table-cell>
          <table:table-cell office:value-type="string">
            <text:p>གླུད་ཀྱི་མདོས།</text:p>
          </table:table-cell>
          <table:table-cell table:number-columns-repeated="252"/>
        </table:table-row>
        <table:table-row table:style-name="ro1">
          <table:table-cell office:value-type="string">
            <text:p>ཡས་སྟགས།</text:p>
          </table:table-cell>
          <table:table-cell office:value-type="string">
            <text:p>/ye tag</text:p>
          </table:table-cell>
          <table:table-cell office:value-type="string">
            <text:p>(མིང་)</text:p>
          </table:table-cell>
          <table:table-cell table:style-name="ce2" office:value-type="string">
            <text:p>ལྷ་འདྲེ་ལུ་བསྔོ་ནི་གི་ གླུད་གཏོར་མདོས་རྫས་དང་བཅས་པ།</text:p>
          </table:table-cell>
          <table:table-cell table:number-columns-repeated="252"/>
        </table:table-row>
        <table:table-row table:style-name="ro1">
          <table:table-cell office:value-type="string">
            <text:p>ཡས་མས།</text:p>
          </table:table-cell>
          <table:table-cell office:value-type="string">
            <text:p>/ye me</text:p>
          </table:table-cell>
          <table:table-cell office:value-type="string">
            <text:p>(མིང་)</text:p>
          </table:table-cell>
          <table:table-cell table:style-name="ce2" office:value-type="string">
            <text:p>ཡས་ཡིན་མས་ཡིན་གྱི་བསྡུས་ཚིག ད་ལས་ཕར་ ཡས་མས་ཀྱི་ཉོགས་བཤད་བཀོད་མི་ཆོ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ས་རྫོང༌།</text:p>
          </table:table-cell>
          <table:table-cell office:value-type="string">
            <text:p>/ye dzong/</text:p>
          </table:table-cell>
          <table:table-cell office:value-type="string">
            <text:p>(མིང་)</text:p>
          </table:table-cell>
          <table:table-cell office:value-type="string">
            <text:p>གླུད་མདོས་གཏང་ནི་གི་ཡོ་བྱད་དང་གཏ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ི།</text:p>
          </table:table-cell>
          <table:table-cell office:value-type="string">
            <text:p>/yi/</text:p>
          </table:table-cell>
          <table:table-cell office:value-type="string">
            <text:p>(ཕྲད་)</text:p>
          </table:table-cell>
          <table:table-cell table:style-name="ce2" office:value-type="string">
            <text:p>1 སུམ་རྟགས་ཀྱི་འབྲེལ་སྒྲའི་རྐྱེན་རྗེས་འཇུག་འ་དང་མཐའ་མེད་ལུ་ཐོབ་མི། 2 ང་སོང་ཡི་ ལཱ་འབད་ཡི་ ལྟདམོ་བལྟ་ཡི་ སེམས་དགའ་ཡི་ལ་སོགས་པ་བྱ་ཚིག་གི་ ཚིག་གྲོགས་ལུ་ཡང་འཇུག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ི་ག་མར།</text:p>
          </table:table-cell>
          <table:table-cell office:value-type="string">
            <text:p>/yi ga ma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་ཤིང་གི་མར། རྒྱུན་གཏོར་བཞེངས་ནི་གི་ཤིང་མར་དཀརཔོ་ཅིག།</text:p>
          </table:table-cell>
          <table:table-cell table:number-columns-repeated="252"/>
        </table:table-row>
        <table:table-row table:style-name="ro1">
          <table:table-cell office:value-type="string">
            <text:p>ཡི་གུ</text:p>
          </table:table-cell>
          <table:table-cell office:value-type="string">
            <text:p>/yi gu/</text:p>
          </table:table-cell>
          <table:table-cell office:value-type="string">
            <text:p>(མིང་)</text:p>
          </table:table-cell>
          <table:table-cell table:style-name="ce2" office:value-type="string">
            <text:p>1 དབྱངས་བཞི་དང་ གསལ་བྱེད་སུམ་ཅུ་ཐམ་པ་ 2 མགྱོགས་ཡིག་དང་ཚུགས་ཡིག་བཟོ་རྣམ་གྱི་དབྱེ་བ། 3 ཡི་གུ་གཏོང་ལེན་འབད་མི་ ཡིག་ཚང་ག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ཡི་གུ་མགྱོགས་ཡིག</text:p>
          </table:table-cell>
          <table:table-cell office:value-type="string">
            <text:p>/yi gu jo yig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པའི་ཡི་གུ་མགྱོགས་ཡིག འདི་ལུ་ཡི་གུ་རྒྱུག་ཡིག་དང་ ལྷོ་ཡིག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ཡི་གུ་ཐི་འབྱར་ཅནམ།</text:p>
          </table:table-cell>
          <table:table-cell office:value-type="string">
            <text:p>/yi gu thi ja cem</text:p>
          </table:table-cell>
          <table:table-cell office:value-type="string">
            <text:p>(མིང་)</text:p>
          </table:table-cell>
          <table:table-cell table:style-name="ce2" office:value-type="string">
            <text:p>ཁག་ཆེ་བའི་ཡིག་རིགས་ལུ་ ཡིག་ཤུབས་ཀྱི་ཕྱི་ལས་ཐིའུ་རྐྱབས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ཡི་གུའི་དཔྱེ།</text:p>
          </table:table-cell>
          <table:table-cell office:value-type="string">
            <text:p>/yi gui ce/</text:p>
          </table:table-cell>
          <table:table-cell office:value-type="string">
            <text:p>(མིང་)</text:p>
          </table:table-cell>
          <table:table-cell table:style-name="ce2" office:value-type="string">
            <text:p>1 ཡི་གུ་ལྷབ་ད་བལྟ་ནི་གི་ཀ་དཔེ། 2 ཡི་གུ་འདྲ་བཤུས་རྐྱབ་ནི་གི་མ་དཔེ་ཚུ།</text:p>
          </table:table-cell>
          <table:table-cell table:number-columns-repeated="252"/>
        </table:table-row>
        <table:table-row table:style-name="ro1">
          <table:table-cell office:value-type="string">
            <text:p>ཡི་གུའི་སྦྱོར་བ།</text:p>
          </table:table-cell>
          <table:table-cell office:value-type="string">
            <text:p>/yi gui jor wa/</text:p>
          </table:table-cell>
          <table:table-cell office:value-type="string">
            <text:p>(མིང་)</text:p>
          </table:table-cell>
          <table:table-cell table:style-name="ce2" office:value-type="string">
            <text:p>སྔོན་འཇུག་ རྗེས་འཇུག་དང་ ཕྲད་རྣམ་དབྱེ་ཚུ་གི་སྦྱོར་ཚུལ་དང་ཐོབ་ལམ་གྱི་རྣམ་གཞག།</text:p>
          </table:table-cell>
          <table:table-cell table:number-columns-repeated="252"/>
        </table:table-row>
        <table:table-row table:style-name="ro1">
          <table:table-cell office:value-type="string">
            <text:p>ཡི་གེ</text:p>
          </table:table-cell>
          <table:table-cell office:value-type="string">
            <text:p>/yi g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ཡི་ག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ི་གེ་ཀེ་ཤ་ཅན།</text:p>
          </table:table-cell>
          <table:table-cell office:value-type="string">
            <text:p>/yi ge ke sha cen/</text:p>
          </table:table-cell>
          <table:table-cell office:value-type="string">
            <text:p>(མིང་)</text:p>
          </table:table-cell>
          <table:table-cell table:style-name="ce2" office:value-type="string">
            <text:p>འགྲེང་བུ་དང་ ན་རོ་གཉིས་བརྩེགས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ཡི་གེ་འཇུག་པའི་གནས་བརྒྱད།</text:p>
          </table:table-cell>
          <table:table-cell office:value-type="string">
            <text:p>/yi ge jug pai ne ge/</text:p>
          </table:table-cell>
          <table:table-cell office:value-type="string">
            <text:p>(མིང་)</text:p>
          </table:table-cell>
          <table:table-cell table:style-name="ce2" office:value-type="string">
            <text:p>སྒྲ་ སྐད་ མིང་ མཚན་མ་ བརྡ་ ཐ་སྙད་ ཚིག་ དོན་བརྒྱད།</text:p>
          </table:table-cell>
          <table:table-cell table:number-columns-repeated="252"/>
        </table:table-row>
        <table:table-row table:style-name="ro1">
          <table:table-cell office:value-type="string">
            <text:p>ཡི་གེ་གཉིས།</text:p>
          </table:table-cell>
          <table:table-cell office:value-type="string">
            <text:p>/yi ge nyi/</text:p>
          </table:table-cell>
          <table:table-cell office:value-type="string">
            <text:p>(མིང་)</text:p>
          </table:table-cell>
          <table:table-cell table:style-name="ce2" office:value-type="string">
            <text:p>1 དབྱངས་དང་གསལ་བྱེད་གཉིས། 2 ཡི་གུ་འབྲུ་གཉིས།</text:p>
          </table:table-cell>
          <table:table-cell table:number-columns-repeated="252"/>
        </table:table-row>
        <table:table-row table:style-name="ro1">
          <table:table-cell office:value-type="string">
            <text:p>ཡི་གེ་དྲུག་མ།</text:p>
          </table:table-cell>
          <table:table-cell office:value-type="string">
            <text:p>/yi ge dru ma/</text:p>
          </table:table-cell>
          <table:table-cell office:value-type="string">
            <text:p>(མིང་)</text:p>
          </table:table-cell>
          <table:table-cell table:style-name="ce2" office:value-type="string">
            <text:p>སྤྱན་རས་གཟིགས་ཀྱི་གཟུངས་སྔགས་ ཡིག་འབྲུ་དྲུག་ཡོད་མི། ཨོཾ་མ་ཎི་པདྨེ་ཧཱུཾ།</text:p>
          </table:table-cell>
          <table:table-cell table:number-columns-repeated="252"/>
        </table:table-row>
        <table:table-row table:style-name="ro1">
          <table:table-cell office:value-type="string">
            <text:p>ཡི་གེ་དབུ་ཆེན།</text:p>
          </table:table-cell>
          <table:table-cell office:value-type="string">
            <text:p>/yi ge yu chen/</text:p>
          </table:table-cell>
          <table:table-cell office:value-type="string">
            <text:p>(མིང་)</text:p>
          </table:table-cell>
          <table:table-cell office:value-type="string">
            <text:p>དཔེ་ཆའི་ཡི་གུ་ཚུགས་མ།</text:p>
          </table:table-cell>
          <table:table-cell table:number-columns-repeated="252"/>
        </table:table-row>
        <table:table-row table:style-name="ro1">
          <table:table-cell office:value-type="string">
            <text:p>ཡི་གེ་དབུ་མེད།</text:p>
          </table:table-cell>
          <table:table-cell office:value-type="string">
            <text:p>/yi ge yu me/</text:p>
          </table:table-cell>
          <table:table-cell office:value-type="string">
            <text:p>(མིང་)</text:p>
          </table:table-cell>
          <table:table-cell office:value-type="string">
            <text:p>བོད་པའི་ཡི་གུ་དབུ་མེད།</text:p>
          </table:table-cell>
          <table:table-cell table:number-columns-repeated="252"/>
        </table:table-row>
        <table:table-row table:style-name="ro1">
          <table:table-cell office:value-type="string">
            <text:p>ཡི་གེའི་སྦྱོར་བ།</text:p>
          </table:table-cell>
          <table:table-cell office:value-type="string">
            <text:p>/yi gei jor wa/</text:p>
          </table:table-cell>
          <table:table-cell office:value-type="string">
            <text:p>(མིང་)</text:p>
          </table:table-cell>
          <table:table-cell office:value-type="string">
            <text:p>ཡི་གུའི་སྦྱོར་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་གེའི་རྣམ་གཞག</text:p>
          </table:table-cell>
          <table:table-cell office:value-type="string">
            <text:p>/yi gei nam zhag</text:p>
          </table:table-cell>
          <table:table-cell office:value-type="string">
            <text:p>(མིང་)</text:p>
          </table:table-cell>
          <table:table-cell table:style-name="ce2" office:value-type="string">
            <text:p>1 སྤྱིར་བཏང་ཡི་གུ་ལུ་ཨཱ་ལི་དང་ ཀཱ་ལི་གཉིས་ཀྱི་དབྱེ་བ་དང་སྦྱོར་ཚུལ་ཐོབ་ལམ། 2 ཡི་གུའི་བྱུང་རབས་དང་ རྣམ་བཤད་ཚུ།</text:p>
          </table:table-cell>
          <table:table-cell table:number-columns-repeated="252"/>
        </table:table-row>
        <table:table-row table:style-name="ro1">
          <table:table-cell office:value-type="string">
            <text:p>ཡི་གེའི་ཕྱི་མོ།</text:p>
          </table:table-cell>
          <table:table-cell office:value-type="string">
            <text:p>/yi gei chi mo/</text:p>
          </table:table-cell>
          <table:table-cell office:value-type="string">
            <text:p>(མིང་)</text:p>
          </table:table-cell>
          <table:table-cell table:style-name="ce2" office:value-type="string">
            <text:p>1 ཡི་གུའི་རྩ་བ་ཀཱ་ལི་སུམ་ཅུ་དང་ 2 ཡི་གུའི་མ་དཔེ་ཚུ།</text:p>
          </table:table-cell>
          <table:table-cell table:number-columns-repeated="252"/>
        </table:table-row>
        <table:table-row table:style-name="ro1">
          <table:table-cell office:value-type="string">
            <text:p>ཡི་གེའི་དབྱངས།</text:p>
          </table:table-cell>
          <table:table-cell office:value-type="string">
            <text:p>/yi gei yang/</text:p>
          </table:table-cell>
          <table:table-cell office:value-type="string">
            <text:p>(མིང་)</text:p>
          </table:table-cell>
          <table:table-cell table:style-name="ce2" office:value-type="string">
            <text:p>ཨི་ཨུ་ཨེ་ཨོ་བཞི། དབྱངས་ཡིག།</text:p>
          </table:table-cell>
          <table:table-cell table:number-columns-repeated="252"/>
        </table:table-row>
        <table:table-row table:style-name="ro1">
          <table:table-cell office:value-type="string">
            <text:p>ཡི་གེའི་ཚོགས་པ།</text:p>
          </table:table-cell>
          <table:table-cell office:value-type="string">
            <text:p>/yi gei tshog pa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མང་དུ་འདུས་པ་ལས་མིང༌། མིང་མང་དུ་འདུས་པ་ལས་ཚིག་ཟེར་དོ་བཟུམ་ སྔོན་རྗེས་མིང་གཞི་གསུམ་འདུས་པའི་ མིང་ཚིག་གཉིས་ཀྱི་རྩོམ་གཞིར་གྱུར་པའི་ ཡི་གུ་གཅིག་ཁར་ཚོགས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ི་གེའི་གཞི།</text:p>
          </table:table-cell>
          <table:table-cell office:value-type="string">
            <text:p>/yi gei zhi/</text:p>
          </table:table-cell>
          <table:table-cell office:value-type="string">
            <text:p>(མིང་)</text:p>
          </table:table-cell>
          <table:table-cell office:value-type="string">
            <text:p>དབྱངས་དང་གསལ་བྱེད་ཀྱི་ཡིག་གཟུགས་ཚུ།</text:p>
          </table:table-cell>
          <table:table-cell table:number-columns-repeated="252"/>
        </table:table-row>
        <table:table-row table:style-name="ro1">
          <table:table-cell office:value-type="string">
            <text:p>ཡི་ཆད་པ།</text:p>
          </table:table-cell>
          <table:table-cell office:value-type="string">
            <text:p>/yi che pa/</text:p>
          </table:table-cell>
          <table:table-cell office:value-type="string">
            <text:p>(མིང་ཁྱད་)</text:p>
          </table:table-cell>
          <table:table-cell office:value-type="string">
            <text:p>སེམས་སྐྱོ་སྟེ་དཔའ་ཞུམ་ནི།</text:p>
          </table:table-cell>
          <table:table-cell table:number-columns-repeated="252"/>
        </table:table-row>
        <table:table-row table:style-name="ro1">
          <table:table-cell office:value-type="string">
            <text:p>ཡི་ཐང་ཆད།</text:p>
          </table:table-cell>
          <table:table-cell office:value-type="string">
            <text:p>/yi thang che/</text:p>
          </table:table-cell>
          <table:table-cell office:value-type="string">
            <text:p>(བྱ་ཁྱད་)</text:p>
          </table:table-cell>
          <table:table-cell office:value-type="string">
            <text:p>ཡིད་ཐང་ཆ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་དྭགས།</text:p>
          </table:table-cell>
          <table:table-cell office:value-type="string">
            <text:p>/yi da/</text:p>
          </table:table-cell>
          <table:table-cell office:value-type="string">
            <text:p>(མིང་)</text:p>
          </table:table-cell>
          <table:table-cell table:style-name="ce2" office:value-type="string">
            <text:p>འགྲོ་བ་རིགས་དྲུག་གི་ནང་ལས་གཅིག། བཀྲེས་སྐོམ་གྱི་སྡུག་བསྔལ་ཅན།</text:p>
          </table:table-cell>
          <table:table-cell table:number-columns-repeated="252"/>
        </table:table-row>
        <table:table-row table:style-name="ro1">
          <table:table-cell office:value-type="string">
            <text:p>ཡི་དམ།</text:p>
          </table:table-cell>
          <table:table-cell office:value-type="string">
            <text:p>/yi dam/</text:p>
          </table:table-cell>
          <table:table-cell office:value-type="string">
            <text:p>(མིང་)</text:p>
          </table:table-cell>
          <table:table-cell table:style-name="ce2" office:value-type="string">
            <text:p>ཐུན་མོང་མ་ཡིན་པར་གཙོ་བོར་བཏོན་ཏེ་བསྟེན་པའི་ལྷ། སངས་རྒྱས་དང་བྱང་ཆུབ་སེམས་དཔའ་ཚུ།</text:p>
          </table:table-cell>
          <table:table-cell table:number-columns-repeated="252"/>
        </table:table-row>
        <table:table-row table:style-name="ro1">
          <table:table-cell office:value-type="string">
            <text:p>ཡི་དམ་གྱི་སྔགས།</text:p>
          </table:table-cell>
          <table:table-cell office:value-type="string">
            <text:p>/yi dam gi nga/</text:p>
          </table:table-cell>
          <table:table-cell office:value-type="string">
            <text:p>(མིང་)</text:p>
          </table:table-cell>
          <table:table-cell office:value-type="string">
            <text:p>ཡི་དམ་ག་ཨིན་མི་འདི་གི་གཟུངས་སྔགས་ཚུ།</text:p>
          </table:table-cell>
          <table:table-cell table:number-columns-repeated="252"/>
        </table:table-row>
        <table:table-row table:style-name="ro1">
          <table:table-cell office:value-type="string">
            <text:p>ཡི་དམ།</text:p>
          </table:table-cell>
          <table:table-cell office:value-type="string">
            <text:p>/yi dam/</text:p>
          </table:table-cell>
          <table:table-cell office:value-type="string">
            <text:p>(མིང་)</text:p>
          </table:table-cell>
          <table:table-cell table:style-name="ce2" office:value-type="string">
            <text:p>རྩ་བ་གསུམ་གྱི་ནང་ལས་ དངོས་གྲུབ་གྱི་རྩ་བ་ཡི་དམ་ཟེར་ དུས་རྟག་བུ་ རང་གིས་སྒོམ་མི་གི་ལྷ།</text:p>
          </table:table-cell>
          <table:table-cell table:number-columns-repeated="252"/>
        </table:table-row>
        <table:table-row table:style-name="ro1">
          <table:table-cell office:value-type="string">
            <text:p>ཡི་དྭགས་གསུམ།</text:p>
          </table:table-cell>
          <table:table-cell office:value-type="string">
            <text:p>/yi da sum/</text:p>
          </table:table-cell>
          <table:table-cell office:value-type="string">
            <text:p>(གྲངས་མིང་)</text:p>
          </table:table-cell>
          <table:table-cell table:style-name="ce2" office:value-type="string">
            <text:p>ཕྱིའི་སྒྲིབ་པ་ཅན་དང་ ནང་གི་སྒྲིབ་པ་ཅན་ སྒོས་ཁུང་གི་སྒྲིབ་པ་ཅན་གསུམ།</text:p>
          </table:table-cell>
          <table:table-cell table:number-columns-repeated="252"/>
        </table:table-row>
        <table:table-row table:style-name="ro1">
          <table:table-cell office:value-type="string">
            <text:p>ཡི་མུག</text:p>
          </table:table-cell>
          <table:table-cell office:value-type="string">
            <text:p>/yi mu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ཡིད་ཐང་ཆད་པ། སེམས་ཤི་བ།</text:p>
          </table:table-cell>
          <table:table-cell table:number-columns-repeated="252"/>
        </table:table-row>
        <table:table-row table:style-name="ro1">
          <table:table-cell office:value-type="string">
            <text:p>ཡི་རངས།</text:p>
          </table:table-cell>
          <table:table-cell office:value-type="string">
            <text:p>/yi ra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རྗེས་སུ་ཡི་རངས་བ་ སེམས་ངལ་རང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ིག</text:p>
          </table:table-cell>
          <table:table-cell office:value-type="string">
            <text:p>/yig/</text:p>
          </table:table-cell>
          <table:table-cell office:value-type="string">
            <text:p>(མིང་)</text:p>
          </table:table-cell>
          <table:table-cell table:style-name="ce2" office:value-type="string">
            <text:p>ཁ་ཡིག་ ཐོ་ཡིག་ ལམ་ཡིག་ ཕྱག་ཡིག་ འགན་ཡིག་ མ་ཡིག་ ས་ཡིག་ཟེར་དོ་བཟུམ་ཡི་གུའི་བསྡུ་ཡ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ཀྲེག</text:p>
          </table:table-cell>
          <table:table-cell office:value-type="string">
            <text:p>/yig tre/</text:p>
          </table:table-cell>
          <table:table-cell office:value-type="string">
            <text:p>(མིང་)</text:p>
          </table:table-cell>
          <table:table-cell office:value-type="string">
            <text:p>ཡི་གུ་བསུབ་ནིའི་གྱིབ།</text:p>
          </table:table-cell>
          <table:table-cell table:number-columns-repeated="252"/>
        </table:table-row>
        <table:table-row table:style-name="ro1">
          <table:table-cell office:value-type="string">
            <text:p>ཡིག་རྐྱང༌།</text:p>
          </table:table-cell>
          <table:table-cell office:value-type="string">
            <text:p>/yig cang/</text:p>
          </table:table-cell>
          <table:table-cell office:value-type="string">
            <text:p>(མིང་)</text:p>
          </table:table-cell>
          <table:table-cell table:style-name="ce2" office:value-type="string">
            <text:p>རྟེན་ག་ནི་ཡང་མེད་པར་ཡི་གུ་སྟོང་པ། དང་ཕུགས་ཀྱི་ ལུགས་སྲོལ་ལས་ ཡི་གུ་ལུ་རྟེན་མེད་པར་མི་བཏུབ་ཟེར་ ཐ་ན་ཙམ་པ་ཀའི་མེ་ཏོག་ཅིག་ཨིན་རུང་བཙུགས་ཏེ་སྐྱེལ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ིག་སྐད།</text:p>
          </table:table-cell>
          <table:table-cell office:value-type="string">
            <text:p>/yig ke/</text:p>
          </table:table-cell>
          <table:table-cell office:value-type="string">
            <text:p>(མིང་)</text:p>
          </table:table-cell>
          <table:table-cell office:value-type="string">
            <text:p>ཡི་གུའི་སྦྱོར་བ་དང་བསྟུན་ཏེ་བྲིས་པའི་སྐད་ཡ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སྐོགས།</text:p>
          </table:table-cell>
          <table:table-cell office:value-type="string">
            <text:p>/yig ko/</text:p>
          </table:table-cell>
          <table:table-cell office:value-type="string">
            <text:p>(མིང་)</text:p>
          </table:table-cell>
          <table:table-cell office:value-type="string">
            <text:p>ཡིག་ཤུབས།</text:p>
          </table:table-cell>
          <table:table-cell table:number-columns-repeated="252"/>
        </table:table-row>
        <table:table-row table:style-name="ro1">
          <table:table-cell office:value-type="string">
            <text:p>ཡིག་སྐྱེལ་པ།</text:p>
          </table:table-cell>
          <table:table-cell office:value-type="string">
            <text:p>/yig kel pa/</text:p>
          </table:table-cell>
          <table:table-cell office:value-type="string">
            <text:p>(མིང)</text:p>
          </table:table-cell>
          <table:table-cell office:value-type="string">
            <text:p>འགྲེམ་པ།</text:p>
          </table:table-cell>
          <table:table-cell table:number-columns-repeated="252"/>
        </table:table-row>
        <table:table-row table:style-name="ro1">
          <table:table-cell office:value-type="string">
            <text:p>ཡིག་སྐྱོན།</text:p>
          </table:table-cell>
          <table:table-cell office:value-type="string">
            <text:p>/yig coen/</text:p>
          </table:table-cell>
          <table:table-cell office:value-type="string">
            <text:p>(མིང་)</text:p>
          </table:table-cell>
          <table:table-cell table:style-name="ce2" office:value-type="string">
            <text:p>1 ཡིག་གཟུགས་ལེགས་ཞིམ་མེདཔ་ 2 ཡིག་སྡེབ་མེདཔ་ 3 ཚིག་དོན་ལུ་སྐྱོན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ཡིག་བསྐུར།</text:p>
          </table:table-cell>
          <table:table-cell office:value-type="string">
            <text:p>/yig kur/</text:p>
          </table:table-cell>
          <table:table-cell office:value-type="string">
            <text:p>(མིང་)</text:p>
          </table:table-cell>
          <table:table-cell office:value-type="string">
            <text:p>ཡི་གུ་གཏང་ན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ིག་བསྐུར་རྣམ་གཞག</text:p>
          </table:table-cell>
          <table:table-cell office:value-type="string">
            <text:p>/yig kur nam zhag/</text:p>
          </table:table-cell>
          <table:table-cell office:value-type="string">
            <text:p>(མིང་)</text:p>
          </table:table-cell>
          <table:table-cell office:value-type="string">
            <text:p>གཏང་ཡིག་གི་འབྲི་ལུགས་བཤད་པའི་ཡིག་ཆ།</text:p>
          </table:table-cell>
          <table:table-cell table:number-columns-repeated="252"/>
        </table:table-row>
        <table:table-row table:style-name="ro1">
          <table:table-cell office:value-type="string">
            <text:p>ཡིག་མཁོ།</text:p>
          </table:table-cell>
          <table:table-cell office:value-type="string">
            <text:p>/yig kho/</text:p>
          </table:table-cell>
          <table:table-cell office:value-type="string">
            <text:p>(མིང་)</text:p>
          </table:table-cell>
          <table:table-cell table:style-name="ce2" office:value-type="string">
            <text:p>ཡིག་ཚང་ནང་ཡི་གུ་འབྲི་ནི་ལུ་ ཉེ་བར་མཁོ་བའི་ཅ་ཆས་སྤྱིར་བཏང་གི་མིང༌། ཡིག་ཚང་གི་མཁོ་བྱད་ཟེར་མི་བསྡུ་སྟེ་འབྲི་ལུགས།</text:p>
          </table:table-cell>
          <table:table-cell table:number-columns-repeated="252"/>
        </table:table-row>
        <table:table-row table:style-name="ro1">
          <table:table-cell office:value-type="string">
            <text:p>ཡིག་མགོ</text:p>
          </table:table-cell>
          <table:table-cell office:value-type="string">
            <text:p>/yig go/</text:p>
          </table:table-cell>
          <table:table-cell office:value-type="string">
            <text:p>(མིང་)</text:p>
          </table:table-cell>
          <table:table-cell table:style-name="ce2" office:value-type="string">
            <text:p>1 དཔེ་ཆའི་མགུ་ཏོག་ཁར་ ༄ ༄༅ ༄༅༅ འདི་བཟུམ་དང་ གཏང་ཡིག་དང་ རྩོམ་ཡིག་ རྩིས་ཁྲ་ལ་སོགས་པའི་མགུ་ཏོག་ཁར་ ༈ ⁽111f⁾ ⁽111e⁾ ⁽111d⁾ ⁽111c⁾ འདི་བཟུམ་བྲིས་མི་ལུ་མགོ་ཡིག་ཟེར་སླབ་ཨིན། མགོ་རྒྱན་ཟེར་ཡང་སླབ་ནི་ཡོད། མགུ་ཡིག་དང་མགུ་རྒྱན་ཟེར་མི་ཚུ། 2 ཡི་གུ་གི་མགུ་ཏོག།</text:p>
          </table:table-cell>
          <table:table-cell table:number-columns-repeated="252"/>
        </table:table-row>
        <table:table-row table:style-name="ro1">
          <table:table-cell office:value-type="string">
            <text:p>ཡིག་འགྲུལ།</text:p>
          </table:table-cell>
          <table:table-cell office:value-type="string">
            <text:p>/yig druel/</text:p>
          </table:table-cell>
          <table:table-cell office:value-type="string">
            <text:p>(མིང་)</text:p>
          </table:table-cell>
          <table:table-cell office:value-type="string">
            <text:p>ཡི་གུ་ཕར་དང་ཚུར་སྐྱེལ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ིག་རྒྱུགས།</text:p>
          </table:table-cell>
          <table:table-cell office:value-type="string">
            <text:p>/yig ju/</text:p>
          </table:table-cell>
          <table:table-cell office:value-type="string">
            <text:p>(མིང་)</text:p>
          </table:table-cell>
          <table:table-cell table:style-name="ce2" office:value-type="string">
            <text:p>1 ཡི་གུ་འབྲི་བཅུག་སྟེ་ལེན་པའི་ཆོས་རྒྱུགས། 2 ཡི་གུ་ཤེས་མི་ཤེས་བལྟ་ནིའི་ཆོས་རྒྱུགས།</text:p>
          </table:table-cell>
          <table:table-cell table:number-columns-repeated="252"/>
        </table:table-row>
        <table:table-row table:style-name="ro1">
          <table:table-cell office:value-type="string">
            <text:p>ཡིག་སྒྲོམ།</text:p>
          </table:table-cell>
          <table:table-cell office:value-type="string">
            <text:p>/yig drom/</text:p>
          </table:table-cell>
          <table:table-cell office:value-type="string">
            <text:p>(མིང་)</text:p>
          </table:table-cell>
          <table:table-cell table:style-name="ce2" office:value-type="string">
            <text:p>1 འགྲེམ་ཁང་ནང་ཡི་གུ་བཙུགས་བཞག་སའི་སྒྲོམ་ཅུང༌། 2 ཡི་གུ་བཞག་སྟེ་ཡོད་པའི་སྒྲོམ་ཚུ།</text:p>
          </table:table-cell>
          <table:table-cell table:number-columns-repeated="252"/>
        </table:table-row>
        <table:table-row table:style-name="ro1">
          <table:table-cell office:value-type="string">
            <text:p>ཡིག་བསྒྱུར།</text:p>
          </table:table-cell>
          <table:table-cell office:value-type="string">
            <text:p>/yig jur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ཡིག་བཟོ་གཅིག་ལས་གཅིག་ནང་བསྒྱུར་ནི། ཡི་གུ་ནང་ག་ཨིན་མི་ཅོག་འཐད་པའི་སྐད་སྒྱུར།</text:p>
          </table:table-cell>
          <table:table-cell table:number-columns-repeated="252"/>
        </table:table-row>
        <table:table-row table:style-name="ro1">
          <table:table-cell office:value-type="string">
            <text:p>ཡིག་ཅུང༌།</text:p>
          </table:table-cell>
          <table:table-cell office:value-type="string">
            <text:p>/yig cung/</text:p>
          </table:table-cell>
          <table:table-cell office:value-type="string">
            <text:p>(མིང་)</text:p>
          </table:table-cell>
          <table:table-cell table:style-name="ce2" office:value-type="string">
            <text:p>1 ཡི་གུ་དྲ་དུམ་ཅིག 2 ཏི་རུ་གི་འབྱོར་འཛིན། འབྱོར་རྟགས་ འབྱོར་ཡིག་ཚུ།</text:p>
          </table:table-cell>
          <table:table-cell table:number-columns-repeated="252"/>
        </table:table-row>
        <table:table-row table:style-name="ro1">
          <table:table-cell office:value-type="string">
            <text:p>ཡིག་ཆ།</text:p>
          </table:table-cell>
          <table:table-cell office:value-type="string">
            <text:p>/yig cha/</text:p>
          </table:table-cell>
          <table:table-cell office:value-type="string">
            <text:p>(མིང་)</text:p>
          </table:table-cell>
          <table:table-cell table:style-name="ce2" office:value-type="string">
            <text:p>1 ཡིག་ཐོག་ལུ་བཀོད་པའི་ཡི་གུའི་རིགས། 2 ཡིག་རིགས་འགན་རྒྱ་ལ་སོགས་པ། 3 ཟིན་བྲིས་རྩོམ་ཡིག་ གསུང་འབུམ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ཡིག་ཆུང༌།</text:p>
          </table:table-cell>
          <table:table-cell office:value-type="string">
            <text:p>/yig chun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ཡི་གུ་ཆུང་ཀུ། 2 མཆན་ཡིག། བསམ་བྱང་ཚུ༌།</text:p>
          </table:table-cell>
          <table:table-cell table:number-columns-repeated="252"/>
        </table:table-row>
        <table:table-row table:style-name="ro1">
          <table:table-cell office:value-type="string">
            <text:p>ཡིག་ཆེན།</text:p>
          </table:table-cell>
          <table:table-cell office:value-type="string">
            <text:p>/yig ch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ཡི་གུ་སྦོམ་དབུ་ཅན་ ཚུགས་ཡ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མཇུག</text:p>
          </table:table-cell>
          <table:table-cell office:value-type="string">
            <text:p>/yig ju/</text:p>
          </table:table-cell>
          <table:table-cell office:value-type="string">
            <text:p>(མིང་)</text:p>
          </table:table-cell>
          <table:table-cell office:value-type="string">
            <text:p>ཡི་གུའི་མཇུག།</text:p>
          </table:table-cell>
          <table:table-cell table:number-columns-repeated="252"/>
        </table:table-row>
        <table:table-row table:style-name="ro1">
          <table:table-cell office:value-type="string">
            <text:p>ཡིག་རྙིང༌།</text:p>
          </table:table-cell>
          <table:table-cell office:value-type="string">
            <text:p>/yig nying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དང་ཕུགས་ལས་བྲིས་བཞག་བཞག་པའི་དཔེ་ཆ་དང་ ལོ་རྒྱུས་ཀྱ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ཡིག་རྟེན།</text:p>
          </table:table-cell>
          <table:table-cell office:value-type="string">
            <text:p>/yig ten/</text:p>
          </table:table-cell>
          <table:table-cell office:value-type="string">
            <text:p>(མིང་)</text:p>
          </table:table-cell>
          <table:table-cell table:style-name="ce2" office:value-type="string">
            <text:p>1 གཏང་ཡིག་གི་སྐབས་ དར་དང་ ཟོང་ཆ་ ཏི་རུ་ མེ་ཏོག་ཚུ་དང་ 2 བཟའ་ཚང་ཡ་བྲལ་སྐབས་ གན་རྒྱ་དང་སྦྲགས་པའི་ཡིག་རྟེན་ཏི་རུ།</text:p>
          </table:table-cell>
          <table:table-cell table:number-columns-repeated="252"/>
        </table:table-row>
        <table:table-row table:style-name="ro1">
          <table:table-cell office:value-type="string">
            <text:p>ཡིག་སྟོང༌།</text:p>
          </table:table-cell>
          <table:table-cell office:value-type="string">
            <text:p>/yig tong/</text:p>
          </table:table-cell>
          <table:table-cell office:value-type="string">
            <text:p>(མིང་)</text:p>
          </table:table-cell>
          <table:table-cell table:style-name="ce2" office:value-type="string">
            <text:p>ནང་ན་རྟེན་མེད་པའི་ཡི་གུ་སྟོང་པ། ང་ལུ་ལག་རྟགས་ག་ལས་འོང་ནི་ ཡིག་སྟོང་ཅིག་ཡང་བློས་མ་ཕོག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ིག་ཐི།</text:p>
          </table:table-cell>
          <table:table-cell office:value-type="string">
            <text:p>/yig thi/</text:p>
          </table:table-cell>
          <table:table-cell office:value-type="string">
            <text:p>(མིང་)</text:p>
          </table:table-cell>
          <table:table-cell table:style-name="ce2" office:value-type="string">
            <text:p>བཟའ་ཚང་ཁ་འབྱལཝ་ད་ ད་ལས་ཕར་ ཕོ་མོ་གཅིག་གིས་གཅིག་ལུ་ ཉོགས་བཤད་བཙོང་མ་ཆོག་པའི་འགན་ཡིག་ལག་བྲིས་ཐིའུ་ཅནམ།</text:p>
          </table:table-cell>
          <table:table-cell table:number-columns-repeated="252"/>
        </table:table-row>
        <table:table-row table:style-name="ro1">
          <table:table-cell office:value-type="string">
            <text:p>ཡིག་ཐོ།</text:p>
          </table:table-cell>
          <table:table-cell office:value-type="string">
            <text:p>/yig tho/</text:p>
          </table:table-cell>
          <table:table-cell office:value-type="string">
            <text:p>(མིང་)</text:p>
          </table:table-cell>
          <table:table-cell office:value-type="string">
            <text:p>ཡི་གུ་ལུ་བཀོད་པའི་ཐོ་ཡ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ཐོག</text:p>
          </table:table-cell>
          <table:table-cell office:value-type="string">
            <text:p>/yig tho/</text:p>
          </table:table-cell>
          <table:table-cell office:value-type="string">
            <text:p>(མིང་)</text:p>
          </table:table-cell>
          <table:table-cell table:style-name="ce2" office:value-type="string">
            <text:p>ངག་ལམ་མིན་པར་ ཡི་གུའི་ཐོག་ལས་ཟེར་ ཁ་ཚིག་བློ་གཏད་འོས་པའི་ལག་ཆས།</text:p>
          </table:table-cell>
          <table:table-cell table:number-columns-repeated="252"/>
        </table:table-row>
        <table:table-row table:style-name="ro1">
          <table:table-cell office:value-type="string">
            <text:p>ཡིག་གདན།</text:p>
          </table:table-cell>
          <table:table-cell office:value-type="string">
            <text:p>/yig den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འབྲིཝ་ད་བརྟེན་ས། ལག་གདན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སྡེབ།</text:p>
          </table:table-cell>
          <table:table-cell office:value-type="string">
            <text:p>/yig deb/</text:p>
          </table:table-cell>
          <table:table-cell office:value-type="string">
            <text:p>(མིང་)</text:p>
          </table:table-cell>
          <table:table-cell office:value-type="string">
            <text:p>ཡི་གུ་ལུ་མིང་གཞི་དང་བྱ་བྱེད་ལས་གསུམ་དུས་གསུམ་གྱི་དོན་སྟོན་པའི་སྡེབ་སྦྱོར།</text:p>
          </table:table-cell>
          <table:table-cell table:number-columns-repeated="252"/>
        </table:table-row>
        <table:table-row table:style-name="ro1">
          <table:table-cell office:value-type="string">
            <text:p>ཡིག་ནོར།</text:p>
          </table:table-cell>
          <table:table-cell office:value-type="string">
            <text:p>/yig nor/</text:p>
          </table:table-cell>
          <table:table-cell office:value-type="string">
            <text:p>(མིང་)</text:p>
          </table:table-cell>
          <table:table-cell office:value-type="string">
            <text:p>ཡིག་སྐྱོ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སྣོད།</text:p>
          </table:table-cell>
          <table:table-cell office:value-type="string">
            <text:p>/yig noe/</text:p>
          </table:table-cell>
          <table:table-cell office:value-type="string">
            <text:p>(མིང་)</text:p>
          </table:table-cell>
          <table:table-cell office:value-type="string">
            <text:p>ཡི་གུ་བཙུགས་སའི་ཧོད།</text:p>
          </table:table-cell>
          <table:table-cell table:number-columns-repeated="252"/>
        </table:table-row>
        <table:table-row table:style-name="ro1">
          <table:table-cell office:value-type="string">
            <text:p>ཡིག་དཔེ།</text:p>
          </table:table-cell>
          <table:table-cell office:value-type="string">
            <text:p>/yig pe/</text:p>
          </table:table-cell>
          <table:table-cell office:value-type="string">
            <text:p>(མིང་)</text:p>
          </table:table-cell>
          <table:table-cell office:value-type="string">
            <text:p>ཡི་གུའི་དཔྱེ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ཕད།</text:p>
          </table:table-cell>
          <table:table-cell office:value-type="string">
            <text:p>/yig phe/</text:p>
          </table:table-cell>
          <table:table-cell office:value-type="string">
            <text:p>(མིང་)འགྲེམ་ཁང་གིས་ཡི་གུ་བཙུགས་ཏེ་སྐྱེལ་ནི་གི་ཧོད་</text:p>
          </table:table-cell>
          <table:table-cell office:value-type="string">
            <text:p>ཕད་ཙེ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ིག་ཕྲུགཔ།</text:p>
          </table:table-cell>
          <table:table-cell office:value-type="string">
            <text:p>/yig thrup/</text:p>
          </table:table-cell>
          <table:table-cell office:value-type="string">
            <text:p>(མིང་)</text:p>
          </table:table-cell>
          <table:table-cell table:style-name="ce2" office:value-type="string">
            <text:p>དཔེ་ཆ་ལྷབ་མི་གི་ཨ་ལོ་ཚུ་ སློབ་གྲྭཔ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ཡིག་ཕྲེང༌།</text:p>
          </table:table-cell>
          <table:table-cell office:value-type="string">
            <text:p>/yig threng/</text:p>
          </table:table-cell>
          <table:table-cell office:value-type="string">
            <text:p>(མིང་)</text:p>
          </table:table-cell>
          <table:table-cell office:value-type="string">
            <text:p>ཡི་གུའི་གྱལ།</text:p>
          </table:table-cell>
          <table:table-cell table:number-columns-repeated="252"/>
        </table:table-row>
        <table:table-row table:style-name="ro1">
          <table:table-cell office:value-type="string">
            <text:p>ཡིག་འཕྲིན།</text:p>
          </table:table-cell>
          <table:table-cell office:value-type="string">
            <text:p>/yig thrin/</text:p>
          </table:table-cell>
          <table:table-cell office:value-type="string">
            <text:p>(མིང་)</text:p>
          </table:table-cell>
          <table:table-cell office:value-type="string">
            <text:p>གནས་ཚུལ་ག་ར་ཡིག་ཐོག་བཀོད་དེ་བཏང་བའི་འཕྲིན།</text:p>
          </table:table-cell>
          <table:table-cell table:number-columns-repeated="252"/>
        </table:table-row>
        <table:table-row table:style-name="ro1">
          <table:table-cell office:value-type="string">
            <text:p>ཡིག་བྱང༌།</text:p>
          </table:table-cell>
          <table:table-cell office:value-type="string">
            <text:p>/yig ja/</text:p>
          </table:table-cell>
          <table:table-cell office:value-type="string">
            <text:p>(མིང་)</text:p>
          </table:table-cell>
          <table:table-cell table:style-name="ce2" office:value-type="string">
            <text:p>1 ཡིག་ཐོག་བཀོད་པའི་ཡིག་ཆ། 2 ཡི་གུ་འབྲི་ནིའི་བྱང་ཤིང༌།</text:p>
          </table:table-cell>
          <table:table-cell table:number-columns-repeated="252"/>
        </table:table-row>
        <table:table-row table:style-name="ro1">
          <table:table-cell office:value-type="string">
            <text:p>ཡིག་འབྲུ།</text:p>
          </table:table-cell>
          <table:table-cell office:value-type="string">
            <text:p>/yig dru/</text:p>
          </table:table-cell>
          <table:table-cell office:value-type="string">
            <text:p>(མིང་)</text:p>
          </table:table-cell>
          <table:table-cell table:style-name="ce2" office:value-type="string">
            <text:p>ཚག་བར་གྱིས་བཅད་པའི་ཡི་གུ། མིང་གཞི་དང་རྣམ་དབྱེའི་ རྐྱེན་ ཕྲད་ཀྱི་ཡི་གུ་ཚུ།</text:p>
          </table:table-cell>
          <table:table-cell table:number-columns-repeated="252"/>
        </table:table-row>
        <table:table-row table:style-name="ro1">
          <table:table-cell office:value-type="string">
            <text:p>ཡིག་སྦྱོང༌།</text:p>
          </table:table-cell>
          <table:table-cell office:value-type="string">
            <text:p>/yig jong/</text:p>
          </table:table-cell>
          <table:table-cell office:value-type="string">
            <text:p>(མིང་)</text:p>
          </table:table-cell>
          <table:table-cell office:value-type="string">
            <text:p>ཡི་གུ་ལྷབ་སྟོན།</text:p>
          </table:table-cell>
          <table:table-cell table:number-columns-repeated="252"/>
        </table:table-row>
        <table:table-row table:style-name="ro1">
          <table:table-cell office:value-type="string">
            <text:p>ཡིག་སྦྱོར།</text:p>
          </table:table-cell>
          <table:table-cell office:value-type="string">
            <text:p>/yig jor/</text:p>
          </table:table-cell>
          <table:table-cell office:value-type="string">
            <text:p>(མིང་)</text:p>
          </table:table-cell>
          <table:table-cell office:value-type="string">
            <text:p>ཡི་གུའི་སྦྱོར་བའ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ིག་རྩིས།</text:p>
          </table:table-cell>
          <table:table-cell office:value-type="string">
            <text:p>/yig tsi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དང་རྩིས་མཉམ་གཅིག་སླབ་ཐངས། དྲུང་ཡིག་ཚུ་ཡིག་རྩིས་ཀྱི་ཡོན་ཏན་ལེགས་ཞིམ་དགོ།</text:p>
          </table:table-cell>
          <table:table-cell table:number-columns-repeated="252"/>
        </table:table-row>
        <table:table-row table:style-name="ro1">
          <table:table-cell office:value-type="string">
            <text:p>ཡིག་ཚང༌།</text:p>
          </table:table-cell>
          <table:table-cell office:value-type="string">
            <text:p>/yig tsang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འི་ལཱ་འབད་ས། སྒེར་གྱི་ཡིག་ཚང༌། གཞུང་གི་ཡིག་ཚང་ རྫོང་ཁའི་ཡིག་ཚང་ ཁྲིམས་དཔོན་ཡིག་ཚང་ རྫོང་བདག་གི་ཡིག་ཚང་ཚུ།</text:p>
          </table:table-cell>
          <table:table-cell table:number-columns-repeated="252"/>
        </table:table-row>
        <table:table-row table:style-name="ro1">
          <table:table-cell office:value-type="string">
            <text:p>ཡིག་ཚོགས།</text:p>
          </table:table-cell>
          <table:table-cell office:value-type="string">
            <text:p>/yig tsho/</text:p>
          </table:table-cell>
          <table:table-cell office:value-type="string">
            <text:p>(མིང་)</text:p>
          </table:table-cell>
          <table:table-cell office:value-type="string">
            <text:p>ཡི་གེའི་ཚོགས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མཛོད།</text:p>
          </table:table-cell>
          <table:table-cell office:value-type="string">
            <text:p>/yig dzoe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ལེ་ཤ་ཡོད་ས། དཔེ་མཛོ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ག་འཛིན།</text:p>
          </table:table-cell>
          <table:table-cell office:value-type="string">
            <text:p>/yig dzin/</text:p>
          </table:table-cell>
          <table:table-cell office:value-type="string">
            <text:p>(མིང་)</text:p>
          </table:table-cell>
          <table:table-cell table:style-name="ce2" office:value-type="string">
            <text:p>1 ཡིག་ཐོག་ལུ་འགན་འཛིན་བཟོ་མི་དང་ 2 དོན་དག་ངེས་པ་ཅན་ཅིག་ལུ་ཆ་གནས་བཞག་དགོ་པའི་དོན་སྟོན་པའི་ཡིག་ཆ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ཡིག་གཟུགས།</text:p>
          </table:table-cell>
          <table:table-cell office:value-type="string">
            <text:p>/yig zu/</text:p>
          </table:table-cell>
          <table:table-cell office:value-type="string">
            <text:p>(མིང་)</text:p>
          </table:table-cell>
          <table:table-cell office:value-type="string">
            <text:p>ཡི་གུའི་བཟོ་དབྱིབས།</text:p>
          </table:table-cell>
          <table:table-cell table:number-columns-repeated="252"/>
        </table:table-row>
        <table:table-row table:style-name="ro1">
          <table:table-cell office:value-type="string">
            <text:p>ཡིག་བཟོ།</text:p>
          </table:table-cell>
          <table:table-cell office:value-type="string">
            <text:p>/yig zo/</text:p>
          </table:table-cell>
          <table:table-cell office:value-type="string">
            <text:p>(མིང་)</text:p>
          </table:table-cell>
          <table:table-cell office:value-type="string">
            <text:p>ཡི་གུའི་བཟོ་རྣམ།</text:p>
          </table:table-cell>
          <table:table-cell table:number-columns-repeated="252"/>
        </table:table-row>
        <table:table-row table:style-name="ro1">
          <table:table-cell office:value-type="string">
            <text:p>ཡིག་རིགས།</text:p>
          </table:table-cell>
          <table:table-cell office:value-type="string">
            <text:p>/yig ri/</text:p>
          </table:table-cell>
          <table:table-cell office:value-type="string">
            <text:p>(མིང་)</text:p>
          </table:table-cell>
          <table:table-cell office:value-type="string">
            <text:p>ཡིག་ཆ་གི་རིགས་ཡོད་རེ་ཡོད་ཚད།</text:p>
          </table:table-cell>
          <table:table-cell table:number-columns-repeated="252"/>
        </table:table-row>
        <table:table-row table:style-name="ro1">
          <table:table-cell office:value-type="string">
            <text:p>ཡིག་ལན།</text:p>
          </table:table-cell>
          <table:table-cell office:value-type="string">
            <text:p>/yig len/</text:p>
          </table:table-cell>
          <table:table-cell office:value-type="string">
            <text:p>(མིང་)</text:p>
          </table:table-cell>
          <table:table-cell office:value-type="string">
            <text:p>ནཱ་ལས་ཕར་བཏང་མི་གི་ཡི་གུའི་ལན་གསལ།</text:p>
          </table:table-cell>
          <table:table-cell table:number-columns-repeated="252"/>
        </table:table-row>
        <table:table-row table:style-name="ro1">
          <table:table-cell office:value-type="string">
            <text:p>ཡིག་ཤུབས།</text:p>
          </table:table-cell>
          <table:table-cell office:value-type="string">
            <text:p>/yig shub/</text:p>
          </table:table-cell>
          <table:table-cell office:value-type="string">
            <text:p>(མིང་)</text:p>
          </table:table-cell>
          <table:table-cell table:style-name="ce2" office:value-type="string">
            <text:p>ཡི་གུ་བསྡམས་ཏེ་སྐྱེལཝ་ད་ བཙུགས་སའི་ཧོད་ ཡིག་སྐོགས།</text:p>
          </table:table-cell>
          <table:table-cell table:number-columns-repeated="252"/>
        </table:table-row>
        <table:table-row table:style-name="ro1">
          <table:table-cell office:value-type="string">
            <text:p>ཡིད།</text:p>
          </table:table-cell>
          <table:table-cell office:value-type="string">
            <text:p>/yi/</text:p>
          </table:table-cell>
          <table:table-cell office:value-type="string">
            <text:p>(མིང་)</text:p>
          </table:table-cell>
          <table:table-cell table:style-name="ce2" office:value-type="string">
            <text:p>རྣམ་ཤེས་ སེམས།</text:p>
          </table:table-cell>
          <table:table-cell table:number-columns-repeated="252"/>
        </table:table-row>
        <table:table-row table:style-name="ro1">
          <table:table-cell office:value-type="string">
            <text:p>ཡིད་ཀྱི་སྡོམ་པ།</text:p>
          </table:table-cell>
          <table:table-cell office:value-type="string">
            <text:p>/yi ki dom pa/</text:p>
          </table:table-cell>
          <table:table-cell office:value-type="string">
            <text:p>(མིང་)</text:p>
          </table:table-cell>
          <table:table-cell office:value-type="string">
            <text:p>སེམས་ཀྱིས་མི་དགེ་བའི་ལཱ་མི་འབད་ཟེར་མནོ་བའི་བསམ་པ།</text:p>
          </table:table-cell>
          <table:table-cell table:number-columns-repeated="252"/>
        </table:table-row>
        <table:table-row table:style-name="ro1">
          <table:table-cell office:value-type="string">
            <text:p>ཡིད་ཀྱི་རྩལ་གསུམ།</text:p>
          </table:table-cell>
          <table:table-cell office:value-type="string">
            <text:p>/yi ki tsel sum/</text:p>
          </table:table-cell>
          <table:table-cell office:value-type="string">
            <text:p>(མིང་)</text:p>
          </table:table-cell>
          <table:table-cell table:style-name="ce2" office:value-type="string">
            <text:p>ཕོ་རྩལ་སྣ་དགུ་གི་ནང་གསེས་ མཛངས་ལ་བློ་འགྱུ་བ་ དཔའ་ལ་བསྲན་ཚུགསཔ་ ཁ་གསལ་ཞིང་ གཏིང་མི་དཔོག་པ་གསུམ།</text:p>
          </table:table-cell>
          <table:table-cell table:number-columns-repeated="252"/>
        </table:table-row>
        <table:table-row table:style-name="ro1">
          <table:table-cell office:value-type="string">
            <text:p>ཡིད་ཀྱི་ལས།</text:p>
          </table:table-cell>
          <table:table-cell office:value-type="string">
            <text:p>/yi ki le/</text:p>
          </table:table-cell>
          <table:table-cell office:value-type="string">
            <text:p>(མིང་)</text:p>
          </table:table-cell>
          <table:table-cell table:style-name="ce2" office:value-type="string">
            <text:p>ཡིད་ཀྱི་སྒོ་ལས་བརྣབ་སེམས། གནོད་སེམས། ལོག་ལྟ་བསྐྱེད་པའི་ལས།</text:p>
          </table:table-cell>
          <table:table-cell table:number-columns-repeated="252"/>
        </table:table-row>
        <table:table-row table:style-name="ro1">
          <table:table-cell office:value-type="string">
            <text:p>ཡིད་ཀྱི་ལུས།</text:p>
          </table:table-cell>
          <table:table-cell office:value-type="string">
            <text:p>/yi ki lue/</text:p>
          </table:table-cell>
          <table:table-cell office:value-type="string">
            <text:p>(མིང་)</text:p>
          </table:table-cell>
          <table:table-cell table:style-name="ce2" office:value-type="string">
            <text:p>ཤི་ཞིན་ན་ དོ་རུང་སྐྱེ་བ་གཞན་ཅིག་མ་ལེན་ཚུན་ཚོད་ཀྱི་བར་ན་ སྲིད་པ་བར་དོ་ལུ་ གདོས་བཅས་ཤ་ཁྲག་གི་ལུས་མེད་པར་ གནས་པའི་སྐབས་ཀྱི་ལུས།</text:p>
          </table:table-cell>
          <table:table-cell table:number-columns-repeated="252"/>
        </table:table-row>
        <table:table-row table:style-name="ro1">
          <table:table-cell office:value-type="string">
            <text:p>ཡིད་སྐྱོ།</text:p>
          </table:table-cell>
          <table:table-cell office:value-type="string">
            <text:p>/yi co/</text:p>
          </table:table-cell>
          <table:table-cell office:value-type="string">
            <text:p>(བྱ་ཁྱད་)</text:p>
          </table:table-cell>
          <table:table-cell office:value-type="string">
            <text:p>སེམས་སྐྱོཝ་སྐྱེ་ནི།</text:p>
          </table:table-cell>
          <table:table-cell table:number-columns-repeated="252"/>
        </table:table-row>
        <table:table-row table:style-name="ro1">
          <table:table-cell office:value-type="string">
            <text:p>ཡིད་ཁར་འོང་ཏོག་ཏོ།</text:p>
          </table:table-cell>
          <table:table-cell office:value-type="string">
            <text:p>/yi khar hong tog to/</text:p>
          </table:table-cell>
          <table:table-cell office:value-type="string">
            <text:p>(བྱ་ཁྱད་)</text:p>
          </table:table-cell>
          <table:table-cell office:value-type="string">
            <text:p>སེམས་ཁར་ཚུད་ཐངས་ཀྱ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ཡིད་ངེས་ཐིང་ངེས།</text:p>
          </table:table-cell>
          <table:table-cell office:value-type="string">
            <text:p>/yi nge thing nge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ི་ཡིད་ངེས་ཐིང་ངེས་ཟེར་བ་ཅིན་ མི་ལེགས་ཤོམ་ཡོདཔ་ 2 ཅ་ལ་ཡིད་ངེས་ཐིང་ངེས་ཟེར་བ་ཅིན་ ཅ་ལ་ཁུངས་ཐུབ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ིད་ཆེས།</text:p>
          </table:table-cell>
          <table:table-cell office:value-type="string">
            <text:p>/yi ch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ངེས་ཤེས་འདྲོངས་པ། བློ་ཐུབ་པ། ཐེ་ཚོམ་ཆོད་པ།</text:p>
          </table:table-cell>
          <table:table-cell table:number-columns-repeated="252"/>
        </table:table-row>
        <table:table-row table:style-name="ro1">
          <table:table-cell office:value-type="string">
            <text:p>ཡིད་ཆེས་ཀྱི་དད་པ།</text:p>
          </table:table-cell>
          <table:table-cell office:value-type="string">
            <text:p>/yi che ki de pa/</text:p>
          </table:table-cell>
          <table:table-cell office:value-type="string">
            <text:p>(མིང་)</text:p>
          </table:table-cell>
          <table:table-cell table:style-name="ce2" office:value-type="string">
            <text:p>དད་པ་རྣམ་པ་གསུམ་གྱི་ནང་ལས་ ཡིད་ངེས་ཤེས་འདྲོངས་པའི་དད་པ།</text:p>
          </table:table-cell>
          <table:table-cell table:number-columns-repeated="252"/>
        </table:table-row>
        <table:table-row table:style-name="ro1">
          <table:table-cell office:value-type="string">
            <text:p>ཡིད་གཉིས།</text:p>
          </table:table-cell>
          <table:table-cell office:value-type="string">
            <text:p>/yi nyi/</text:p>
          </table:table-cell>
          <table:table-cell office:value-type="string">
            <text:p>(མིང་)</text:p>
          </table:table-cell>
          <table:table-cell table:style-name="ce2" office:value-type="string">
            <text:p>ཐེ་ཚོམ། གཏན་གཏན་མེདཔ།</text:p>
          </table:table-cell>
          <table:table-cell table:number-columns-repeated="252"/>
        </table:table-row>
        <table:table-row table:style-name="ro1">
          <table:table-cell office:value-type="string">
            <text:p>ཡིད་ཐང་ཆད།</text:p>
          </table:table-cell>
          <table:table-cell office:value-type="string">
            <text:p>/yi thang ch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ེམས་ངལ་ཐག་ཆོད་པ། དབུགས་འགམ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ིད་སྤྲུལ།</text:p>
          </table:table-cell>
          <table:table-cell office:value-type="string">
            <text:p>/yi truel/</text:p>
          </table:table-cell>
          <table:table-cell office:value-type="string">
            <text:p>(མིང་)</text:p>
          </table:table-cell>
          <table:table-cell office:value-type="string">
            <text:p>སེམས་ཀྱིས་དམིགས་པ།</text:p>
          </table:table-cell>
          <table:table-cell table:number-columns-repeated="252"/>
        </table:table-row>
        <table:table-row table:style-name="ro1">
          <table:table-cell office:value-type="string">
            <text:p>ཡིད་སྤྲོ།</text:p>
          </table:table-cell>
          <table:table-cell office:value-type="string">
            <text:p>/yi tro/</text:p>
          </table:table-cell>
          <table:table-cell office:value-type="string">
            <text:p>(བྱ་ཚིག་)</text:p>
          </table:table-cell>
          <table:table-cell office:value-type="string">
            <text:p>སེམས་དགའ་བ།</text:p>
          </table:table-cell>
          <table:table-cell table:number-columns-repeated="252"/>
        </table:table-row>
        <table:table-row table:style-name="ro1">
          <table:table-cell office:value-type="string">
            <text:p>ཡིད་ཕམ།</text:p>
          </table:table-cell>
          <table:table-cell office:value-type="string">
            <text:p>/yi pham/</text:p>
          </table:table-cell>
          <table:table-cell office:value-type="string">
            <text:p>(བྱ་ཁྱད་)</text:p>
          </table:table-cell>
          <table:table-cell office:value-type="string">
            <text:p>བློ་ཕམ་པ།</text:p>
          </table:table-cell>
          <table:table-cell table:number-columns-repeated="252"/>
        </table:table-row>
        <table:table-row table:style-name="ro1">
          <table:table-cell office:value-type="string">
            <text:p>ཡིད་འཕྲོག</text:p>
          </table:table-cell>
          <table:table-cell office:value-type="string">
            <text:p>/yi thro/</text:p>
          </table:table-cell>
          <table:table-cell office:value-type="string">
            <text:p>(བྱ་ཚིག་)</text:p>
          </table:table-cell>
          <table:table-cell office:value-type="string">
            <text:p>སེམས་ཤོར་བ།</text:p>
          </table:table-cell>
          <table:table-cell table:number-columns-repeated="252"/>
        </table:table-row>
        <table:table-row table:style-name="ro1">
          <table:table-cell office:value-type="string">
            <text:p>ཡིད་འཕྲོག་མ།</text:p>
          </table:table-cell>
          <table:table-cell office:value-type="string">
            <text:p>/yi thro ma/</text:p>
          </table:table-cell>
          <table:table-cell office:value-type="string">
            <text:p>(མིང་)</text:p>
          </table:table-cell>
          <table:table-cell office:value-type="string">
            <text:p>སེམས་ཤོར་བཅུག་པའི་བུམོ།</text:p>
          </table:table-cell>
          <table:table-cell table:number-columns-repeated="252"/>
        </table:table-row>
        <table:table-row table:style-name="ro1">
          <table:table-cell office:value-type="string">
            <text:p>ཡིད་མུག</text:p>
          </table:table-cell>
          <table:table-cell office:value-type="string">
            <text:p>/yi mug/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བློ་ཕམ་དང་སེམས་སྐྱོ་བ། སེམས་བསུན་པ།</text:p>
          </table:table-cell>
          <table:table-cell table:number-columns-repeated="252"/>
        </table:table-row>
        <table:table-row table:style-name="ro1">
          <table:table-cell office:value-type="string">
            <text:p>ཡིད་ཚིམ།</text:p>
          </table:table-cell>
          <table:table-cell office:value-type="string">
            <text:p>/yi tshim/</text:p>
          </table:table-cell>
          <table:table-cell office:value-type="string">
            <text:p>(མིང་)</text:p>
          </table:table-cell>
          <table:table-cell table:style-name="ce2" office:value-type="string">
            <text:p>འདོད་པའི་རེ་བ་བསྐངས་ཏེ་ཡིད་ཚིམས་པ། འདོད་པ་འཇོམས་པ། བློ་ཁ་རྫོགས་པ་ཚུ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ིད་བཞིན།</text:p>
          </table:table-cell>
          <table:table-cell office:value-type="string">
            <text:p>/yi zhin/</text:p>
          </table:table-cell>
          <table:table-cell office:value-type="string">
            <text:p>(མིང་)</text:p>
          </table:table-cell>
          <table:table-cell office:value-type="string">
            <text:p>སེམས་ཀྱིས་མནོ་དོ་བཟུ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ིད་བཞིན་ནོར་བུ།</text:p>
          </table:table-cell>
          <table:table-cell office:value-type="string">
            <text:p>/yi zhin nor bu/</text:p>
          </table:table-cell>
          <table:table-cell office:value-type="string">
            <text:p>(མིང་)</text:p>
          </table:table-cell>
          <table:table-cell table:style-name="ce2" office:value-type="string">
            <text:p>1 འདོད་པའི་རེ་བ་ཡིད་བཞིན་དུ་སྐོང་ཚུགས་པའི་ནོར་བུ། ནོར་བུ་རིན་པོ་ཆེ་བསམ་འཕེལ་དབང་གི་རྒྱལ་པོ་ཟེར་དོ་བཟུམ། 2 བླམ་སྦོམ་དང་རྒྱལ་པོ་ཚུ་ལུ་ཡང་ཡིད་བཞིན་ནོར་བུ་ཟེར་ཞུ་ཆོག།</text:p>
          </table:table-cell>
          <table:table-cell table:number-columns-repeated="252"/>
        </table:table-row>
        <table:table-row table:style-name="ro1">
          <table:table-cell office:value-type="string">
            <text:p>ཡིད་བཞིན་མཛོད།</text:p>
          </table:table-cell>
          <table:table-cell office:value-type="string">
            <text:p>/yi zhin dzoe/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བཅུ་བཞི་པའི་ནང་ རྒྱལ་བ་ཀློང་ཆེན་རབ་འབྱམས་ཀྱིས་མཛད་པའི་ མཛོད་བདུན་ག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ཡིད་འོང༌།</text:p>
          </table:table-cell>
          <table:table-cell office:value-type="string">
            <text:p>/yi hhong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ཁར་འོང་ནི་ སེམས་ཁར་འབབ་ནི་ སེམས་ཁར་ཚུད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ཡིད་འོང་མ།</text:p>
          </table:table-cell>
          <table:table-cell office:value-type="string">
            <text:p>/yi hhong ma/</text:p>
          </table:table-cell>
          <table:table-cell office:value-type="string">
            <text:p>(མིང་)</text:p>
          </table:table-cell>
          <table:table-cell table:style-name="ce2" office:value-type="string">
            <text:p>སེམས་ཁར་འོང་མི་ བློ་ཁར་འབབ་མི་ མིག་ཁར་ཚུདཔའི་བུམོ།</text:p>
          </table:table-cell>
          <table:table-cell table:number-columns-repeated="252"/>
        </table:table-row>
        <table:table-row table:style-name="ro1">
          <table:table-cell office:value-type="string">
            <text:p>ཡིན།</text:p>
          </table:table-cell>
          <table:table-cell office:value-type="string">
            <text:p>/yin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ཨིན་ 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ིན་གཅིག་མིན་གཅིག</text:p>
          </table:table-cell>
          <table:table-cell office:value-type="string">
            <text:p>/yin ci min ci/</text:p>
          </table:table-cell>
          <table:table-cell office:value-type="string">
            <text:p>(མིང་)</text:p>
          </table:table-cell>
          <table:table-cell table:style-name="ce2" office:value-type="string">
            <text:p>ཐད་རི་བ་རི་ ངེས་པར་དུ་ཟེར་བའི་དོན། ཨིན་གཅིག་མིན་གཅིག་ 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ཡུ།</text:p>
          </table:table-cell>
          <table:table-cell office:value-type="string">
            <text:p>/yu/</text:p>
          </table:table-cell>
          <table:table-cell office:value-type="string">
            <text:p>(མིང་)</text:p>
          </table:table-cell>
          <table:table-cell table:style-name="ce2" office:value-type="string">
            <text:p>དཔའ་རྟགས་ཀྱི་གཡུ་པ། སྟྭ་རེའི་གཡུ་པ་ཏོག་ཙེའི་ངཡུ་པ་ཚུ་ བསྡུས་ཏེ་འབྲི་ཚུལ། དཔེར་ན་ སྟྭ་ཡུ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ུ་བ།</text:p>
          </table:table-cell>
          <table:table-cell office:value-type="string">
            <text:p>/yu wa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 རིན་ཆེན་གདུགས་མཆོག་གསེར་གྱི་ཡུ་བ་ཅན། ཟེར་གསུངས་དོ་བཟུམ་ ཅ་ལ་ལུ་ལགཔ་བཤེད་སའི་གཡུ་པ།</text:p>
          </table:table-cell>
          <table:table-cell table:number-columns-repeated="252"/>
        </table:table-row>
        <table:table-row table:style-name="ro1">
          <table:table-cell office:value-type="string">
            <text:p>ཡུ་རིང༌།</text:p>
          </table:table-cell>
          <table:table-cell office:value-type="string">
            <text:p>/yu ring/</text:p>
          </table:table-cell>
          <table:table-cell office:value-type="string">
            <text:p>(མིང་)</text:p>
          </table:table-cell>
          <table:table-cell table:style-name="ce2" office:value-type="string">
            <text:p>དཔའ་རྟགས་ཡུ་རིང་ ལྷམ་ཡུ་རིང་ གྱི་ཅུ་ཡུ་རིང་ཟེར་མི་ གཡུ་པ་རིང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ུ་ལི།</text:p>
          </table:table-cell>
          <table:table-cell office:value-type="string">
            <text:p>/yu li/</text:p>
          </table:table-cell>
          <table:table-cell office:value-type="string">
            <text:p>(མིང་)</text:p>
          </table:table-cell>
          <table:table-cell table:style-name="ce2" office:value-type="string">
            <text:p>སྤ་ཚར་གྱི་རིགས་ཅིག ཨིནམ་ད་ འདི་གི་ ཚར་དེ་གིས་གཟེམ་ཚུ་འཐག་བཏུབ།</text:p>
          </table:table-cell>
          <table:table-cell table:number-columns-repeated="252"/>
        </table:table-row>
        <table:table-row table:style-name="ro1">
          <table:table-cell office:value-type="string">
            <text:p>ཡུག</text:p>
          </table:table-cell>
          <table:table-cell office:value-type="string">
            <text:p>/yug/</text:p>
          </table:table-cell>
          <table:table-cell office:value-type="string">
            <text:p>(མིང་)</text:p>
          </table:table-cell>
          <table:table-cell table:style-name="ce2" office:value-type="string">
            <text:p>བྱང་ཐགས་ཅིག རས་ཡུག་ཁ་ཚང་ཅིག་ འབུ་རས་ཡུག་ཆེན་ ཡུག་ཆུང་ཚུ།</text:p>
          </table:table-cell>
          <table:table-cell table:number-columns-repeated="252"/>
        </table:table-row>
        <table:table-row table:style-name="ro1">
          <table:table-cell office:value-type="string">
            <text:p>ཡུག་གཅིག</text:p>
          </table:table-cell>
          <table:table-cell office:value-type="string">
            <text:p>/yug ci/</text:p>
          </table:table-cell>
          <table:table-cell office:value-type="string">
            <text:p>(མིང་)</text:p>
          </table:table-cell>
          <table:table-cell table:style-name="ce2" office:value-type="string">
            <text:p>སྡེབས་གཅིག། འཕྲོ་གཅིག། ཤ་སྟག། གཙང་ཙ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ཡུག་ཟ་མོ།</text:p>
          </table:table-cell>
          <table:table-cell office:value-type="string">
            <text:p>/yug za mo/</text:p>
          </table:table-cell>
          <table:table-cell office:value-type="string">
            <text:p>(མིང་)</text:p>
          </table:table-cell>
          <table:table-cell office:value-type="string">
            <text:p>རྨགཔ་ཤི་བའི་ཨམ་སྲུ།</text:p>
          </table:table-cell>
          <table:table-cell table:number-columns-repeated="252"/>
        </table:table-row>
        <table:table-row table:style-name="ro1">
          <table:table-cell office:value-type="string">
            <text:p>ཡུག་ཡུག</text:p>
          </table:table-cell>
          <table:table-cell office:value-type="string">
            <text:p>/yug yug/</text:p>
          </table:table-cell>
          <table:table-cell office:value-type="string">
            <text:p>(བྱ་ཁྱད་)</text:p>
          </table:table-cell>
          <table:table-cell office:value-type="string">
            <text:p>དར་དང་ལགཔ་ཚུ་གཡུག་ཐངས་ཀྱ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ཡུག་གྲིབ།</text:p>
          </table:table-cell>
          <table:table-cell office:value-type="string">
            <text:p>/yug drib/</text:p>
          </table:table-cell>
          <table:table-cell office:value-type="string">
            <text:p>(མིང་)</text:p>
          </table:table-cell>
          <table:table-cell table:style-name="ce2" office:value-type="string">
            <text:p>རྨགཔ་ཤི་སོང་པའི་ཨམ་སྲུ་གི་ལག་པ་ལས་བརྒྱུད་པའི་ ཟས་གྲིབ་ལུ་ཡུག་གྲིབ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ུག་གཅིགམ།</text:p>
          </table:table-cell>
          <table:table-cell office:value-type="string">
            <text:p>/yug cim/</text:p>
          </table:table-cell>
          <table:table-cell office:value-type="string">
            <text:p>(མིང་)</text:p>
          </table:table-cell>
          <table:table-cell table:style-name="ce2" office:value-type="string">
            <text:p>སྡེབས་གཅིག་ཁར། འཕྲོ་གཅིགམ། སྡེབས་རིས་ལུ་ གསེར་གཡུག་གཅིགམ་བཏང་ནུག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ུགས་ས་མ།</text:p>
          </table:table-cell>
          <table:table-cell office:value-type="string">
            <text:p>/yug sa ma/</text:p>
          </table:table-cell>
          <table:table-cell office:value-type="string">
            <text:p>(མིང་)</text:p>
          </table:table-cell>
          <table:table-cell office:value-type="string">
            <text:p>ཡུག་ཟ་མ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ུང་སྒ།</text:p>
          </table:table-cell>
          <table:table-cell office:value-type="string">
            <text:p>/yung ga/</text:p>
          </table:table-cell>
          <table:table-cell office:value-type="string">
            <text:p>(མིང་)</text:p>
          </table:table-cell>
          <table:table-cell office:value-type="string">
            <text:p>ཚོན་སེར།</text:p>
          </table:table-cell>
          <table:table-cell table:number-columns-repeated="252"/>
        </table:table-row>
        <table:table-row table:style-name="ro1">
          <table:table-cell office:value-type="string">
            <text:p>ཡུང་རྡོག</text:p>
          </table:table-cell>
          <table:table-cell office:value-type="string">
            <text:p>/yung dog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ཚོད་བསྲེ་གཡུང་རྡོག། ཉུང་རྡོག་ཡང་འབྲ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ུངས་དཀར།</text:p>
          </table:table-cell>
          <table:table-cell office:value-type="string">
            <text:p>/yung kar/</text:p>
          </table:table-cell>
          <table:table-cell office:value-type="string">
            <text:p>(མིང་)</text:p>
          </table:table-cell>
          <table:table-cell table:style-name="ce2" office:value-type="string">
            <text:p>པད་དཀར་དང་དོན་གཅིག། ཁྱད་པར་ པད་དཀར་འདི་འབྲུ་གནགཔོ་དང་ ཡུངས་དཀར་འདི་ འབྲུ་སེརཔོ་ལུ་གོ་བརྡ་སྤྲ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ཡུངས་དཀར་རྒྱལ་པོ།</text:p>
          </table:table-cell>
          <table:table-cell office:value-type="string">
            <text:p>/yung kar gel po/</text:p>
          </table:table-cell>
          <table:table-cell office:value-type="string">
            <text:p>(མིང་)</text:p>
          </table:table-cell>
          <table:table-cell office:value-type="string">
            <text:p>སྐེ་ཚེ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ུངས་ཐུན།</text:p>
          </table:table-cell>
          <table:table-cell office:value-type="string">
            <text:p>/yung thuen/</text:p>
          </table:table-cell>
          <table:table-cell office:value-type="string">
            <text:p>(མིང་)</text:p>
          </table:table-cell>
          <table:table-cell table:style-name="ce2" office:value-type="string">
            <text:p>བླམ་སློབ་དཔོན་ཚུ་གིས་ གདོན་བགེགས་བདའ་ནི་གི་དོན་ལུ་ སྔགས་བཏབ་ཞིན་ན་བཟོ་བའི་ཡུངས་ཀར།</text:p>
          </table:table-cell>
          <table:table-cell table:number-columns-repeated="252"/>
        </table:table-row>
        <table:table-row table:style-name="ro1">
          <table:table-cell office:value-type="string">
            <text:p>ཡུངས་ནག</text:p>
          </table:table-cell>
          <table:table-cell office:value-type="string">
            <text:p>/yung na/</text:p>
          </table:table-cell>
          <table:table-cell office:value-type="string">
            <text:p>(མིང་)</text:p>
          </table:table-cell>
          <table:table-cell office:value-type="string">
            <text:p>པད་དཀར་གནགཔོ།</text:p>
          </table:table-cell>
          <table:table-cell table:number-columns-repeated="252"/>
        </table:table-row>
        <table:table-row table:style-name="ro1">
          <table:table-cell office:value-type="string">
            <text:p>ཡུངས་འབྲུ།</text:p>
          </table:table-cell>
          <table:table-cell office:value-type="string">
            <text:p>/yung dru/</text:p>
          </table:table-cell>
          <table:table-cell office:value-type="string">
            <text:p>(མིང་)</text:p>
          </table:table-cell>
          <table:table-cell office:value-type="string">
            <text:p>འབྲུ་ཡུངས་དཀར་རྡོག་མ་རེ་རེ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ུངས་མར།</text:p>
          </table:table-cell>
          <table:table-cell office:value-type="string">
            <text:p>/yung mar/</text:p>
          </table:table-cell>
          <table:table-cell office:value-type="string">
            <text:p>(མིང་)</text:p>
          </table:table-cell>
          <table:table-cell office:value-type="string">
            <text:p>པད་དཀར་མར་ཁུ།</text:p>
          </table:table-cell>
          <table:table-cell table:number-columns-repeated="252"/>
        </table:table-row>
        <table:table-row table:style-name="ro1">
          <table:table-cell office:value-type="string">
            <text:p>ཡུངས་ཟོར།</text:p>
          </table:table-cell>
          <table:table-cell office:value-type="string">
            <text:p>/yung zor/</text:p>
          </table:table-cell>
          <table:table-cell office:value-type="string">
            <text:p>(མིང་)</text:p>
          </table:table-cell>
          <table:table-cell table:style-name="ce2" office:value-type="string">
            <text:p>གཏོར་རྒྱབ་སྐབས་ ཡུངས་ཀར་ཤིང་དང་སྦྲགས་ཏེ་ གཏོར་མའི་གུ་བཙ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ཡུད་ཙམ།</text:p>
          </table:table-cell>
          <table:table-cell office:value-type="string">
            <text:p>/yue tsam/</text:p>
          </table:table-cell>
          <table:table-cell office:value-type="string">
            <text:p>(མིང་)</text:p>
          </table:table-cell>
          <table:table-cell table:style-name="ce2" office:value-type="string">
            <text:p>སྐད་ཅིག་ཡུད་ཙམ་ཟེར་ གློག་འཁྱུག་པའི་དུས་ཚོད་བཟུམ་ དུས་ཚོད་ཐུང་ཀུ་ཅིག།</text:p>
          </table:table-cell>
          <table:table-cell table:number-columns-repeated="252"/>
        </table:table-row>
        <table:table-row table:style-name="ro1">
          <table:table-cell office:value-type="string">
            <text:p>ཡུདཔ་ཅིག</text:p>
          </table:table-cell>
          <table:table-cell office:value-type="string">
            <text:p>/yuep ci/</text:p>
          </table:table-cell>
          <table:table-cell office:value-type="string">
            <text:p>(མིང་)</text:p>
          </table:table-cell>
          <table:table-cell office:value-type="string">
            <text:p>དུས་ཧ་ལམ་ཅིག།</text:p>
          </table:table-cell>
          <table:table-cell table:number-columns-repeated="252"/>
        </table:table-row>
        <table:table-row table:style-name="ro1">
          <table:table-cell office:value-type="string">
            <text:p>ཡུདཔ་ཐེངས་གཅིག</text:p>
          </table:table-cell>
          <table:table-cell office:value-type="string">
            <text:p>/yurp theng ci</text:p>
          </table:table-cell>
          <table:table-cell office:value-type="string">
            <text:p>(མིང་)</text:p>
          </table:table-cell>
          <table:table-cell table:style-name="ce2" office:value-type="string">
            <text:p>ལྟོ་ཚང་ཁྱོད་ཡུདཔ་ཐེངས་ཅིག་ནཱ་བྱོན་ཟེར་དོ་བཟུམ་ དུས་ཡུན་དུམ་གྲ་ཅིག་དང་ཡུད་ཙམ་ཅིག།</text:p>
          </table:table-cell>
          <table:table-cell table:number-columns-repeated="252"/>
        </table:table-row>
        <table:table-row table:style-name="ro1">
          <table:table-cell office:value-type="string">
            <text:p>ཡུན།</text:p>
          </table:table-cell>
          <table:table-cell office:value-type="string">
            <text:p>/yuen/</text:p>
          </table:table-cell>
          <table:table-cell office:value-type="string">
            <text:p>(མིང་)</text:p>
          </table:table-cell>
          <table:table-cell office:value-type="string">
            <text:p>དུས་ཚོད་རིང་ཐུང་གི་ཡུན།</text:p>
          </table:table-cell>
          <table:table-cell table:number-columns-repeated="252"/>
        </table:table-row>
        <table:table-row table:style-name="ro1">
          <table:table-cell office:value-type="string">
            <text:p>ཡུན་འགོར།</text:p>
          </table:table-cell>
          <table:table-cell office:value-type="string">
            <text:p>/yuen gor/</text:p>
          </table:table-cell>
          <table:table-cell office:value-type="string">
            <text:p>(མིང་)</text:p>
          </table:table-cell>
          <table:table-cell office:value-type="string">
            <text:p>རང་བཞིན་གྱིས་དུས་ཡུན་རིངམ་འབད་འགོར་ནི།</text:p>
          </table:table-cell>
          <table:table-cell table:number-columns-repeated="252"/>
        </table:table-row>
        <table:table-row table:style-name="ro1">
          <table:table-cell office:value-type="string">
            <text:p>ཡུན་འགྱངས།</text:p>
          </table:table-cell>
          <table:table-cell office:value-type="string">
            <text:p>/yuen jang/</text:p>
          </table:table-cell>
          <table:table-cell office:value-type="string">
            <text:p>(མིང་)</text:p>
          </table:table-cell>
          <table:table-cell office:value-type="string">
            <text:p>ཡུན་འགོ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ུན་བརྟན།</text:p>
          </table:table-cell>
          <table:table-cell office:value-type="string">
            <text:p>/yuen ten/</text:p>
          </table:table-cell>
          <table:table-cell office:value-type="string">
            <text:p>(མིང་)</text:p>
          </table:table-cell>
          <table:table-cell office:value-type="string">
            <text:p>ཡུན་རིང་དུ་</text:p>
          </table:table-cell>
          <table:table-cell office:value-type="string">
            <text:p>འགྱུར་བ་མེད་པར་</text:p>
          </table:table-cell>
          <table:table-cell office:value-type="string">
            <text:p>བརྟན་ཟེར་བའི་བསྡུས་ཚིག།</text:p>
          </table:table-cell>
          <table:table-cell table:number-columns-repeated="250"/>
        </table:table-row>
        <table:table-row table:style-name="ro1">
          <table:table-cell office:value-type="string">
            <text:p>ཡུན་བརྟན་གོང་འཕེལ།</text:p>
          </table:table-cell>
          <table:table-cell office:value-type="string">
            <text:p>/yuen ten gong phel/</text:p>
          </table:table-cell>
          <table:table-cell office:value-type="string">
            <text:p>(མིང་)</text:p>
          </table:table-cell>
          <table:table-cell office:value-type="string">
            <text:p>ཡུན་རིང་དུ་བརྟན་པའི་གོང་འཕེལ་གྱི་ཕྱག་ལཱ་ཚུ།</text:p>
          </table:table-cell>
          <table:table-cell table:number-columns-repeated="252"/>
        </table:table-row>
        <table:table-row table:style-name="ro1">
          <table:table-cell office:value-type="string">
            <text:p>ཡུན་ཐུང༌།</text:p>
          </table:table-cell>
          <table:table-cell office:value-type="string">
            <text:p>/yuen thung/</text:p>
          </table:table-cell>
          <table:table-cell office:value-type="string">
            <text:p>(མིང་)</text:p>
          </table:table-cell>
          <table:table-cell office:value-type="string">
            <text:p>དུས་ཚོད་ཐུང་བ།</text:p>
          </table:table-cell>
          <table:table-cell table:number-columns-repeated="252"/>
        </table:table-row>
        <table:table-row table:style-name="ro1">
          <table:table-cell office:value-type="string">
            <text:p>ཡུན་གནས།</text:p>
          </table:table-cell>
          <table:table-cell office:value-type="string">
            <text:p>/yuen ne/</text:p>
          </table:table-cell>
          <table:table-cell office:value-type="string">
            <text:p>(མིང་)</text:p>
          </table:table-cell>
          <table:table-cell table:style-name="ce2" office:value-type="string">
            <text:p>བསྟན་པ་ཡུན་རིང་དུ་གནས་པ། དུས་ཡུན་རིང་དུ་གནས་པ།</text:p>
          </table:table-cell>
          <table:table-cell table:number-columns-repeated="252"/>
        </table:table-row>
        <table:table-row table:style-name="ro1">
          <table:table-cell office:value-type="string">
            <text:p>ཡུན་ཚད།</text:p>
          </table:table-cell>
          <table:table-cell office:value-type="string">
            <text:p>/yuen tshe/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ཡུན་ག་དེ་ཅིག་འགོར་ནི་ཨིན་ན་གི་ཚད། ལཱ་ཅིག་འབདཝ་ད་གི་དུས་ཡུན་ཚད།</text:p>
          </table:table-cell>
          <table:table-cell table:number-columns-repeated="252"/>
        </table:table-row>
        <table:table-row table:style-name="ro1">
          <table:table-cell office:value-type="string">
            <text:p>ཡུན་རིང༌།</text:p>
          </table:table-cell>
          <table:table-cell office:value-type="string">
            <text:p>/yuen ring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ཚོད་ལེ་ཤ་འགོར་བ། དུས་ཚོད་ཡུན་རིངམོ་ ཡུན་རིངམོ་སྦེ་འགོར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ུམ།</text:p>
          </table:table-cell>
          <table:table-cell office:value-type="string">
            <text:p>/yum/</text:p>
          </table:table-cell>
          <table:table-cell office:value-type="string">
            <text:p>(མིང་)</text:p>
          </table:table-cell>
          <table:table-cell table:style-name="ce2" office:value-type="string">
            <text:p>1 ཨའི་གི་ཞེ་ས། སྤྲུལ་སྐུའི་ཡུམ་རྒྱལ་སྲས་ཀྱི་ཡུམ་ཟེར་དོ་བཟུམ། 2 ཡབ་དང་ཡུམ་ཟེར་བ་ཅིན་ ཨབ་དང་ཨའི་གི་ཞེ་ས། ཡངན་ རྨགཔ་དང་ཨམ་སྲུ་གི་ཞེ་ས་འབད་རུང་བཏུབ།</text:p>
          </table:table-cell>
          <table:table-cell table:number-columns-repeated="252"/>
        </table:table-row>
        <table:table-row table:style-name="ro1">
          <table:table-cell office:value-type="string">
            <text:p>ཡུམ་ཀ</text:p>
          </table:table-cell>
          <table:table-cell office:value-type="string">
            <text:p>/yum ka/</text:p>
          </table:table-cell>
          <table:table-cell office:value-type="string">
            <text:p>(མིང་)</text:p>
          </table:table-cell>
          <table:table-cell table:style-name="ce2" office:value-type="string">
            <text:p>མཁའ་འགྲོ་བདེ་ཆེན་རྒྱལ་མོའི་མཚན་དང་ སྒྲུབ་ཆོག་གི་མིང༌། བརྗོད་དེ་འདྲེན་པ།</text:p>
          </table:table-cell>
          <table:table-cell table:number-columns-repeated="252"/>
        </table:table-row>
        <table:table-row table:style-name="ro1">
          <table:table-cell office:value-type="string">
            <text:p>ཡུམ་ག</text:p>
          </table:table-cell>
          <table:table-cell office:value-type="string">
            <text:p>/yum ga/</text:p>
          </table:table-cell>
          <table:table-cell office:value-type="string">
            <text:p>(མིང་)</text:p>
          </table:table-cell>
          <table:table-cell table:style-name="ce2" office:value-type="string">
            <text:p>ཡུམ་ཀ་དང་དོན་གཅིག། རྟགས་མཚུངས་འདྲེན་པ།</text:p>
          </table:table-cell>
          <table:table-cell table:number-columns-repeated="252"/>
        </table:table-row>
        <table:table-row table:style-name="ro1">
          <table:table-cell office:value-type="string">
            <text:p>ཡུམ་རྒྱས་བསྡུས།</text:p>
          </table:table-cell>
          <table:table-cell office:value-type="string">
            <text:p>/yum ge due/</text:p>
          </table:table-cell>
          <table:table-cell office:value-type="string">
            <text:p>(མིང་)</text:p>
          </table:table-cell>
          <table:table-cell table:style-name="ce2" office:value-type="string">
            <text:p>ཡུམ་རྒྱས་པ་འབུམ་སྟོང་ཕྲག་བརྒྱ་པ་དང་ བསྡུས་པ་བརྒྱ་དང་སྟོ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ཡུམ་རྒྱས་པ།</text:p>
          </table:table-cell>
          <table:table-cell office:value-type="string">
            <text:p>/yum ge pa/</text:p>
          </table:table-cell>
          <table:table-cell office:value-type="string">
            <text:p>(མིང་)</text:p>
          </table:table-cell>
          <table:table-cell table:style-name="ce2" office:value-type="string">
            <text:p>ཤོ་ལོ་ཀ་སྟོང་ཕྲག་བརྒྱ་པ་ འབུམ་པོ་ཏི་བཅུ་གཉིས།</text:p>
          </table:table-cell>
          <table:table-cell table:number-columns-repeated="252"/>
        </table:table-row>
        <table:table-row table:style-name="ro1">
          <table:table-cell office:value-type="string">
            <text:p>ཡུམ་རྒྱས་འབྲིང་བསྡུས་གསུམ།</text:p>
          </table:table-cell>
          <table:table-cell office:value-type="string">
            <text:p>/yum ge dring due sum/</text:p>
          </table:table-cell>
          <table:table-cell office:value-type="string">
            <text:p>(མིང་)</text:p>
          </table:table-cell>
          <table:table-cell table:style-name="ce2" office:value-type="string">
            <text:p>འབུམ་ ཉི་ཁྲི་ བརྒྱད་སྟོང་པ་གསུམ།</text:p>
          </table:table-cell>
          <table:table-cell table:number-columns-repeated="252"/>
        </table:table-row>
        <table:table-row table:style-name="ro1">
          <table:table-cell office:value-type="string">
            <text:p>ཡུམ་སྲས།</text:p>
          </table:table-cell>
          <table:table-cell office:value-type="string">
            <text:p>/yum se/</text:p>
          </table:table-cell>
          <table:table-cell office:value-type="string">
            <text:p>(མིང་)</text:p>
          </table:table-cell>
          <table:table-cell office:value-type="string">
            <text:p>ཡུམ་དང་སྲས་གཅིག་ཁར་སླབ་ཚུལ།</text:p>
          </table:table-cell>
          <table:table-cell table:number-columns-repeated="252"/>
        </table:table-row>
        <table:table-row table:style-name="ro1">
          <table:table-cell office:value-type="string">
            <text:p>ཡུར།</text:p>
          </table:table-cell>
          <table:table-cell office:value-type="string">
            <text:p>/yur/</text:p>
          </table:table-cell>
          <table:table-cell office:value-type="string">
            <text:p>(མིང་)</text:p>
          </table:table-cell>
          <table:table-cell table:style-name="ce2" office:value-type="string">
            <text:p>ཆུ་འགྱོ་སའི་ལམ། ཞིང་ནང་ཆུ་དྲངས་ས་གི་ལམ་གྱི་མིང༌། ཆུ་ཡུར་དང་ གཡུར་བ་གི་མིང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ཡུར་ཆུ།</text:p>
          </table:table-cell>
          <table:table-cell office:value-type="string">
            <text:p>/yur chu/</text:p>
          </table:table-cell>
          <table:table-cell office:value-type="string">
            <text:p>(མིང་)</text:p>
          </table:table-cell>
          <table:table-cell office:value-type="string">
            <text:p>གཡུར་བའི་ནང་ལས་འོང་མི་གི་ཆུ།</text:p>
          </table:table-cell>
          <table:table-cell table:number-columns-repeated="252"/>
        </table:table-row>
        <table:table-row table:style-name="ro1">
          <table:table-cell office:value-type="string">
            <text:p>ཡུར་བ།</text:p>
          </table:table-cell>
          <table:table-cell office:value-type="string">
            <text:p>/yur wa/</text:p>
          </table:table-cell>
          <table:table-cell office:value-type="string">
            <text:p>(མིང་)</text:p>
          </table:table-cell>
          <table:table-cell table:style-name="ce2" office:value-type="string">
            <text:p>1 ཆུའི་ཡུར་བ། 2 ཆོས་སྐད་ལས་གཉིད་ཡུར་བ་ཟེར་བ་ཅིན་ གཉིད་སྡུག་རྐྱ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ུར་མ།</text:p>
          </table:table-cell>
          <table:table-cell office:value-type="string">
            <text:p>/yur ma/</text:p>
          </table:table-cell>
          <table:table-cell office:value-type="string">
            <text:p>(མིང་)</text:p>
          </table:table-cell>
          <table:table-cell table:style-name="ce2" office:value-type="string">
            <text:p>བྱཱ་ཞིང་དང་ དཀར་ཞིང་ཚུ་ནང་སྐྱེ་མི་ཧོན་ལྡུམ་ཚུ། གཡུར་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ུལ།</text:p>
          </table:table-cell>
          <table:table-cell office:value-type="string">
            <text:p>/yuel/</text:p>
          </table:table-cell>
          <table:table-cell office:value-type="string">
            <text:p>(མིང་)</text:p>
          </table:table-cell>
          <table:table-cell table:style-name="ce2" office:value-type="string">
            <text:p>1 ཕ་ཡུལ་ཟེར་དོ་བཟུམ། རང་སྐྱེ་སའི་གཡུས། 2 མཐོང་ཡུལ། དམིགས་ཡུལ། བྱ་བའི་ཡུལ་ཚུ།</text:p>
          </table:table-cell>
          <table:table-cell table:number-columns-repeated="252"/>
        </table:table-row>
        <table:table-row table:style-name="ro1">
          <table:table-cell office:value-type="string">
            <text:p>ཡུལ་སྐད།</text:p>
          </table:table-cell>
          <table:table-cell office:value-type="string">
            <text:p>/yuel ke/</text:p>
          </table:table-cell>
          <table:table-cell office:value-type="string">
            <text:p>(མིང་)</text:p>
          </table:table-cell>
          <table:table-cell office:value-type="string">
            <text:p>གཡུས་སོ་སོ་གི་ཁ་སྐད།</text:p>
          </table:table-cell>
          <table:table-cell table:number-columns-repeated="252"/>
        </table:table-row>
        <table:table-row table:style-name="ro1">
          <table:table-cell office:value-type="string">
            <text:p>ཡུལ་ཁམས།</text:p>
          </table:table-cell>
          <table:table-cell office:value-type="string">
            <text:p>/yuel kham/</text:p>
          </table:table-cell>
          <table:table-cell office:value-type="string">
            <text:p>(མིང་)</text:p>
          </table:table-cell>
          <table:table-cell office:value-type="string">
            <text:p>རྒྱལ་ཁམ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ུལ་ཁྲིམས།</text:p>
          </table:table-cell>
          <table:table-cell office:value-type="string">
            <text:p>/yuel thrim/</text:p>
          </table:table-cell>
          <table:table-cell office:value-type="string">
            <text:p>(མིང་)</text:p>
          </table:table-cell>
          <table:table-cell table:style-name="ce2" office:value-type="string">
            <text:p>ཡུལ་ཆུ་འཐུངན་ ཡུལ་ཁྲིམས་སྲུངས་ཟེར་སླབ་དོ་བཟུམ་ ལུང་པ་སོ་སོ་གི་ལུགས་སྲོལ་དང་བསྟུན་པའི་ཁྲིམས།</text:p>
          </table:table-cell>
          <table:table-cell table:number-columns-repeated="252"/>
        </table:table-row>
        <table:table-row table:style-name="ro1">
          <table:table-cell office:value-type="string">
            <text:p>ཡུལ་འཁོར།</text:p>
          </table:table-cell>
          <table:table-cell office:value-type="string">
            <text:p>/yuel khor/</text:p>
          </table:table-cell>
          <table:table-cell office:value-type="string">
            <text:p>(མིང་)</text:p>
          </table:table-cell>
          <table:table-cell office:value-type="string">
            <text:p>ཡུལ་གྲོང་དང་</text:p>
          </table:table-cell>
          <table:table-cell office:value-type="string">
            <text:p>དེ་ནང་གནས་པའི་འབངས་འཁོར།</text:p>
          </table:table-cell>
          <table:table-cell table:number-columns-repeated="251"/>
        </table:table-row>
        <table:table-row table:style-name="ro1">
          <table:table-cell office:value-type="string">
            <text:p>ཡུལ་འཁོར་སྐྱོང༌།</text:p>
          </table:table-cell>
          <table:table-cell office:value-type="string">
            <text:p>/yuel khor co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ཡུལ་ཕྱོགས་སྐྱོང་བའི་བྱ་ཚིག། 2 ཤར་ཕྱོགས་རྒྱལཔོ་ཡུལ་འཁོར་སྲུང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ཡུལ་འཁོར་སྲུང༌།</text:p>
          </table:table-cell>
          <table:table-cell office:value-type="string">
            <text:p>/yuel khor sung/</text:p>
          </table:table-cell>
          <table:table-cell office:value-type="string">
            <text:p>(མིང་)</text:p>
          </table:table-cell>
          <table:table-cell office:value-type="string">
            <text:p>ཤར་ཕྱོགས་རྒྱལཔོ་ཡུལ་འཁོར་སྲུང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ཡུལ་གངས་ཅན།</text:p>
          </table:table-cell>
          <table:table-cell office:value-type="string">
            <text:p>/yuel gang cen/</text:p>
          </table:table-cell>
          <table:table-cell office:value-type="string">
            <text:p>(མིང་)</text:p>
          </table:table-cell>
          <table:table-cell office:value-type="string">
            <text:p>གངས་རི་ཡོད་པའི་ཡུལ།</text:p>
          </table:table-cell>
          <table:table-cell table:number-columns-repeated="252"/>
        </table:table-row>
        <table:table-row table:style-name="ro1">
          <table:table-cell office:value-type="string">
            <text:p>ཡུལ་གོངམ།</text:p>
          </table:table-cell>
          <table:table-cell office:value-type="string">
            <text:p>/yuel gom/</text:p>
          </table:table-cell>
          <table:table-cell office:value-type="string">
            <text:p>(མིང་)</text:p>
          </table:table-cell>
          <table:table-cell table:style-name="ce2" office:value-type="string">
            <text:p>ཕ་མ་དང་སློབ་དཔོན་ གོང་མ་ཚུ།</text:p>
          </table:table-cell>
          <table:table-cell table:number-columns-repeated="252"/>
        </table:table-row>
        <table:table-row table:style-name="ro1">
          <table:table-cell office:value-type="string">
            <text:p>ཡུལ་གྱི་དགེ་བཅུ།</text:p>
          </table:table-cell>
          <table:table-cell office:value-type="string">
            <text:p>/yuel gi ge cu/</text:p>
          </table:table-cell>
          <table:table-cell office:value-type="string">
            <text:p>(མིང་)</text:p>
          </table:table-cell>
          <table:table-cell table:style-name="ce2" office:value-type="string">
            <text:p>ཁང་ས་ཞིང་ས་ས་ཡི་དགེ། འཐུང་ཆུ་ཞིང་ཆུ་ཆུ་ཡི་དགེ། གམ་འབྲོག་རྒྱང་འབྲོག་རྩྭ་ཡི་དགེ། ཁང་ཤིང་འབུད་ཤིང་ཤིང་གི་དགེ། ཁང་རྡོ་ཐབ་རྡོ་རྡོ་ཡི་དགེ་བཅུ།</text:p>
          </table:table-cell>
          <table:table-cell table:number-columns-repeated="252"/>
        </table:table-row>
        <table:table-row table:style-name="ro1">
          <table:table-cell office:value-type="string">
            <text:p>ཡུལ་གྲུ།</text:p>
          </table:table-cell>
          <table:table-cell office:value-type="string">
            <text:p>/yuel dru/</text:p>
          </table:table-cell>
          <table:table-cell office:value-type="string">
            <text:p>(མིང་)</text:p>
          </table:table-cell>
          <table:table-cell office:value-type="string">
            <text:p>ལུངམ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ཡུལ་གྲོང༌།</text:p>
          </table:table-cell>
          <table:table-cell office:value-type="string">
            <text:p>/yuel drong/</text:p>
          </table:table-cell>
          <table:table-cell office:value-type="string">
            <text:p>(མིང་)</text:p>
          </table:table-cell>
          <table:table-cell office:value-type="string">
            <text:p>གཡུས་སོ་སོ་ལུ་ཡོད་པའི་གྲོང་ཁྱིམ།</text:p>
          </table:table-cell>
          <table:table-cell table:number-columns-repeated="252"/>
        </table:table-row>
        <table:table-row table:style-name="ro1">
          <table:table-cell office:value-type="string">
            <text:p>ཡུལ་གླུ།</text:p>
          </table:table-cell>
          <table:table-cell office:value-type="string">
            <text:p>/yuel lu/</text:p>
          </table:table-cell>
          <table:table-cell office:value-type="string">
            <text:p>(མིང་)</text:p>
          </table:table-cell>
          <table:table-cell office:value-type="string">
            <text:p>གཡུས་སོ་སོ་ལུ་འཐེན་སྲོལ་ཡོད་པའི་ཞབས་བྲོ།</text:p>
          </table:table-cell>
          <table:table-cell table:number-columns-repeated="252"/>
        </table:table-row>
        <table:table-row table:style-name="ro1">
          <table:table-cell office:value-type="string">
            <text:p>ཡུལ་གླིང༌།</text:p>
          </table:table-cell>
          <table:table-cell office:value-type="string">
            <text:p>/yuel ling/</text:p>
          </table:table-cell>
          <table:table-cell office:value-type="string">
            <text:p>(མིང་)</text:p>
          </table:table-cell>
          <table:table-cell table:style-name="ce2" office:value-type="string">
            <text:p>1 གཡུས་སོ་སོའི་གླིང་ཚན། 2 ཀྲོང་གསར་ཆ་འོག་གི་གཡུ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ུལ་ལྔ།</text:p>
          </table:table-cell>
          <table:table-cell office:value-type="string">
            <text:p>/yuel nga/</text:p>
          </table:table-cell>
          <table:table-cell office:value-type="string">
            <text:p>(མིང་)</text:p>
          </table:table-cell>
          <table:table-cell table:style-name="ce2" office:value-type="string">
            <text:p>གཟུགས་ སྒྲ་ དྲི་ རོ་ རེག་བྱ་ལྔ།</text:p>
          </table:table-cell>
          <table:table-cell table:number-columns-repeated="252"/>
        </table:table-row>
        <table:table-row table:style-name="ro1">
          <table:table-cell office:value-type="string">
            <text:p>ཡུལ་ཅན།</text:p>
          </table:table-cell>
          <table:table-cell office:value-type="string">
            <text:p>/yuel cen/</text:p>
          </table:table-cell>
          <table:table-cell office:value-type="string">
            <text:p>(མིང་)</text:p>
          </table:table-cell>
          <table:table-cell table:style-name="ce2" office:value-type="string">
            <text:p>ཡུལ་དང་ལྡན་པ། ཡུལ་ལྔའི་ཡུལ་ཅན་མིག་ཏོ་རྣམ་ཅོག ལྷ་པ། ལྕེ། ཡུལ་ལུ་ཆ་བཞ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ཡུལ་ཆོས།</text:p>
          </table:table-cell>
          <table:table-cell office:value-type="string">
            <text:p>/yuel choe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སོ་སོའི་ཆོས་ལུགས་དང་ ལམ་སྲོལ་ ཁྱད་ཆོས་ཚུ།།</text:p>
          </table:table-cell>
          <table:table-cell table:number-columns-repeated="252"/>
        </table:table-row>
        <table:table-row table:style-name="ro1">
          <table:table-cell office:value-type="string">
            <text:p>ཡུལ་ལྗོངས།</text:p>
          </table:table-cell>
          <table:table-cell office:value-type="string">
            <text:p>/yuel jong/</text:p>
          </table:table-cell>
          <table:table-cell office:value-type="string">
            <text:p>(མིང་)</text:p>
          </table:table-cell>
          <table:table-cell table:style-name="ce2" office:value-type="string">
            <text:p>ཡུལ་ལྗོངས་སྤྱི་དང་བྱེ་བྲག་འབྲུག་ཡུལ་འདིར། ཟེར་གསུངས་དོ་བཟུམ་ ལུང་པ་དང་རྒྱལ་ཁབ་ཀྱི་མིང་ག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ཡུལ་མཐའ་འཁོབས།</text:p>
          </table:table-cell>
          <table:table-cell office:value-type="string">
            <text:p>/yuel tha khob/</text:p>
          </table:table-cell>
          <table:table-cell office:value-type="string">
            <text:p>(མིང་)</text:p>
          </table:table-cell>
          <table:table-cell table:style-name="ce2" office:value-type="string">
            <text:p>རིག་གནས་དང་ ཆོས་སྲིད་ཀྱི་རྣམ་གཞག་མ་དར་བའི་ས་ཆ།</text:p>
          </table:table-cell>
          <table:table-cell table:number-columns-repeated="252"/>
        </table:table-row>
        <table:table-row table:style-name="ro1">
          <table:table-cell office:value-type="string">
            <text:p>ཡུལ་དུས།</text:p>
          </table:table-cell>
          <table:table-cell office:value-type="string">
            <text:p>/yuel due/</text:p>
          </table:table-cell>
          <table:table-cell office:value-type="string">
            <text:p>(མིང་)</text:p>
          </table:table-cell>
          <table:table-cell office:value-type="string">
            <text:p>ཡུལ་དང་དུས་ཚོད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ཡུལ་དྲུག</text:p>
          </table:table-cell>
          <table:table-cell office:value-type="string">
            <text:p>/yuel dru/</text:p>
          </table:table-cell>
          <table:table-cell office:value-type="string">
            <text:p>(མིང་)</text:p>
          </table:table-cell>
          <table:table-cell table:style-name="ce2" office:value-type="string">
            <text:p>གཟུགས་ སྒྲ་ དྲི་ རོ་ རེག་བྱའི་གུ་ཆོས་བཀལཝ་ད་དྲུག།</text:p>
          </table:table-cell>
          <table:table-cell table:number-columns-repeated="252"/>
        </table:table-row>
        <table:table-row table:style-name="ro1">
          <table:table-cell office:value-type="string">
            <text:p>ཡུལ་བདག</text:p>
          </table:table-cell>
          <table:table-cell office:value-type="string">
            <text:p>/yuel dag/</text:p>
          </table:table-cell>
          <table:table-cell office:value-type="string">
            <text:p>(མིང་)</text:p>
          </table:table-cell>
          <table:table-cell table:style-name="ce2" office:value-type="string">
            <text:p>1 གཡུས་འདི་ན་གི་བདག་པོ་ རྒྱལ་པོ། 2 གཡུས་འདི་ན་ལུ་ཆ་རོགས་དང་ མགོན་གྲོགས་འབད་མི་གི་གཞི་བདག།</text:p>
          </table:table-cell>
          <table:table-cell table:number-columns-repeated="252"/>
        </table:table-row>
        <table:table-row table:style-name="ro1">
          <table:table-cell office:value-type="string">
            <text:p>ཡུལ་སྡེ།</text:p>
          </table:table-cell>
          <table:table-cell office:value-type="string">
            <text:p>/yuel de/</text:p>
          </table:table-cell>
          <table:table-cell office:value-type="string">
            <text:p>(མིང་)</text:p>
          </table:table-cell>
          <table:table-cell table:style-name="ce2" office:value-type="string">
            <text:p>ཡུལ་གྱི་སྡེ་ཚན། གཡུས་སོ་སོའི་མི་སྡེ། གྲོང་སྡེ། ལྗོངས་སྡེ་ཚུ།</text:p>
          </table:table-cell>
          <table:table-cell table:number-columns-repeated="252"/>
        </table:table-row>
        <table:table-row table:style-name="ro1">
          <table:table-cell office:value-type="string">
            <text:p>ཡུལ་དཔོན།</text:p>
          </table:table-cell>
          <table:table-cell office:value-type="string">
            <text:p>/yuel poen/</text:p>
          </table:table-cell>
          <table:table-cell office:value-type="string">
            <text:p>(མིང་)</text:p>
          </table:table-cell>
          <table:table-cell office:value-type="string">
            <text:p>གཡུས་ཁ་གི་འགོ་དཔོན།</text:p>
          </table:table-cell>
          <table:table-cell table:number-columns-repeated="252"/>
        </table:table-row>
        <table:table-row table:style-name="ro1">
          <table:table-cell office:value-type="string">
            <text:p>ཡུལ་སྤྱོད།</text:p>
          </table:table-cell>
          <table:table-cell office:value-type="string">
            <text:p>/yuel choe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སྤྱོད་དང་དོན་གཅིག། གཡུས་སོ་སོའི་ལམ་ལུགས།</text:p>
          </table:table-cell>
          <table:table-cell table:number-columns-repeated="252"/>
        </table:table-row>
        <table:table-row table:style-name="ro1">
          <table:table-cell office:value-type="string">
            <text:p>ཡུལ་ཕྱོགས།</text:p>
          </table:table-cell>
          <table:table-cell office:value-type="string">
            <text:p>/yuel chog/</text:p>
          </table:table-cell>
          <table:table-cell office:value-type="string">
            <text:p>(མིང་)</text:p>
          </table:table-cell>
          <table:table-cell table:style-name="ce2" office:value-type="string">
            <text:p>1 གཡུས་ཀྱི་ཁ་ཐུག་ལུ། རང་གི་ཡུལ་ཕྱོགས་དྲན་ཟེར་དོ་བཟུམ། 2 གཡུས་ཀྱི་ས་ཁོངས་ལུ།</text:p>
          </table:table-cell>
          <table:table-cell table:number-columns-repeated="252"/>
        </table:table-row>
        <table:table-row table:style-name="ro1">
          <table:table-cell office:value-type="string">
            <text:p>ཡུལ་དབུས།</text:p>
          </table:table-cell>
          <table:table-cell office:value-type="string">
            <text:p>/yuel yue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མཐའ་འཁོབ་དང་དབུས་གཉིས་ལས་ འབྲུག་རྒྱལ་ཁབ་ཀྱི་སའི་དབུས་ ཀྲོང་གསར་ཟེར་དོ་བཟུམ་ གཡུས་མཐའ་མ་ལུ་མེན་པའི་སྦུག།</text:p>
          </table:table-cell>
          <table:table-cell table:number-columns-repeated="252"/>
        </table:table-row>
        <table:table-row table:style-name="ro1">
          <table:table-cell office:value-type="string">
            <text:p>ཡུལ་དབུས་སུ་སྐྱེས།</text:p>
          </table:table-cell>
          <table:table-cell office:value-type="string">
            <text:p>/yuel yue su ke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མཐའ་འཁོབས་བཟུམ་མའི་མཐའ་མ་ལུ་མེན་པ་ གཡུས་ཀྱི་གཞུང་ལུ་སྐྱེས་མི། རང་འབྱོར་ལྔའི་ནང་གསེ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ུལ་མི།</text:p>
          </table:table-cell>
          <table:table-cell office:value-type="string">
            <text:p>/yuel mi/</text:p>
          </table:table-cell>
          <table:table-cell office:value-type="string">
            <text:p>(མིང་)</text:p>
          </table:table-cell>
          <table:table-cell office:value-type="string">
            <text:p>གཡུས་ཁ་ལུ་སྡོད་མི་གི་མི།</text:p>
          </table:table-cell>
          <table:table-cell table:number-columns-repeated="252"/>
        </table:table-row>
        <table:table-row table:style-name="ro1">
          <table:table-cell office:value-type="string">
            <text:p>ཡུལ་མེད།</text:p>
          </table:table-cell>
          <table:table-cell office:value-type="string">
            <text:p>/yuel me/</text:p>
          </table:table-cell>
          <table:table-cell office:value-type="string">
            <text:p>(མིང་)</text:p>
          </table:table-cell>
          <table:table-cell table:style-name="ce2" office:value-type="string">
            <text:p>1 གཡུས་འདི་ཁ་ལས་ཟེརཝ་མེད་མི། 2 བྱ་བའི་ཡུལ་མེདཔ་ 3 འོས་འབབ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ཡུལ་བཟང༌།</text:p>
          </table:table-cell>
          <table:table-cell office:value-type="string">
            <text:p>/yuel zang/</text:p>
          </table:table-cell>
          <table:table-cell office:value-type="string">
            <text:p>(མིང་ཁྱད་)</text:p>
          </table:table-cell>
          <table:table-cell office:value-type="string">
            <text:p>མཐུན་རྐྱེན་ཕུན་སུམ་ཚོགས་པའི་གཡུས་སྐྱིད་ཏོང་ཏོ།</text:p>
          </table:table-cell>
          <table:table-cell table:number-columns-repeated="252"/>
        </table:table-row>
        <table:table-row table:style-name="ro1">
          <table:table-cell office:value-type="string">
            <text:p>ཡུལ་ལུགས།</text:p>
          </table:table-cell>
          <table:table-cell office:value-type="string">
            <text:p>/yuel lu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རང་རང་སོ་སོ་གི་གོམས་སྲོལ་ གོམས་གཤིས་ཡོད་པའི་ལམ་ལུགས། ཡུལ་ཆོས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ཡུལ་སྲོལ།</text:p>
          </table:table-cell>
          <table:table-cell office:value-type="string">
            <text:p>/yuel soel/</text:p>
          </table:table-cell>
          <table:table-cell office:value-type="string">
            <text:p>(མིང་)</text:p>
          </table:table-cell>
          <table:table-cell office:value-type="string">
            <text:p>ཡུལ་ལུ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ུལ་སྲོལ་གོམས་གཤིས།</text:p>
          </table:table-cell>
          <table:table-cell office:value-type="string">
            <text:p>/yuel soel gom shi/</text:p>
          </table:table-cell>
          <table:table-cell office:value-type="string">
            <text:p>(མིང་)</text:p>
          </table:table-cell>
          <table:table-cell office:value-type="string">
            <text:p>གཡུས་ཁ་ཨ་རྟག་རང་འབད་སྲོལ་ཡོད་པའི་ལམ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ཡུལ་གསུམ།</text:p>
          </table:table-cell>
          <table:table-cell office:value-type="string">
            <text:p>/yuel sum</text:p>
          </table:table-cell>
          <table:table-cell office:value-type="string">
            <text:p>(མིང་)</text:p>
          </table:table-cell>
          <table:table-cell table:style-name="ce2" office:value-type="string">
            <text:p>སྣང་ཡུལ་དང་ ཞེན་ཡུལ་ དམིགས་ཡུལ་གསུམ།</text:p>
          </table:table-cell>
          <table:table-cell table:number-columns-repeated="252"/>
        </table:table-row>
        <table:table-row table:style-name="ro1">
          <table:table-cell office:value-type="string">
            <text:p>ཡུལ་ལྷ།</text:p>
          </table:table-cell>
          <table:table-cell office:value-type="string">
            <text:p>/yuel lhha/</text:p>
          </table:table-cell>
          <table:table-cell office:value-type="string">
            <text:p>(མིང་)</text:p>
          </table:table-cell>
          <table:table-cell table:style-name="ce2" office:value-type="string">
            <text:p>ལུང་ཕྱོགས་རེ་རེའི་ནང་ཡུལ་ལྷ་རེ་ཡོད་མི་ དཔེར་ན་ བུམ་ཐང་པའི་སྐྱེས་བུ་རླུང་བཙན་ ཐིམ་ཕུ་པའི་དགེ་བསྙེན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ུས།</text:p>
          </table:table-cell>
          <table:table-cell office:value-type="string">
            <text:p>/yue /</text:p>
          </table:table-cell>
          <table:table-cell office:value-type="string">
            <text:p>(མིང་)</text:p>
          </table:table-cell>
          <table:table-cell office:value-type="string">
            <text:p>ངོ་དྲིན།</text:p>
          </table:table-cell>
          <table:table-cell table:number-columns-repeated="252"/>
        </table:table-row>
        <table:table-row table:style-name="ro1">
          <table:table-cell office:value-type="string">
            <text:p>ཡུས་བདར།</text:p>
          </table:table-cell>
          <table:table-cell office:value-type="string">
            <text:p>/yue dar/</text:p>
          </table:table-cell>
          <table:table-cell office:value-type="string">
            <text:p>(མིང་)</text:p>
          </table:table-cell>
          <table:table-cell table:style-name="ce2" office:value-type="string">
            <text:p>གཅིག་གིས་གཅིག་ལུ་འབད་ཤུལ་ཡོད་པའི་ངོ་དྲིན་བཤད་ནི། དེ་ཡང་ གོང་མ་གིས་འོག་མ་ལུ།</text:p>
          </table:table-cell>
          <table:table-cell table:number-columns-repeated="252"/>
        </table:table-row>
        <table:table-row table:style-name="ro1">
          <table:table-cell office:value-type="string">
            <text:p>ཡུས་བཙོང༌།</text:p>
          </table:table-cell>
          <table:table-cell office:value-type="string">
            <text:p>/yue tso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ང་གིས་ཁྱོད་ལུ་ ལེགས་ཤོམ་ག་དེ་ཅིག་འབད་རུང་ ཁྱོད་ཀྱིས་ང་ལུ་ཆ་རོགས་ འ་ནེམ་ཅིག་ཡང་མི་འབད་བས་ ཟེར་ཡུས་བཤད་ནི། འོག་མ་གིས་གོང་མ་ལུ།</text:p>
          </table:table-cell>
          <table:table-cell table:number-columns-repeated="252"/>
        </table:table-row>
        <table:table-row table:style-name="ro1">
          <table:table-cell office:value-type="string">
            <text:p>ཡུས་བཤད།</text:p>
          </table:table-cell>
          <table:table-cell office:value-type="string">
            <text:p>/yue she/</text:p>
          </table:table-cell>
          <table:table-cell office:value-type="string">
            <text:p>(བྱ་ཚིག་)</text:p>
          </table:table-cell>
          <table:table-cell office:value-type="string">
            <text:p>ཡུས་བཙོང་ནི་དང་བདར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ཡེ་ཤུ</text:p>
          </table:table-cell>
          <table:table-cell office:value-type="string">
            <text:p>/ye shu/</text:p>
          </table:table-cell>
          <table:table-cell office:value-type="string">
            <text:p>(མིང་)</text:p>
          </table:table-cell>
          <table:table-cell office:value-type="string">
            <text:p>ཡེ་ཤུ་པའི་ཆོས་ལུགས་བཟུང་མི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།</text:p>
          </table:table-cell>
          <table:table-cell office:value-type="string">
            <text:p>/ye she/</text:p>
          </table:table-cell>
          <table:table-cell office:value-type="string">
            <text:p>(མིང་)</text:p>
          </table:table-cell>
          <table:table-cell table:style-name="ce2" office:value-type="string">
            <text:p>ཧེ་མ་ལས་ཤེས་པའི་མིང༌། སངས་རྒྱས་ཀྱི་མཁྱེན་པའི་རྩལ་ཅིག། སངས་རྒྱས་ཀྱི་ཐུགས་ ཆོས་ཉིད་ཇི་ལྟ་བ་མཁྱེན་པའི་ཡེ་ཤེས་དང་ ཆོས་ཅན་ཇི་སྙེད་པ་གཟིགས་པའི་ཡེ་ཤེས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ཀྱི་མཁའ་འགྲོ་མ།</text:p>
          </table:table-cell>
          <table:table-cell office:value-type="string">
            <text:p>/ye she ki kha dro ma</text:p>
          </table:table-cell>
          <table:table-cell office:value-type="string">
            <text:p>(མིང་)</text:p>
          </table:table-cell>
          <table:table-cell office:value-type="string">
            <text:p>ཡེ་ཤེས་མཁའ་འགྲ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ཀྱི་བདུད་རྩི།</text:p>
          </table:table-cell>
          <table:table-cell office:value-type="string">
            <text:p>/ye she ki due tsi/</text:p>
          </table:table-cell>
          <table:table-cell office:value-type="string">
            <text:p>(མིང་)</text:p>
          </table:table-cell>
          <table:table-cell office:value-type="string">
            <text:p>ཟག་པ་ཉོན་མོངས་པ་དང་བྲལ་བའི་བདུད་རྩི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ཀྱི་སྣང་བ།</text:p>
          </table:table-cell>
          <table:table-cell office:value-type="string">
            <text:p>/ye she ki nang wa/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ག་ཏེ་སྡོད་པའི་གནས་དེ་ སྐུ་དང་ཞིང་ཁམས་ལ་སོགས་པ་དག་པའི་སྣང་བར་མཐོང་ནི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ཀྱི་སྤྱན།</text:p>
          </table:table-cell>
          <table:table-cell office:value-type="string">
            <text:p>/ye she ki cen/</text:p>
          </table:table-cell>
          <table:table-cell office:value-type="string">
            <text:p>(མིང་)</text:p>
          </table:table-cell>
          <table:table-cell table:style-name="ce2" office:value-type="string">
            <text:p>ཇི་ལྟ་ཇི་སྙེད་ཀྱི་ཆོས་ག་ར་ མངོན་པར་རྟོགས་པའི་ཡེ་ཤེས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མཁའ་འགྲོ།</text:p>
          </table:table-cell>
          <table:table-cell office:value-type="string">
            <text:p>/ye she kha dro</text:p>
          </table:table-cell>
          <table:table-cell office:value-type="string">
            <text:p>(མིང་)</text:p>
          </table:table-cell>
          <table:table-cell table:style-name="ce2" office:value-type="string">
            <text:p>འཇིག་རྟེན་ལས་འདས་པའི་མཁའ་འགྲོ་མ་ རྡོ་རྗེ་རྣལ་འབྱོར་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མགོན་པོ།</text:p>
          </table:table-cell>
          <table:table-cell office:value-type="string">
            <text:p>/ye she goen po/</text:p>
          </table:table-cell>
          <table:table-cell office:value-type="string">
            <text:p>(མིང་)</text:p>
          </table:table-cell>
          <table:table-cell office:value-type="string">
            <text:p>འཇིག་རྟེན་ལས་འདས་པའི་མགོན་པོ་དཔལ་མགོན་ཕྱག་བཞི་པ་དང་མ་ནིང་ནག་པ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ལྔ།</text:p>
          </table:table-cell>
          <table:table-cell office:value-type="string">
            <text:p>/ye she nga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ལོང་ཡེ་ཤེས་ མཉམ་ཉིད་ཡེ་ཤེས་ སོར་རྟོགས་ཡེ་ཤེས་ བྱ་གྲུབ་ཡེ་ཤེས་ ཆོོས་དབྱིངས་ཡེ་ཤེས་ལྔ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གཉིས།</text:p>
          </table:table-cell>
          <table:table-cell office:value-type="string">
            <text:p>/ye she nyi/</text:p>
          </table:table-cell>
          <table:table-cell office:value-type="string">
            <text:p>(མིང་)</text:p>
          </table:table-cell>
          <table:table-cell office:value-type="string">
            <text:p>ཇི་ལྟ་བ་མཁྱེན་པ་དང་ཇི་སྙེད་གཟིགས་པའི་ཡེ་ཤེས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རྡོ་རྗེ།</text:p>
          </table:table-cell>
          <table:table-cell office:value-type="string">
            <text:p>/ye shey do je/</text:p>
          </table:table-cell>
          <table:table-cell office:value-type="string">
            <text:p>(མིང་)</text:p>
          </table:table-cell>
          <table:table-cell table:style-name="ce2" office:value-type="string">
            <text:p>1 གནས་ལུགས་དོན་དམ་པའི་ངོ་བོའི་མིང་གི་རྣམ་གྲངས་ཅིག། 2 ཡེ་ཤེས་རྡོ་རྗེ་ཟེར་ མི་གི་མིང་ལུ་ཡང་འཇུག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པ།</text:p>
          </table:table-cell>
          <table:table-cell office:value-type="string">
            <text:p>/ye shey pa/</text:p>
          </table:table-cell>
          <table:table-cell office:value-type="string">
            <text:p>(མིང་)</text:p>
          </table:table-cell>
          <table:table-cell office:value-type="string">
            <text:p>རང་གི་མདུན་གྱི་ནམ་ཁར་སྒོམ་པའི་ལྷ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པའི་དཀྱིལ་འཁོར།</text:p>
          </table:table-cell>
          <table:table-cell office:value-type="string">
            <text:p>/ye shey pai kil khor/</text:p>
          </table:table-cell>
          <table:table-cell office:value-type="string">
            <text:p>(མིང་)</text:p>
          </table:table-cell>
          <table:table-cell table:style-name="ce2" office:value-type="string">
            <text:p>མདུན་བསྐྱེད་ ཡེ་ཤེས་པའི་ལྷའི་དཀྱིལ་འཁོར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པའི་ལྷ།</text:p>
          </table:table-cell>
          <table:table-cell office:value-type="string">
            <text:p>/ye shey pai lhha/</text:p>
          </table:table-cell>
          <table:table-cell office:value-type="string">
            <text:p>(མིང་)</text:p>
          </table:table-cell>
          <table:table-cell office:value-type="string">
            <text:p>ས་ཐོབ་ཀྱི་སེམས་དཔའ་སྲུང་མའི་ཚུལ་དུ་བཞུགས་པ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པའི་མདའ།</text:p>
          </table:table-cell>
          <table:table-cell office:value-type="string">
            <text:p>/ye shey pai da/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བཞིན་གྱིས་ཕོག་པའི་ཉེས་ཆད། དཔེར་ན་ ཡེ་ཤེས་པའི་མདའ་ རྐྱབ་ས་མི་མཐོང་ ཕོག་ས་མཐ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བཞི།</text:p>
          </table:table-cell>
          <table:table-cell office:value-type="string">
            <text:p>/ye she zhi/</text:p>
          </table:table-cell>
          <table:table-cell office:value-type="string">
            <text:p>(མིང་)</text:p>
          </table:table-cell>
          <table:table-cell table:style-name="ce2" office:value-type="string">
            <text:p>མེ་ལོང་ཡེ་ཤེས་ མཉམ་ཉིད་ཡེ་ཤེས་ སོར་རྟོགས་ཡེ་ཤེས་ བྱ་གྲུབ་ཡེ་ཤེས་བཞི།</text:p>
          </table:table-cell>
          <table:table-cell table:number-columns-repeated="252"/>
        </table:table-row>
        <table:table-row table:style-name="ro1">
          <table:table-cell office:value-type="string">
            <text:p>ཡེ་ཤེས་སེམས་དཔའ།</text:p>
          </table:table-cell>
          <table:table-cell office:value-type="string">
            <text:p>/ye shey sem pa/</text:p>
          </table:table-cell>
          <table:table-cell office:value-type="string">
            <text:p>(མིང་)</text:p>
          </table:table-cell>
          <table:table-cell table:style-name="ce2" office:value-type="string">
            <text:p>1 སྐུ་ཚུ་བཞེངམ་ད་ སྐུ་གཟུགས་ཀྱི་སྙིང་པོ་དང་གཟུགས་ཀྱི་གཙོ་བོ་རྩ་ཅན་རེ་བཙུགས་ནི་ཡོད་མི། 2 རང་གི་མདུན་གྱི་ནམ་མཁར་ གུ་རུ་རིན་པོ་ཆེ་གསལ་བའི་ཐུགས་ཁར་ ལྷོ་ནུབ་རྔ་ཡབ་ཟངས་མདོག་དཔལ་རིའི་ཞིང་ཁམས་ལས་ གུ་རུ་རིན་པོ་ཆེ་ལྷ་ཚོགས་འཁོར་དང་བཅས་པ་སྤྱན་དྲངས་ཞིནམ་ལས་ མདུན་བསྐྱེད་ཀྱི་གུ་རུ་རིན་ཆོ་དེའི་ཐུགས་ཁར་ གཉིས་མེད་ལུ་བསྟིམས་མི་ལུ་ ཡེ་ཤེས་སེམས་དཔའ་བསྟིམ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ེངན།</text:p>
          </table:table-cell>
          <table:table-cell office:value-type="string">
            <text:p>/yen</text:p>
          </table:table-cell>
          <table:table-cell office:value-type="string">
            <text:p>(མིང་)</text:p>
          </table:table-cell>
          <table:table-cell table:style-name="ce2" office:value-type="string">
            <text:p>དཔེ་ཆ་ལྷབ་ད་སེམས་ཡེངན་ དཔེ་དོན་བློ་ལུ་མི་ཚུད།</text:p>
          </table:table-cell>
          <table:table-cell table:number-columns-repeated="252"/>
        </table:table-row>
        <table:table-row table:style-name="ro1">
          <table:table-cell office:value-type="string">
            <text:p>ཡེངམ།</text:p>
          </table:table-cell>
          <table:table-cell office:value-type="string">
            <text:p>/yem</text:p>
          </table:table-cell>
          <table:table-cell office:value-type="string">
            <text:p>(མིང་)</text:p>
          </table:table-cell>
          <table:table-cell office:value-type="string">
            <text:p>མནོ་བསམ་གཞན་ཁར་བཏང་སྟེ་སེམས་ཡེང་ཡེངམ།</text:p>
          </table:table-cell>
          <table:table-cell table:number-columns-repeated="252"/>
        </table:table-row>
        <table:table-row table:style-name="ro1">
          <table:table-cell office:value-type="string">
            <text:p>ཡེངས།</text:p>
          </table:table-cell>
          <table:table-cell office:value-type="string">
            <text:p>/ye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ེམས་དང་མིག་ཏོ་ཚུ་ཡེངས་ཟེར་ དྲན་པ་རང་དབང་ལུ་མ་བསྡུས་པ། སེམས་གཞན་ལུ་མནོ་སྟེ་འགྱོ་ནི། བག་ཡེངས་ཤོར་བ་ ང་ཨ་ཙི་ཅིག་ཡེངས་སོ་ནུ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ེལ།</text:p>
          </table:table-cell>
          <table:table-cell office:value-type="string">
            <text:p>/yel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སེམས་ལས་ཡེལ་བ། བརྗ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ེལ་པ་བཀའ་བརྒྱུད།</text:p>
          </table:table-cell>
          <table:table-cell office:value-type="string">
            <text:p>/yel pa ka jue/</text:p>
          </table:table-cell>
          <table:table-cell office:value-type="string">
            <text:p>(མིང་)</text:p>
          </table:table-cell>
          <table:table-cell table:style-name="ce2" office:value-type="string">
            <text:p>ཕག་གྲུ་ལས་བརྒྱུད་པའི་ བཀའ་བརྒྱུད་ཆུང་བརྒྱད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ཡོ་ག</text:p>
          </table:table-cell>
          <table:table-cell office:value-type="string">
            <text:p>/yo ga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་གྱི་སྐད་ཨིན་ འདི་ལུ་རྣལ་འབྱོར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ོ་ག་པ།</text:p>
          </table:table-cell>
          <table:table-cell office:value-type="string">
            <text:p>/yo ga pa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་གྱི་སྐད་ཨིན་ འདི་ལུ་རྣལ་འབྱོར་པ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ོ་གི་ནི།</text:p>
          </table:table-cell>
          <table:table-cell office:value-type="string">
            <text:p>/yo gi ni/</text:p>
          </table:table-cell>
          <table:table-cell office:value-type="string">
            <text:p>(མིང་)</text:p>
          </table:table-cell>
          <table:table-cell table:style-name="ce2" office:value-type="string">
            <text:p>ལེགས་སྦྱར་གྱི་སྐད་ཨིན་ འདི་ལུ་རྣལ་འབྱོར་མ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ོ་ཆས།</text:p>
          </table:table-cell>
          <table:table-cell office:value-type="string">
            <text:p>/yo che/</text:p>
          </table:table-cell>
          <table:table-cell office:value-type="string">
            <text:p>(མིང་)</text:p>
          </table:table-cell>
          <table:table-cell office:value-type="string">
            <text:p>ཡོ་བྱ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་མཐོ་ལ།</text:p>
          </table:table-cell>
          <table:table-cell office:value-type="string">
            <text:p>/yo tho la/</text:p>
          </table:table-cell>
          <table:table-cell office:value-type="string">
            <text:p>(མིང་)</text:p>
          </table:table-cell>
          <table:table-cell office:value-type="string">
            <text:p>བུམ་ཐང་དང་ཀྲོང་གསར་བར་ན་གི་ལ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ོ་སྤྱད།</text:p>
          </table:table-cell>
          <table:table-cell office:value-type="string">
            <text:p>/yo ce/</text:p>
          </table:table-cell>
          <table:table-cell office:value-type="string">
            <text:p>(མིང་)</text:p>
          </table:table-cell>
          <table:table-cell office:value-type="string">
            <text:p>ཡོ་བྱ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་བྱད།</text:p>
          </table:table-cell>
          <table:table-cell office:value-type="string">
            <text:p>/yo je/</text:p>
          </table:table-cell>
          <table:table-cell office:value-type="string">
            <text:p>(མིང་)</text:p>
          </table:table-cell>
          <table:table-cell table:style-name="ce2" office:value-type="string">
            <text:p>ཉེ་བར་མཁོ་བའི་མཐུན་རྐྱེན། གོ་དང་དཀྱི་ར་ སྟོད་གོ་ བཀབ་ནེ་ ལྷམ་ལ་སོགས་པའི་གྱོན་ཆས་དང་ཆུམ་ མར་ འཛརཝ་ ཤ་གི་གཉེར་ཚང་ལ་སོགས་པ་ རང་ལུ་ཨ་རྟག་རང་ངེས་པར་དུ་དགོ་པ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ཡོ་བྱད་དྲུག</text:p>
          </table:table-cell>
          <table:table-cell office:value-type="string">
            <text:p>/yo je dru/</text:p>
          </table:table-cell>
          <table:table-cell office:value-type="string">
            <text:p>(མིང་)</text:p>
          </table:table-cell>
          <table:table-cell table:style-name="ce2" office:value-type="string">
            <text:p>དགེ་སློང་གི་ཆོས་གོས་རྣམ་གསུམ་ ལྷུང་བཟེད་ ཆུ་ཚགས་ གདིང་བ་དྲུག།</text:p>
          </table:table-cell>
          <table:table-cell table:number-columns-repeated="252"/>
        </table:table-row>
        <table:table-row table:style-name="ro1">
          <table:table-cell office:value-type="string">
            <text:p>ཡོང༌།</text:p>
          </table:table-cell>
          <table:table-cell office:value-type="string">
            <text:p>/yong/</text:p>
          </table:table-cell>
          <table:table-cell office:value-type="string">
            <text:p>(མིང་)</text:p>
          </table:table-cell>
          <table:table-cell office:value-type="string">
            <text:p>འོ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ང་རྐྱེན།</text:p>
          </table:table-cell>
          <table:table-cell office:value-type="string">
            <text:p>/yong ken/</text:p>
          </table:table-cell>
          <table:table-cell office:value-type="string">
            <text:p>(མིང་)</text:p>
          </table:table-cell>
          <table:table-cell office:value-type="string">
            <text:p>དེ་སྦེ་འོང་དགོ་པའི་རྐྱེན།</text:p>
          </table:table-cell>
          <table:table-cell table:number-columns-repeated="252"/>
        </table:table-row>
        <table:table-row table:style-name="ro1">
          <table:table-cell office:value-type="string">
            <text:p>ཡོང་ཁུངས།</text:p>
          </table:table-cell>
          <table:table-cell office:value-type="string">
            <text:p>/yong khung/</text:p>
          </table:table-cell>
          <table:table-cell office:value-type="string">
            <text:p>(མིང་)</text:p>
          </table:table-cell>
          <table:table-cell table:style-name="ce2" office:value-type="string">
            <text:p>1 དེ་སྦེ་འོང་དགོ་པའི་ཁུངས། 2 འོང་འབབ་འབྱུང་ས།</text:p>
          </table:table-cell>
          <table:table-cell table:number-columns-repeated="252"/>
        </table:table-row>
        <table:table-row table:style-name="ro1">
          <table:table-cell office:value-type="string">
            <text:p>ཡོང་ལྒ།</text:p>
          </table:table-cell>
          <table:table-cell office:value-type="string">
            <text:p>/yong ga/</text:p>
          </table:table-cell>
          <table:table-cell office:value-type="string">
            <text:p>(མིང་)</text:p>
          </table:table-cell>
          <table:table-cell table:style-name="ce2" office:value-type="string">
            <text:p>སྨན་ལྒ་སེར་གྱི་མིང༌། ཡུང་སྒ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ང་འབབ།</text:p>
          </table:table-cell>
          <table:table-cell office:value-type="string">
            <text:p>/yong bab/</text:p>
          </table:table-cell>
          <table:table-cell office:value-type="string">
            <text:p>(མིང་)</text:p>
          </table:table-cell>
          <table:table-cell table:style-name="ce2" office:value-type="string">
            <text:p>དངུལ་གྱི་ཡོང་འབབ་ འབྲུའི་ཡོང་འབབ་ཟེར་ ཚུར་འོང་ནི་གི་འབབ་སྒོ། འོང་འབབ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ངས།</text:p>
          </table:table-cell>
          <table:table-cell office:value-type="string">
            <text:p>/yong/</text:p>
          </table:table-cell>
          <table:table-cell office:value-type="string">
            <text:p>(མིང་)ག་ར་</text:p>
          </table:table-cell>
          <table:table-cell office:value-type="string">
            <text:p>ག་ར་ཚུ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ངས་བཀག</text:p>
          </table:table-cell>
          <table:table-cell office:value-type="string">
            <text:p>/yong ka</text:p>
          </table:table-cell>
          <table:table-cell office:value-type="string">
            <text:p>(བྱ་ཚིག་)</text:p>
          </table:table-cell>
          <table:table-cell office:value-type="string">
            <text:p>ག་ར་བཀག་བཞག་ནི།</text:p>
          </table:table-cell>
          <table:table-cell table:number-columns-repeated="252"/>
        </table:table-row>
        <table:table-row table:style-name="ro1">
          <table:table-cell office:value-type="string">
            <text:p>ཡོངས་ཁྱབ།</text:p>
          </table:table-cell>
          <table:table-cell office:value-type="string">
            <text:p>/yong chab/</text:p>
          </table:table-cell>
          <table:table-cell office:value-type="string">
            <text:p>(*མིང་)</text:p>
          </table:table-cell>
          <table:table-cell table:style-name="ce2" office:value-type="string">
            <text:p>1 ཡོངས་ཁྱབ་དྲུང་ཆེན་ ཡོངས་ཁྱབ་མདོ་ཆེན་ ཟེར་དོ་བཟུམ་ ཡོངས་ཁྱབ་པའི་ གོ་གནས་མིང་དང༌། 2 ག་ཏེ་ཡང་ཁྱབ་མ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ཡོངས་གྲགས།</text:p>
          </table:table-cell>
          <table:table-cell office:value-type="string">
            <text:p>/yong drag</text:p>
          </table:table-cell>
          <table:table-cell office:value-type="string">
            <text:p>(མིང་)</text:p>
          </table:table-cell>
          <table:table-cell table:style-name="ce2" office:value-type="string">
            <text:p>འཛམ་གླིང་ནང་ག་གིས་ཡང་རྩོད་པ་མེད་པར་ཡོངས་སུ་གྲགས་པ་ སྤྱིར་བཏང་ ག་ར་གིས་ཤེསཔ།</text:p>
          </table:table-cell>
          <table:table-cell table:number-columns-repeated="252"/>
        </table:table-row>
        <table:table-row table:style-name="ro1">
          <table:table-cell office:value-type="string">
            <text:p>ཡོངས་འདུ།</text:p>
          </table:table-cell>
          <table:table-cell office:value-type="string">
            <text:p>/yong du/</text:p>
          </table:table-cell>
          <table:table-cell office:value-type="string">
            <text:p>(མིང་)</text:p>
          </table:table-cell>
          <table:table-cell table:style-name="ce2" office:value-type="string">
            <text:p>འདོད་དགུ་ག་ར་འཛོམས་པའི་ ལྷའི་དཔག་བསམ་ལྗོན་ཤིང་གི་མིང༌། 2 ག་ར་གཅིག་ནང་འདུ་སྟེ་ཡོདཔ།</text:p>
          </table:table-cell>
          <table:table-cell table:number-columns-repeated="252"/>
        </table:table-row>
        <table:table-row table:style-name="ro1">
          <table:table-cell office:value-type="string">
            <text:p>ཡོངས་བསྡོམས།</text:p>
          </table:table-cell>
          <table:table-cell office:value-type="string">
            <text:p>/yong dom/</text:p>
          </table:table-cell>
          <table:table-cell office:value-type="string">
            <text:p>(མིང་)</text:p>
          </table:table-cell>
          <table:table-cell table:style-name="ce2" office:value-type="string">
            <text:p>རྩིས་ཡོད་ཚད་ག་ར་གི་ཡོངས་བསྡོམས། ཁྱོན་བསྡོམས།</text:p>
          </table:table-cell>
          <table:table-cell table:number-columns-repeated="252"/>
        </table:table-row>
        <table:table-row table:style-name="ro1">
          <table:table-cell office:value-type="string">
            <text:p>ཡོངས་དཔྱོད།</text:p>
          </table:table-cell>
          <table:table-cell office:value-type="string">
            <text:p>/yong choe/</text:p>
          </table:table-cell>
          <table:table-cell office:value-type="string">
            <text:p>(མིང་)</text:p>
          </table:table-cell>
          <table:table-cell table:style-name="ce2" office:value-type="string">
            <text:p>ཡོངས་སུ་རྫོགས་པར་དཔྱོད་པའི་མིང༌། ཚད་མ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ཡོངས་འབྲེལ།</text:p>
          </table:table-cell>
          <table:table-cell office:value-type="string">
            <text:p>/yong drel/</text:p>
          </table:table-cell>
          <table:table-cell office:value-type="string">
            <text:p>(མིང་)</text:p>
          </table:table-cell>
          <table:table-cell table:style-name="ce2" office:value-type="string">
            <text:p>ག་ར་གཅིག་ཁར་འབྲེལ་བ། གཅིག་ཁར་མཐུད་པ།</text:p>
          </table:table-cell>
          <table:table-cell table:number-columns-repeated="252"/>
        </table:table-row>
        <table:table-row table:style-name="ro1">
          <table:table-cell office:value-type="string">
            <text:p>ཡོངས་ཚང༌།</text:p>
          </table:table-cell>
          <table:table-cell office:value-type="string">
            <text:p>/yong tshang/</text:p>
          </table:table-cell>
          <table:table-cell office:value-type="string">
            <text:p>(མིང་)</text:p>
          </table:table-cell>
          <table:table-cell office:value-type="string">
            <text:p>ག་ར་ཚ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ོངས་འཛིན།</text:p>
          </table:table-cell>
          <table:table-cell office:value-type="string">
            <text:p>/yong dzin/</text:p>
          </table:table-cell>
          <table:table-cell office:value-type="string">
            <text:p>(མིང་)</text:p>
          </table:table-cell>
          <table:table-cell table:style-name="ce2" office:value-type="string">
            <text:p>1 ཡོན་ཏན་སྟོན་མི་སློབ་དཔོན་གྱི་ཞེ་ས་ དགེ་བའི་བཤེས་གཉེན་གྱི་མཚན་ཡང་ཨིན། 2 ག་ར་བཟུ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ོངས་རྫོགས།</text:p>
          </table:table-cell>
          <table:table-cell office:value-type="string">
            <text:p>/yong dzog/</text:p>
          </table:table-cell>
          <table:table-cell office:value-type="string">
            <text:p>(མིང་)</text:p>
          </table:table-cell>
          <table:table-cell table:style-name="ce2" office:value-type="string">
            <text:p>1 ཡོད་ཚད་ཐམས་ཅད་ ག་ར་ ཆ་མཉམ་ ཧྲིལ་པོ་ཚུ་དོན་གཅིག 2 ག་ར་ཚང་བའི་དོན། ག་ར་མཇུག་བསྡུ་བ།</text:p>
          </table:table-cell>
          <table:table-cell table:number-columns-repeated="252"/>
        </table:table-row>
        <table:table-row table:style-name="ro1">
          <table:table-cell office:value-type="string">
            <text:p>ཡོད།</text:p>
          </table:table-cell>
          <table:table-cell office:value-type="string">
            <text:p>/yoe/</text:p>
          </table:table-cell>
          <table:table-cell office:value-type="string">
            <text:p>(མིང་)</text:p>
          </table:table-cell>
          <table:table-cell table:style-name="ce2" office:value-type="string">
            <text:p>མེད་པའི་འགལ་ཚིག རྒྱུ་ནོར་ཡོད་ ཡོན་ཏན་ཡོད་ ཤེས་རབ་ཡོད་ཚུ།</text:p>
          </table:table-cell>
          <table:table-cell table:number-columns-repeated="252"/>
        </table:table-row>
        <table:table-row table:style-name="ro1">
          <table:table-cell office:value-type="string">
            <text:p>ཡོད་དགུ།</text:p>
          </table:table-cell>
          <table:table-cell office:value-type="string">
            <text:p>/yoe gu/</text:p>
          </table:table-cell>
          <table:table-cell office:value-type="string">
            <text:p>(མིང་)</text:p>
          </table:table-cell>
          <table:table-cell office:value-type="string">
            <text:p>ཡོད་རེ་ཡོད་ཚད།</text:p>
          </table:table-cell>
          <table:table-cell table:number-columns-repeated="252"/>
        </table:table-row>
        <table:table-row table:style-name="ro1">
          <table:table-cell office:value-type="string">
            <text:p>ཡོད་དགུ་རྩལ་སྤྲུག</text:p>
          </table:table-cell>
          <table:table-cell office:value-type="string">
            <text:p>/yoe gu tsel tru</text:p>
          </table:table-cell>
          <table:table-cell office:value-type="string">
            <text:p>(མིང་)</text:p>
          </table:table-cell>
          <table:table-cell table:style-name="ce2" office:value-type="string">
            <text:p>ཁེ་རྒོ་ཡོད་ཚད་མེད་ཚད་གདིང་ལས་རང་བཏོན་པ། སྟོབས་ཤུགས་ཡོད་ཚད་མེད་ཚད། ཐབས་ཤེས་ཡོད་ཚད་མེད་ཚད་བརྩམས་པ། ནོར་ལོངས་སྤྱོད་ཡོད་ཚད་མེད་ཚད་བཏོན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ོད་ཆོག་མེད་ཆོག</text:p>
          </table:table-cell>
          <table:table-cell office:value-type="string">
            <text:p>/yoe cho me cho</text:p>
          </table:table-cell>
          <table:table-cell office:value-type="string">
            <text:p>(མིང་)</text:p>
          </table:table-cell>
          <table:table-cell table:style-name="ce2" office:value-type="string">
            <text:p>ག་ར་ནང་ལས་གལ་ཆེན། ག་ར་གི་སྙིང་བཅུད།</text:p>
          </table:table-cell>
          <table:table-cell table:number-columns-repeated="252"/>
        </table:table-row>
        <table:table-row table:style-name="ro1">
          <table:table-cell office:value-type="string">
            <text:p>ཡོད་ལྡན་ལྡན།</text:p>
          </table:table-cell>
          <table:table-cell office:value-type="string">
            <text:p>/yoe den den/</text:p>
          </table:table-cell>
          <table:table-cell office:value-type="string">
            <text:p>(མིང་)</text:p>
          </table:table-cell>
          <table:table-cell table:style-name="ce2" office:value-type="string">
            <text:p>1 དོད་རིལ་རི་ཡོད་མི། 2 ཐད་རི་བ་རི་ཡོད་མི། ངེས་པར་དུ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ཡོད་ན་མེད་ན།</text:p>
          </table:table-cell>
          <table:table-cell office:value-type="string">
            <text:p>/yoe na me na/</text:p>
          </table:table-cell>
          <table:table-cell office:value-type="string">
            <text:p>(མིང་)</text:p>
          </table:table-cell>
          <table:table-cell table:style-name="ce2" office:value-type="string">
            <text:p>1 ཁེ་རྒོ་ཡོད་ཚད་མེད་ཚད། ཐབས་ཤེས་ཡོད་ཚད་མེད་ཚདབཏོན་པ། 2 ང་ལུ་སྙིང་ནོར་ ཡོད་ན་མེད་ན་འདི་ཨིན་ཟེར་བ་ཅིན་ ཡོད་ཆོག མེད་ཆ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ད་མི།</text:p>
          </table:table-cell>
          <table:table-cell office:value-type="string">
            <text:p>/yoe mi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ཅ་ལ་ཡོད་མི་ ཡོན་ཏན་ཡོད་མི་ ངོ་རིས་ཡོད་མི་ལཱ་སྦྱང་ཚུ་ལུ་གོ་ནི།</text:p>
          </table:table-cell>
          <table:table-cell table:number-columns-repeated="252"/>
        </table:table-row>
        <table:table-row table:style-name="ro1">
          <table:table-cell office:value-type="string">
            <text:p>ཡོད་མེད།</text:p>
          </table:table-cell>
          <table:table-cell office:value-type="string">
            <text:p>/yoe me/</text:p>
          </table:table-cell>
          <table:table-cell office:value-type="string">
            <text:p>(མིང་)</text:p>
          </table:table-cell>
          <table:table-cell table:style-name="ce2" office:value-type="string">
            <text:p>1 ཁོ་སྡོད་སར་ངེའི་ལྟོ་ཚང་ཡོད་མེད་བལྟ་ད་ཟེར་དོ་བཟུམ། ཡོདཔ་མེདཔ་གཉིས་གཅིག་ཁར་སླབ་ཐངས་ཅིག་ཨིན། 2 ཡོད་པ་དང་མི་ལྡན་པ།</text:p>
          </table:table-cell>
          <table:table-cell table:number-columns-repeated="252"/>
        </table:table-row>
        <table:table-row table:style-name="ro1">
          <table:table-cell office:value-type="string">
            <text:p>ཡོད་ཚད།</text:p>
          </table:table-cell>
          <table:table-cell office:value-type="string">
            <text:p>/yoe tshe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ཡོད་མི་གི་རིགས་ག་ར་ཟེར་བའི་དོན། མང་ཚིག་ག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ཡོད་རང་ཡོད།</text:p>
          </table:table-cell>
          <table:table-cell office:value-type="string">
            <text:p>/yoe rang yoe/</text:p>
          </table:table-cell>
          <table:table-cell office:value-type="string">
            <text:p>(མིང་)</text:p>
          </table:table-cell>
          <table:table-cell table:style-name="ce2" office:value-type="string">
            <text:p>ངེས་པར་དུ་ཡོད་པའི་དོན། དཔྱེ་འབད་བ་ཅིན་ མི་འདི་ལུ་རྒྱུ་སྟོབས་ཡོད་རང་ཡོད་ ཡོན་ཏན་ཡོད་རང་ཡ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ད་རུང་མེད་རུང༌།</text:p>
          </table:table-cell>
          <table:table-cell office:value-type="string">
            <text:p>/yoe yung me rung/</text:p>
          </table:table-cell>
          <table:table-cell office:value-type="string">
            <text:p>(མིང་)</text:p>
          </table:table-cell>
          <table:table-cell table:style-name="ce2" office:value-type="string">
            <text:p>1 གཅིག་ལས་བརྒལ་ཏེ་མེད་པའི་དོན། 2 ཡོད་མི་ཚུ་ནང་གི་གཙོ་བོ།</text:p>
          </table:table-cell>
          <table:table-cell table:number-columns-repeated="252"/>
        </table:table-row>
        <table:table-row table:style-name="ro1">
          <table:table-cell office:value-type="string">
            <text:p>ཡོད་རེ་ཡོད་ཚད།</text:p>
          </table:table-cell>
          <table:table-cell office:value-type="string">
            <text:p>/yoe re yoe tshe/</text:p>
          </table:table-cell>
          <table:table-cell office:value-type="string">
            <text:p>(མིང་)</text:p>
          </table:table-cell>
          <table:table-cell office:value-type="string">
            <text:p>ཡོད་ཚ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ད་ས།</text:p>
          </table:table-cell>
          <table:table-cell office:value-type="string">
            <text:p>/yoe sa/</text:p>
          </table:table-cell>
          <table:table-cell office:value-type="string">
            <text:p>(མིང་)</text:p>
          </table:table-cell>
          <table:table-cell table:style-name="ce2" office:value-type="string">
            <text:p>ཡོད་པའི་ས། ཆུ་ཡོད་ས་ཆརཔ་རྐྱབ་ ཉིམ་ཡོད་ས་མེ་འཕུ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ད་ཧེང༌།</text:p>
          </table:table-cell>
          <table:table-cell office:value-type="string">
            <text:p>/yoe heng/</text:p>
          </table:table-cell>
          <table:table-cell office:value-type="string">
            <text:p>(མིང་)</text:p>
          </table:table-cell>
          <table:table-cell table:style-name="ce2" office:value-type="string">
            <text:p>ཡོད་ཚུལ་དང་ ཡོད་ལུགས་ ག་ཡོད་ཚུ་ལུ་གོཝ་ལས་ ཡོད་ཧེང་བལྟ་ཟེར་བ་ཅིན་ ག་དེ་ཅིག་ཡོད་བལྟ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ོདཔ།</text:p>
          </table:table-cell>
          <table:table-cell office:value-type="string">
            <text:p>/yoep/</text:p>
          </table:table-cell>
          <table:table-cell office:value-type="string">
            <text:p>(མིང་)</text:p>
          </table:table-cell>
          <table:table-cell table:style-name="ce2" office:value-type="string">
            <text:p>ཡོདཔ་རང་ལས་བཏོན་ མེདཔ་རོགས་ལས་འཚོལ། ཡོདཔ་ཡོད་སར་མི་སྡོད་ ཟེར་མི་ཚུ་ མིང་མཐའ་བསྡུས་པ།།</text:p>
          </table:table-cell>
          <table:table-cell table:number-columns-repeated="252"/>
        </table:table-row>
        <table:table-row table:style-name="ro1">
          <table:table-cell office:value-type="string">
            <text:p>ཡོན།</text:p>
          </table:table-cell>
          <table:table-cell office:value-type="string">
            <text:p>/yoen/</text:p>
          </table:table-cell>
          <table:table-cell office:value-type="string">
            <text:p>(མིང་)</text:p>
          </table:table-cell>
          <table:table-cell table:style-name="ce2" office:value-type="string">
            <text:p>1 ཡོན་ཟེར་མི་ལཱ་འབད་བའི་གླ་རྔན་གྱི་ཞེ་ས་ཅིག་ཨིན། དབང་ཡོན་ཟེར་དོ་བཟུམ། 2 མཇིང་ཡོན་ཟེར་སླབ་པ་ཅིན་ གཡོ་གཡོ་བའི་དོན་ཅིག་ལུ་གོ། བུམ་ཐང་པའི་ཁ་ལས་ཡང་གཡོ་གཡོཝ་ལུ་ ཡོན་པོ་ཟེར་སླབ་སྲོལ་ཡོད། 3 ཤེས་ཡོན་ སྐུ་ཡོན་ཟེར་བ་ཅིན་ ཡོན་ཏན་གྱི་མིང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ཡོན་ཆབ།</text:p>
          </table:table-cell>
          <table:table-cell office:value-type="string">
            <text:p>/yoen chab/</text:p>
          </table:table-cell>
          <table:table-cell office:value-type="string">
            <text:p>(མིང་)</text:p>
          </table:table-cell>
          <table:table-cell table:style-name="ce2" office:value-type="string">
            <text:p>དཀོན་མཆོག་ལུ་ཕུལ་ནི་ ཆུའི་མཆོད་པ་ ཡོན་ཆབ་ཆུ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།</text:p>
          </table:table-cell>
          <table:table-cell office:value-type="string">
            <text:p>/yoen toen/</text:p>
          </table:table-cell>
          <table:table-cell office:value-type="string">
            <text:p>(མིང་)</text:p>
          </table:table-cell>
          <table:table-cell table:style-name="ce2" office:value-type="string">
            <text:p>ཤེས་ཡོན། དཔེར་ན་ ལྷབ་སྟེ་ཤེས་པའི་ཡོན་ཏན། ཕ་མ་གིས་བྱིན་པའི་ཡོན་ཏན་ཚུ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་གྱི་གྲོན།</text:p>
          </table:table-cell>
          <table:table-cell office:value-type="string">
            <text:p>/yoen ten gi droen/</text:p>
          </table:table-cell>
          <table:table-cell office:value-type="string">
            <text:p>(མིང་)</text:p>
          </table:table-cell>
          <table:table-cell table:style-name="ce2" office:value-type="string">
            <text:p>མགྲོན་བཞི་ལས་ཆོས་སྲུང་དམ་ཅན་རྒྱ་མཚོ་ཡུལ་ལྷ་ཚུ་ལུ་མགོན་པོ་ཡོན་ཏན་གྱི་མགྲོན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་གྱི་ཞིང་།</text:p>
          </table:table-cell>
          <table:table-cell office:value-type="string">
            <text:p>/yoen ten gi zhing/</text:p>
          </table:table-cell>
          <table:table-cell office:value-type="string">
            <text:p>(མིང་)</text:p>
          </table:table-cell>
          <table:table-cell office:value-type="string">
            <text:p>དཀོན་མཆོག་དང་བླ་མ་དགེ་བའི་བཤེས་གཉེན་ཚུ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་རྒྱ་མཚོ།</text:p>
          </table:table-cell>
          <table:table-cell office:value-type="string">
            <text:p>/yoen ten ja tsho/</text:p>
          </table:table-cell>
          <table:table-cell office:value-type="string">
            <text:p>(མིང་)</text:p>
          </table:table-cell>
          <table:table-cell table:style-name="ce2" office:value-type="string">
            <text:p>འབྲུག་གི་མཁན་ཆེན་ཉེར་དྲུག་པ་ ཡོན་ཏན་རྒྱ་མཚོ་གི་མཚན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་ཅན།</text:p>
          </table:table-cell>
          <table:table-cell office:value-type="string">
            <text:p>/yoen ten cen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ཁྱད་རིག་ཤེས་པའི་གང་ཟག། ཕྱི་ནང་གི་ཤེས་ཡོན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་མཛོད།</text:p>
          </table:table-cell>
          <table:table-cell office:value-type="string">
            <text:p>/yoen ten dzoe/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བཅོ་བརྒྱད་པའི་ནང་བྱོན་པའི་ཀློང་ཆེན་སྙིང་ཐིག་གི་བསྟན་པའི་བདག་པོ་ རིག་འཛིན་འཇིགས་མེད་གླིང་པ་གིས་མཛད་པའི་ ཡོན་ཏན་རིན་པོ་ཆེའི་མཛོད་དགའ་བའི་ཆར།</text:p>
          </table:table-cell>
          <table:table-cell table:number-columns-repeated="252"/>
        </table:table-row>
        <table:table-row table:style-name="ro1">
          <table:table-cell office:value-type="string">
            <text:p>ཡོན་ཏན་འོད།</text:p>
          </table:table-cell>
          <table:table-cell office:value-type="string">
            <text:p>/yoen ten hhoe/</text:p>
          </table:table-cell>
          <table:table-cell office:value-type="string">
            <text:p>(མིང་)</text:p>
          </table:table-cell>
          <table:table-cell table:style-name="ce2" office:value-type="string">
            <text:p>གཞི་ཐམས་ཅད་ཡོད་པར་སྨྲ་བའི་སྡེ་ལས་རབ་ཏུ་བྱུང་སྟེ་འདུལ་བ་ལུ་མཁས་པའི་རྒྱ་གར་གྱི་སློབ་དཔོན་ཅིག་གི་མཚན། འཛམ་གླིང་མཛེས་པའི་རྒྱན་དྲུག་ནང་ལ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ཡོན་བདག</text:p>
          </table:table-cell>
          <table:table-cell office:value-type="string">
            <text:p>/yoen ten dag</text:p>
          </table:table-cell>
          <table:table-cell office:value-type="string">
            <text:p>(མིང་)</text:p>
          </table:table-cell>
          <table:table-cell table:style-name="ce2" office:value-type="string">
            <text:p>ཇོ་བདག དཔེར་ན་ ཁྱིམ་གྱི་ཡོན་བདག་ སེམས་ཅན་གྱི་ཡོན་བདག་ཚུ།</text:p>
          </table:table-cell>
          <table:table-cell table:number-columns-repeated="252"/>
        </table:table-row>
        <table:table-row table:style-name="ro1">
          <table:table-cell office:value-type="string">
            <text:p>ཡོན་གནས།</text:p>
          </table:table-cell>
          <table:table-cell office:value-type="string">
            <text:p>/yoen ne/</text:p>
          </table:table-cell>
          <table:table-cell office:value-type="string">
            <text:p>(མིང་)</text:p>
          </table:table-cell>
          <table:table-cell table:style-name="ce2" office:value-type="string">
            <text:p>ཡོན་གནས་དམ་པ་ཟེར་བ་ཅིན་ ཡོན་ཕུལ་བའི་གནས་སུ་རུང་བ། མཆོད་རུང་བའི་ཡུལ་བླ་མ་དཀོན་མཆོག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ན་ཕུལ།</text:p>
          </table:table-cell>
          <table:table-cell office:value-type="string">
            <text:p>/yoen phuel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བླམ་དང་སློབ་དཔོན་ཚུ་ལུ་ ཡོན་ཏན་སྟོན་པའི་ཡོན་ཕུལ་ནི་ འདི་གླ་རྔན་བྱིན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ཡོབ།</text:p>
          </table:table-cell>
          <table:table-cell office:value-type="string">
            <text:p>/yoeb/</text:p>
          </table:table-cell>
          <table:table-cell office:value-type="string">
            <text:p>(མིང་)</text:p>
          </table:table-cell>
          <table:table-cell table:style-name="ce2" office:value-type="string">
            <text:p>རྟའི་ཡོབ་ཟེར་མི་ བཞོན་སྒའི་གཡས་དང་གཡོན་ལས་མར་རྐངམ་གཏད་སའི་ཨ་ལོང་ཡོད་མི་ཅིག་ སྲབ་ཐག་ཕྱག་གིས་བཤེད་ ཡོབ་ཐག་ཞབས་ཀྱིས་མན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མ།</text:p>
          </table:table-cell>
          <table:table-cell office:value-type="string">
            <text:p>/yoe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གཡོ་ཚུལ་གྱི་ཁྱད་པར་ཅིག ཡོམ་ཡོམ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ཡོམ་ཡོམ།</text:p>
          </table:table-cell>
          <table:table-cell office:value-type="string">
            <text:p>/yoem yoem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ཡོམ་ཡོམ་ ཤིག་ཤི་ཟེར་དོ་བཟུམ་ ཕར་དང་ཚུར་སྤར་ཚུལ་ཅིག། མེ་ཏོག་ཡོམ་ཡོམ་རླུང་གིས་སྤརཝ་ཨིན་ན།། སྨིན་ཆུང་བུ་མོའི་འཛུམས་མདངས་སྟོནམ་ཨིན་ན།།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ར།</text:p>
          </table:table-cell>
          <table:table-cell office:value-type="string">
            <text:p>/yoer/</text:p>
          </table:table-cell>
          <table:table-cell office:value-type="string">
            <text:p>(མིང་)</text:p>
          </table:table-cell>
          <table:table-cell table:style-name="ce2" office:value-type="string">
            <text:p>གྱེན་དུ་གཡོ་སྟེ་འཕྱར་ཚུལ་གྱི་ཁྱད་ཚིག་ཅིག། དཔེར་ན་ མི་རིངམ་གཅིག་ཡོར་བཏང་སྟེ་འཛུལ་སོ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ར་རོ་རོ།</text:p>
          </table:table-cell>
          <table:table-cell office:value-type="string">
            <text:p>/yoe ro ro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ཤིང་ཆེན་སྡོང་པོ་ཡོར་རོ་རོ་ ཟེར་དོ་བཟུམ་ ཤིང་དང་ དར་ཤིང་ཚུ་ ཡོར་རོ་རོ་འཕྱར་ཏེ་འ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ཡོལ།</text:p>
          </table:table-cell>
          <table:table-cell office:value-type="string">
            <text:p>/yoel/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ཚོད་འབྱིད་ནི་དང་ ཐལ་ནི་ཚུ་དོན་འདྲ། དཔེར་ན་ ཟ་དུས་ཡོལ། གཞོན་དུས་ཡོ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ཡོལ་ལི།</text:p>
          </table:table-cell>
          <table:table-cell office:value-type="string">
            <text:p>/yoel li/</text:p>
          </table:table-cell>
          <table:table-cell office:value-type="string">
            <text:p>(མིང་)</text:p>
          </table:table-cell>
          <table:table-cell table:style-name="ce2" office:value-type="string">
            <text:p>ཁྱིམ་དང་གུ་ཚུ་ནང་དཔྱང་ནི་གི་ཡོལ་ལི། དར་གྱི་ཡོལ་ལི། སྨན་ཙེ་ཡོལ་ལི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ཡོལན།</text:p>
          </table:table-cell>
          <table:table-cell office:value-type="string">
            <text:p>/yoel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ཚོད་ཡོལན་ མ་འགྱོ་བ་སྡོདཔ་དྲག།</text:p>
          </table:table-cell>
          <table:table-cell table:number-columns-repeated="252"/>
        </table:table-row>
        <table:table-row table:style-name="ro1">
          <table:table-cell office:value-type="string">
            <text:p>ཡོལཝ།</text:p>
          </table:table-cell>
          <table:table-cell office:value-type="string">
            <text:p>/yoel</text:p>
          </table:table-cell>
          <table:table-cell office:value-type="string">
            <text:p>(མིང་)</text:p>
          </table:table-cell>
          <table:table-cell table:style-name="ce2" office:value-type="string">
            <text:p>ན་ཚོད་ཡོལ་ཡོལཝ་ དུས་ཚོད་ཡོལ་ཡོལཝ་ཚུ།</text:p>
          </table:table-cell>
          <table:table-cell table:number-columns-repeated="252"/>
        </table:table-row>
        <table:table-row table:style-name="ro1">
          <table:table-cell office:value-type="string">
            <text:p>ཡོས།</text:p>
          </table:table-cell>
          <table:table-cell office:value-type="string">
            <text:p>/yoe/</text:p>
          </table:table-cell>
          <table:table-cell office:value-type="string">
            <text:p>(མིང་)</text:p>
          </table:table-cell>
          <table:table-cell table:style-name="ce2" office:value-type="string">
            <text:p>1 ནས་དང་གེ་ཟ་ཚུ་བརྔོ་བའི་ཡོས་དང་ འཛརཝ་སྦོ་ཡོས་ཚུ། 2 སེམས་ཅན་ཡོས། ཟེར་བ་ཅིན་ རི་བོ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ཡོས་ལོ།</text:p>
          </table:table-cell>
          <table:table-cell office:value-type="string">
            <text:p>/yoe lo/</text:p>
          </table:table-cell>
          <table:table-cell office:value-type="string">
            <text:p>(མིང་)</text:p>
          </table:table-cell>
          <table:table-cell table:style-name="ce2" office:value-type="string">
            <text:p>ལོ་འཁོར་བཅུ་གཉིས་ཀྱི་ནང་ལས་གཅིག་ སྐྱེས་པ་ཡོས་ལོ་པ་ ཟམོ་ཡོས་ལོ་མ་ ཟེར་དོ་བཟུམ། མ་གཞི་ཡོས་ཟེར་མི་ སེམས་ཅན་རི་བོང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གཡག</text:p>
          </table:table-cell>
          <table:table-cell office:value-type="string">
            <text:p>/ya/</text:p>
          </table:table-cell>
          <table:table-cell office:value-type="string">
            <text:p>(མིང་)</text:p>
          </table:table-cell>
          <table:table-cell table:style-name="ce2" office:value-type="string">
            <text:p>དུད་འགྲོ་གཡག་ ལ་ནོར་སེམས་ཅན་ཕོ་ལུ་གཡག་དང་ མོ་ལུ་འབྱིམོ་ཟེར་སླབ་ཨིན། མི་ཞོན་ནི་དང་ ཁུར་ཆ་བཀལ་ནི་ཚུ་ལུ་ ཞོན་གཡག་དང་ ཁལ་གཡ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ག་ཀོ</text:p>
          </table:table-cell>
          <table:table-cell office:value-type="string">
            <text:p>/ya ko/</text:p>
          </table:table-cell>
          <table:table-cell office:value-type="string">
            <text:p>(མིང་)</text:p>
          </table:table-cell>
          <table:table-cell table:style-name="ce2" office:value-type="string">
            <text:p>ལ་ནོར་གྱི་པགས་ཀོ། སྤུ་དང་སྦྲགས་ཏེ་གདན་བཟོ་མི་ལུ་ ཀོམ་གདན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ག་རྒོད།</text:p>
          </table:table-cell>
          <table:table-cell office:value-type="string">
            <text:p>/ya goe</text:p>
          </table:table-cell>
          <table:table-cell office:value-type="string">
            <text:p>(མིང་)</text:p>
          </table:table-cell>
          <table:table-cell office:value-type="string">
            <text:p>འབྲོང་གྱིམ་ཙེ།</text:p>
          </table:table-cell>
          <table:table-cell table:number-columns-repeated="252"/>
        </table:table-row>
        <table:table-row table:style-name="ro1">
          <table:table-cell office:value-type="string">
            <text:p>གཡག་སྒ།</text:p>
          </table:table-cell>
          <table:table-cell office:value-type="string">
            <text:p>/ya ga</text:p>
          </table:table-cell>
          <table:table-cell office:value-type="string">
            <text:p>(མིང་)</text:p>
          </table:table-cell>
          <table:table-cell office:value-type="string">
            <text:p>གཡག་གུ་བཀལ་ནི་གི་སྒ།</text:p>
          </table:table-cell>
          <table:table-cell table:number-columns-repeated="252"/>
        </table:table-row>
        <table:table-row table:style-name="ro1">
          <table:table-cell office:value-type="string">
            <text:p>གཡག་རྔ།</text:p>
          </table:table-cell>
          <table:table-cell office:value-type="string">
            <text:p>/ya nga</text:p>
          </table:table-cell>
          <table:table-cell office:value-type="string">
            <text:p>(མིང་)</text:p>
          </table:table-cell>
          <table:table-cell office:value-type="string">
            <text:p>གཡག་གི་མཇུག་མ།</text:p>
          </table:table-cell>
          <table:table-cell table:number-columns-repeated="252"/>
        </table:table-row>
        <table:table-row table:style-name="ro1">
          <table:table-cell office:value-type="string">
            <text:p>གཡག་ཤ</text:p>
          </table:table-cell>
          <table:table-cell office:value-type="string">
            <text:p>/yag sha/</text:p>
          </table:table-cell>
          <table:table-cell office:value-type="string">
            <text:p>(མིང་)</text:p>
          </table:table-cell>
          <table:table-cell office:value-type="string">
            <text:p>ལ་ནོར་གྱི་ཤ།</text:p>
          </table:table-cell>
          <table:table-cell table:number-columns-repeated="252"/>
        </table:table-row>
        <table:table-row table:style-name="ro1">
          <table:table-cell office:value-type="string">
            <text:p>གཡག་ཨ་ཡུ།</text:p>
          </table:table-cell>
          <table:table-cell office:value-type="string">
            <text:p>/yag @a yu/</text:p>
          </table:table-cell>
          <table:table-cell office:value-type="string">
            <text:p>(མིང་)</text:p>
          </table:table-cell>
          <table:table-cell office:value-type="string">
            <text:p>རྭ་བོ་མེད་པའི་གཡག།</text:p>
          </table:table-cell>
          <table:table-cell table:number-columns-repeated="252"/>
        </table:table-row>
        <table:table-row table:style-name="ro1">
          <table:table-cell office:value-type="string">
            <text:p>གཡང༌།</text:p>
          </table:table-cell>
          <table:table-cell office:value-type="string">
            <text:p>/yang/</text:p>
          </table:table-cell>
          <table:table-cell office:value-type="string">
            <text:p>(མིང་)</text:p>
          </table:table-cell>
          <table:table-cell table:style-name="ce2" office:value-type="string">
            <text:p>1 དྭངས་མའི་བཅུད། ནོར་གྱི་གཡང་ མི་གཡང་ཚུ། 2 བྱག་གཟར་དྲགས།</text:p>
          </table:table-cell>
          <table:table-cell office:value-type="string">
            <text:p>t</text:p>
          </table:table-cell>
          <table:table-cell table:number-columns-repeated="251"/>
        </table:table-row>
        <table:table-row table:style-name="ro1">
          <table:table-cell office:value-type="string">
            <text:p>གཡང་ཀྲི།</text:p>
          </table:table-cell>
          <table:table-cell office:value-type="string">
            <text:p>/yang tri/</text:p>
          </table:table-cell>
          <table:table-cell office:value-type="string">
            <text:p>(མིང་)</text:p>
          </table:table-cell>
          <table:table-cell office:value-type="string">
            <text:p>དཀར་ཡོལ་ལེགས་ཤོམ།</text:p>
          </table:table-cell>
          <table:table-cell table:number-columns-repeated="252"/>
        </table:table-row>
        <table:table-row table:style-name="ro1">
          <table:table-cell office:value-type="string">
            <text:p>གཡང་སྐར།</text:p>
          </table:table-cell>
          <table:table-cell office:value-type="string">
            <text:p>/yang kar/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སྐར་ཉེར་བརྒྱད་ལས་ མི་གཡང་དང་ནོར་གཡང་གི་སྐར་མ་ཚུ།</text:p>
          </table:table-cell>
          <table:table-cell table:number-columns-repeated="252"/>
        </table:table-row>
        <table:table-row table:style-name="ro1">
          <table:table-cell office:value-type="string">
            <text:p>གཡང་ཁང༌།</text:p>
          </table:table-cell>
          <table:table-cell office:value-type="string">
            <text:p>/yang khang/</text:p>
          </table:table-cell>
          <table:table-cell office:value-type="string">
            <text:p>(མིང་)</text:p>
          </table:table-cell>
          <table:table-cell office:value-type="string">
            <text:p>རྩ་ཆེ་བའི་གཡང་ནོར་ཚུ་བཞག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གཡང་ཁུག</text:p>
          </table:table-cell>
          <table:table-cell office:value-type="string">
            <text:p>/yang khu</text:p>
          </table:table-cell>
          <table:table-cell office:value-type="string">
            <text:p>(མིང་)</text:p>
          </table:table-cell>
          <table:table-cell table:style-name="ce2" office:value-type="string">
            <text:p>1 གཡང་ཚུར་བཀུག་ནི་ ཕྱྭ་ཁུག་དང་དོན་འདྲ། 2 བྱ་བ་ལམ་འགྲོ་འགྱོ་མ་བཏུབ་པ་དང་འཐུས་ཤོར་མི་ བསྐྱལ་ས་བསྐྱལ་ནི་ཅིག་ལུ་ཡང་གོ་ནི་ཡོད། ཁ་གཏམ་ལུ་ཡང་ ཕྱཱ་ཁུག་རྐྱབ་ཟེརན་ གཡང་ཁུག་རྐྱབ་སྡོད་ནུག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ཡང་ཁྲོ།</text:p>
          </table:table-cell>
          <table:table-cell office:value-type="string">
            <text:p>/yang thro/</text:p>
          </table:table-cell>
          <table:table-cell office:value-type="string">
            <text:p>(མིང་)</text:p>
          </table:table-cell>
          <table:table-cell table:style-name="ce2" office:value-type="string">
            <text:p>གཡང་ནོར་གྱི་གྲལ་ཁར་བརྩི་མི་ཁྲོ་ཅུང༌། ཁ་ལས་ཕར་བཀྲ་ཤིས་རྟགས་བརྒྱད་ཡོད་པའི་གཡང་ཆང་བཀང་ནི་དང་གཡང་རྫས་བཀང་ནིའི་ཁྲོ།</text:p>
          </table:table-cell>
          <table:table-cell table:number-columns-repeated="252"/>
        </table:table-row>
        <table:table-row table:style-name="ro1">
          <table:table-cell office:value-type="string">
            <text:p>གཡང་སྒམ།</text:p>
          </table:table-cell>
          <table:table-cell office:value-type="string">
            <text:p>/yang gam/</text:p>
          </table:table-cell>
          <table:table-cell office:value-type="string">
            <text:p>(མིང་)</text:p>
          </table:table-cell>
          <table:table-cell office:value-type="string">
            <text:p>གཡང་ནོར་ཚུ་བཙུགས་བཞག་སའི་སྒྲོམ།</text:p>
          </table:table-cell>
          <table:table-cell table:number-columns-repeated="252"/>
        </table:table-row>
        <table:table-row table:style-name="ro1">
          <table:table-cell office:value-type="string">
            <text:p>གཡང་སྒྲུབ།</text:p>
          </table:table-cell>
          <table:table-cell office:value-type="string">
            <text:p>/yang drub/</text:p>
          </table:table-cell>
          <table:table-cell office:value-type="string">
            <text:p>(མིང་)</text:p>
          </table:table-cell>
          <table:table-cell table:style-name="ce2" office:value-type="string">
            <text:p>སྲིད་ཞིའི་ནོར་གཡང་ སྒྲུབ་ཐབས་ཀྱི་ཆོ་ག།</text:p>
          </table:table-cell>
          <table:table-cell table:number-columns-repeated="252"/>
        </table:table-row>
        <table:table-row table:style-name="ro1">
          <table:table-cell office:value-type="string">
            <text:p>གཡང་སྒྲོམ།</text:p>
          </table:table-cell>
          <table:table-cell office:value-type="string">
            <text:p>/yang drom/</text:p>
          </table:table-cell>
          <table:table-cell office:value-type="string">
            <text:p>(མིང་)</text:p>
          </table:table-cell>
          <table:table-cell office:value-type="string">
            <text:p>གཡང་སྒ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ང་ཅན།</text:p>
          </table:table-cell>
          <table:table-cell office:value-type="string">
            <text:p>/yang cen/</text:p>
          </table:table-cell>
          <table:table-cell office:value-type="string">
            <text:p>(མིང་)</text:p>
          </table:table-cell>
          <table:table-cell office:value-type="string">
            <text:p>མི་དང་ནོར་སེམས་ཅན་གཡང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ང་ཆང༌།</text:p>
          </table:table-cell>
          <table:table-cell office:value-type="string">
            <text:p>/yang chang/</text:p>
          </table:table-cell>
          <table:table-cell office:value-type="string">
            <text:p>(མིང་)</text:p>
          </table:table-cell>
          <table:table-cell office:value-type="string">
            <text:p>གཡང་ཁུག་རྐྱབ་ད་བཀང་བའི་ཆང༌།</text:p>
          </table:table-cell>
          <table:table-cell table:number-columns-repeated="252"/>
        </table:table-row>
        <table:table-row table:style-name="ro1">
          <table:table-cell office:value-type="string">
            <text:p>གཡང་ཆགས།</text:p>
          </table:table-cell>
          <table:table-cell office:value-type="string">
            <text:p>/yang cha/</text:p>
          </table:table-cell>
          <table:table-cell office:value-type="string">
            <text:p>(མིང་)</text:p>
          </table:table-cell>
          <table:table-cell table:style-name="ce2" office:value-type="string">
            <text:p>1 གཡང་གི་དངོས་གྲུབ་ཆགས་ནི་དང་ 2 མི་གཡང་མ་ཆགསཔ་ཟེར་བ་ཅིན་ བཀྲ་མ་ཤིས་པ་ལུ་ཡང་གོ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ཡང་གཏོར།</text:p>
          </table:table-cell>
          <table:table-cell office:value-type="string">
            <text:p>/yang tor</text:p>
          </table:table-cell>
          <table:table-cell office:value-type="string">
            <text:p>(མིང་)</text:p>
          </table:table-cell>
          <table:table-cell office:value-type="string">
            <text:p>གཡང་ཁུག་གི་ཆོ་གའི་གཏོར་མ།</text:p>
          </table:table-cell>
          <table:table-cell table:number-columns-repeated="252"/>
        </table:table-row>
        <table:table-row table:style-name="ro1">
          <table:table-cell office:value-type="string">
            <text:p>གཡང་རྟེན།</text:p>
          </table:table-cell>
          <table:table-cell office:value-type="string">
            <text:p>/yang ten/</text:p>
          </table:table-cell>
          <table:table-cell office:value-type="string">
            <text:p>(མིང་)</text:p>
          </table:table-cell>
          <table:table-cell office:value-type="string">
            <text:p>དཔལ་དང་བསོད་ནམས་ཀྱི་གཡང་བཅུད་འཁོར་སའི་རྫས།</text:p>
          </table:table-cell>
          <table:table-cell table:number-columns-repeated="252"/>
        </table:table-row>
        <table:table-row table:style-name="ro1">
          <table:table-cell office:value-type="string">
            <text:p>གཡང་དར།</text:p>
          </table:table-cell>
          <table:table-cell office:value-type="string">
            <text:p>/yang da/</text:p>
          </table:table-cell>
          <table:table-cell office:value-type="string">
            <text:p>(མིང་)</text:p>
          </table:table-cell>
          <table:table-cell table:style-name="ce2" office:value-type="string">
            <text:p>གཡང་ཁུག་རྐྱབ་ད་ གཡབ་ནི་གི་མདའ་དར།</text:p>
          </table:table-cell>
          <table:table-cell table:number-columns-repeated="252"/>
        </table:table-row>
        <table:table-row table:style-name="ro1">
          <table:table-cell office:value-type="string">
            <text:p>གཡང་མདའ།</text:p>
          </table:table-cell>
          <table:table-cell office:value-type="string">
            <text:p>/yang da/</text:p>
          </table:table-cell>
          <table:table-cell office:value-type="string">
            <text:p>(མིང་)</text:p>
          </table:table-cell>
          <table:table-cell office:value-type="string">
            <text:p>གཡང་རྫས་ལུ་བཀོད་པའི་མདའ་དར།</text:p>
          </table:table-cell>
          <table:table-cell table:number-columns-repeated="252"/>
        </table:table-row>
        <table:table-row table:style-name="ro1">
          <table:table-cell office:value-type="string">
            <text:p>གཡང་འདྲོག་ཞུགས།</text:p>
          </table:table-cell>
          <table:table-cell office:value-type="string">
            <text:p>/yang dro zhu</text:p>
          </table:table-cell>
          <table:table-cell office:value-type="string">
            <text:p>(བྱ་ཚིག་)</text:p>
          </table:table-cell>
          <table:table-cell office:value-type="string">
            <text:p>ཐེ་ཚོམ་ཟ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ཡང་བབས་པ།</text:p>
          </table:table-cell>
          <table:table-cell office:value-type="string">
            <text:p>/yang bab pa/</text:p>
          </table:table-cell>
          <table:table-cell office:value-type="string">
            <text:p>(མིང་)</text:p>
          </table:table-cell>
          <table:table-cell table:style-name="ce2" office:value-type="string">
            <text:p>1 བ་ལུ་བ་མེན་གྱི་སྦྲུམ་ཆགས་པ། 2 གཡང་གི་བཅུད་བབས་པ།</text:p>
          </table:table-cell>
          <table:table-cell table:number-columns-repeated="252"/>
        </table:table-row>
        <table:table-row table:style-name="ro1">
          <table:table-cell office:value-type="string">
            <text:p>གཡང་བུམ།</text:p>
          </table:table-cell>
          <table:table-cell office:value-type="string">
            <text:p>/yang bum/</text:p>
          </table:table-cell>
          <table:table-cell office:value-type="string">
            <text:p>(མིང་)</text:p>
          </table:table-cell>
          <table:table-cell office:value-type="string">
            <text:p>གཡང་རྫས་ཚུ་བླུགས་ཏེ་ཡོད་པའི་བུམ་པ།</text:p>
          </table:table-cell>
          <table:table-cell table:number-columns-repeated="252"/>
        </table:table-row>
        <table:table-row table:style-name="ro1">
          <table:table-cell office:value-type="string">
            <text:p>གཡང་རྩེ།</text:p>
          </table:table-cell>
          <table:table-cell office:value-type="string">
            <text:p>/yang tse/</text:p>
          </table:table-cell>
          <table:table-cell office:value-type="string">
            <text:p>(མིང་)</text:p>
          </table:table-cell>
          <table:table-cell office:value-type="string">
            <text:p>སྡོང་སྟིར་བཀྲ་ཤིས་གཡང་རྩེའི་རྫོ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ང་ཚོགས།</text:p>
          </table:table-cell>
          <table:table-cell office:value-type="string">
            <text:p>/yang tsho/</text:p>
          </table:table-cell>
          <table:table-cell office:value-type="string">
            <text:p>(མིང་)</text:p>
          </table:table-cell>
          <table:table-cell office:value-type="string">
            <text:p>གཡང་ཁུག་རྐྱབ་ད་བཀང་བའི་ཚོགས་ཀྱི་རྫས།</text:p>
          </table:table-cell>
          <table:table-cell table:number-columns-repeated="252"/>
        </table:table-row>
        <table:table-row table:style-name="ro1">
          <table:table-cell office:value-type="string">
            <text:p>གཡང་རྫས།</text:p>
          </table:table-cell>
          <table:table-cell office:value-type="string">
            <text:p>/yang dze/</text:p>
          </table:table-cell>
          <table:table-cell office:value-type="string">
            <text:p>(མིང་)</text:p>
          </table:table-cell>
          <table:table-cell table:style-name="ce2" office:value-type="string">
            <text:p>གཡང་ཆགས་སའི་རྟེན་ལུ་བཀོད་པའི་བཀབ་གོ་ལ་ རྒྱན་ཆ་གསེར་དངུལ་ གཡུ་བྱུ་རུ་མུ་ཏིག་ལ་སོགས་པའི་རྒྱུ་དངོས་ཀྱི་རྫས།</text:p>
          </table:table-cell>
          <table:table-cell table:number-columns-repeated="252"/>
        </table:table-row>
        <table:table-row table:style-name="ro1">
          <table:table-cell office:value-type="string">
            <text:p>གཡང་གཞི།</text:p>
          </table:table-cell>
          <table:table-cell office:value-type="string">
            <text:p>/yang zhi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དང་སེམས་ཅན་གྱི་པགས་པ་ ཡན་ལག་ཆ་ཚང་ཡོད་མི་ཅིག་ མི་ལྤགས་གཡང་གཞི་ཚུ།</text:p>
          </table:table-cell>
          <table:table-cell table:number-columns-repeated="252"/>
        </table:table-row>
        <table:table-row table:style-name="ro1">
          <table:table-cell office:value-type="string">
            <text:p>གཡང་ཟ་སི་སི།</text:p>
          </table:table-cell>
          <table:table-cell office:value-type="string">
            <text:p>/yang za si si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སེམས་གཡང་ཟ་བའི་ཁྱད་ཚིག། འདྲོག་དོགས་བསྐྱ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ཡང་གཟའ།</text:p>
          </table:table-cell>
          <table:table-cell office:value-type="string">
            <text:p>/yang za/</text:p>
          </table:table-cell>
          <table:table-cell office:value-type="string">
            <text:p>(མིང་)</text:p>
          </table:table-cell>
          <table:table-cell office:value-type="string">
            <text:p>རེས་གཟའ་སྤེན་པ།</text:p>
          </table:table-cell>
          <table:table-cell table:number-columns-repeated="252"/>
        </table:table-row>
        <table:table-row table:style-name="ro1">
          <table:table-cell office:value-type="string">
            <text:p>གཡང་རེད།</text:p>
          </table:table-cell>
          <table:table-cell office:value-type="string">
            <text:p>/yang re/</text:p>
          </table:table-cell>
          <table:table-cell office:value-type="string">
            <text:p>(མིང་)</text:p>
          </table:table-cell>
          <table:table-cell office:value-type="string">
            <text:p>འབྲུའི་བྱེ་བྲག།</text:p>
          </table:table-cell>
          <table:table-cell table:number-columns-repeated="252"/>
        </table:table-row>
        <table:table-row table:style-name="ro1">
          <table:table-cell office:value-type="string">
            <text:p>གཡང་ལུག</text:p>
          </table:table-cell>
          <table:table-cell office:value-type="string">
            <text:p>/yang lug</text:p>
          </table:table-cell>
          <table:table-cell office:value-type="string">
            <text:p>(མིང་)</text:p>
          </table:table-cell>
          <table:table-cell table:style-name="ce2" office:value-type="string">
            <text:p>གཡང་མོ་ལུག་གི་ལུག་གཡང་ཁུག། ཟེར་དོ་བཟུམ་ གཡང་རྟེན་འབད་དེ་བཙུགས་པའི་ལུག།</text:p>
          </table:table-cell>
          <table:table-cell table:number-columns-repeated="252"/>
        </table:table-row>
        <table:table-row table:style-name="ro1">
          <table:table-cell office:value-type="string">
            <text:p>གཡང་ལྷ།</text:p>
          </table:table-cell>
          <table:table-cell office:value-type="string">
            <text:p>/yang lhha/</text:p>
          </table:table-cell>
          <table:table-cell office:value-type="string">
            <text:p>(མིང་)</text:p>
          </table:table-cell>
          <table:table-cell office:value-type="string">
            <text:p>རྣམ་སྲས་དང་ཚེ་རིང་མ་ལ་སོགས་པའི་ནོར་ལྷ་ཚུ།</text:p>
          </table:table-cell>
          <table:table-cell table:number-columns-repeated="252"/>
        </table:table-row>
        <table:table-row table:style-name="ro1">
          <table:table-cell office:value-type="string">
            <text:p>གཡབ།</text:p>
          </table:table-cell>
          <table:table-cell office:value-type="string">
            <text:p>/yab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རླུང་མ་གཡབ་ནི་ མདའ་དར་གཡབ་པའི་བྱ་ཚིག། 2 ཁྱིམ་ཐོག་གི་གཡབ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བ་ཅུང༌།</text:p>
          </table:table-cell>
          <table:table-cell office:value-type="string">
            <text:p>/yab cung/</text:p>
          </table:table-cell>
          <table:table-cell office:value-type="string">
            <text:p>(མིང་)</text:p>
          </table:table-cell>
          <table:table-cell office:value-type="string">
            <text:p>ཁྱིམ་གྱི་ཟུར་ཁར་བཏགས་པའི་ཁྱིམ་ཅུང༌།</text:p>
          </table:table-cell>
          <table:table-cell table:number-columns-repeated="252"/>
        </table:table-row>
        <table:table-row table:style-name="ro1">
          <table:table-cell office:value-type="string">
            <text:p>གཡབ་ཆར།</text:p>
          </table:table-cell>
          <table:table-cell office:value-type="string">
            <text:p>/yab char/</text:p>
          </table:table-cell>
          <table:table-cell office:value-type="string">
            <text:p>(མིང་)</text:p>
          </table:table-cell>
          <table:table-cell table:style-name="ce2" office:value-type="string">
            <text:p>1 ཁྱིམ་གྱི་ཐོག་བཀབ་གུ་ལས་བབས་པའི་ཆར་ཐིག་རླུང་མ་གིས་གཡབ་སྟེ་ སྒོ་སྒྲིག་ཚུ་ལུ་ཕོག་མི། 2 ཆརཔ་གནམ་ཁ་ལས་ཕྲང་སྟེ་མིན་པར་ ཟུར་ཁ་ལས་འབད་རྐྱབ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གཡབ་ཆེ།</text:p>
          </table:table-cell>
          <table:table-cell office:value-type="string">
            <text:p>/yab tshe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ཟད་འགྲོ་ལེ་ཤ་བཏང་མི་ལུ་ གཡབ་ཆེ་བས་ཟེར་སླབ་སྲོལ་ཡོད། 3 ཁྱིམ་གྱི་ལྕགས་ཤོག་གཡབ་རྒྱ་ཆེ་བ།</text:p>
          </table:table-cell>
          <table:table-cell table:number-columns-repeated="252"/>
        </table:table-row>
        <table:table-row table:style-name="ro1">
          <table:table-cell office:value-type="string">
            <text:p>གཡབ་ཆུང༌།</text:p>
          </table:table-cell>
          <table:table-cell office:value-type="string">
            <text:p>/yab chung/</text:p>
          </table:table-cell>
          <table:table-cell office:value-type="string">
            <text:p>(མིང་)</text:p>
          </table:table-cell>
          <table:table-cell table:style-name="ce2" office:value-type="string">
            <text:p>1 ཁྱིམ་གྱི་གཡབ་ཆུང་ཀུ། 2 ཟད་འགྲོ་ག་མནོ་ས་མ་གཏང་ནི། ཟད་འགྲོ་ལྷག་ལྷག་མ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གཡབ་དར།</text:p>
          </table:table-cell>
          <table:table-cell office:value-type="string">
            <text:p>/yab da</text:p>
          </table:table-cell>
          <table:table-cell office:value-type="string">
            <text:p>(མིང་)</text:p>
          </table:table-cell>
          <table:table-cell table:style-name="ce2" office:value-type="string">
            <text:p>དྲག་པོའི་ལས་སྦྱོར་གྱི་སྐབས་ ཞིང་བཅུ་ཚང་བའི་དགྲ་བགེགས་ཚུ་བཀུག་ནི་གི་གཡབ་དར་གནག་པོ།</text:p>
          </table:table-cell>
          <table:table-cell table:number-columns-repeated="252"/>
        </table:table-row>
        <table:table-row table:style-name="ro1">
          <table:table-cell office:value-type="string">
            <text:p>གཡབ་གཡོབ།</text:p>
          </table:table-cell>
          <table:table-cell office:value-type="string">
            <text:p>/yab yob/</text:p>
          </table:table-cell>
          <table:table-cell office:value-type="string">
            <text:p>(མིང་)</text:p>
          </table:table-cell>
          <table:table-cell office:value-type="string">
            <text:p>གཡབ་དར་གཡུག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བན།</text:p>
          </table:table-cell>
          <table:table-cell office:value-type="string">
            <text:p>/ya</text:p>
          </table:table-cell>
          <table:table-cell office:value-type="string">
            <text:p>(མིང་)</text:p>
          </table:table-cell>
          <table:table-cell office:value-type="string">
            <text:p>དཀར་མེ་རླུང་གིས་གཡབན་ཤི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བས།</text:p>
          </table:table-cell>
          <table:table-cell office:value-type="string">
            <text:p>/yab/</text:p>
          </table:table-cell>
          <table:table-cell office:value-type="string">
            <text:p>(བྱ་འདས)</text:p>
          </table:table-cell>
          <table:table-cell office:value-type="string">
            <text:p>གཡབ་དར་ཚུ་གཡུག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མ།</text:p>
          </table:table-cell>
          <table:table-cell office:value-type="string">
            <text:p>/yam/</text:p>
          </table:table-cell>
          <table:table-cell office:value-type="string">
            <text:p>(མིང་)</text:p>
          </table:table-cell>
          <table:table-cell table:style-name="ce2" office:value-type="string">
            <text:p>1 གཡམ་རྡོ་ཟེར་ རྡོ་ལེབ་སྦོམ་གྱི་མིང་དང་ 2 ཁ་གཡམ་ སྤུ་གཡམ་ཟེར་སྙོམ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ཡའ།</text:p>
          </table:table-cell>
          <table:table-cell office:value-type="string">
            <text:p>/ya/</text:p>
          </table:table-cell>
          <table:table-cell office:value-type="string">
            <text:p>(མིང་)</text:p>
          </table:table-cell>
          <table:table-cell table:style-name="ce2" office:value-type="string">
            <text:p>1 ཟངས་དང་ལྕགས་ དངུལ་ཚུ་ལུ་ཆགས་པའི་གཡའ་དྲེག། 2 གཡའ་དབའི། ཁྱོད་ག་ཅི་འབད་དཔ་སྨོ་བཟུམ་ སེམས་ཚོར་སྟོན་པའི་འབོད་སྒྲའི་བྱེ་བྲག་ཅིག 3 གཟུགས་གཡའ་ནི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འ་ག་གཡོ་ག</text:p>
          </table:table-cell>
          <table:table-cell office:value-type="string">
            <text:p>/ya ga yo g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ཀྲམ་ཀྲེམ་བཙོང་མི་ ཕྲང་སྟེ་མ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འ་ཐང༌།</text:p>
          </table:table-cell>
          <table:table-cell office:value-type="string">
            <text:p>/ya thang/</text:p>
          </table:table-cell>
          <table:table-cell office:value-type="string">
            <text:p>(མིང་)</text:p>
          </table:table-cell>
          <table:table-cell table:style-name="ce2" office:value-type="string">
            <text:p>ས་ཁ་མཐོ་ས། ཤིང་མ་སྐྱེས་པའི་ས་ཆ།</text:p>
          </table:table-cell>
          <table:table-cell table:number-columns-repeated="252"/>
        </table:table-row>
        <table:table-row table:style-name="ro1">
          <table:table-cell office:value-type="string">
            <text:p>གཡའ་དག་པ།</text:p>
          </table:table-cell>
          <table:table-cell office:value-type="string">
            <text:p>/ya dag pa/</text:p>
          </table:table-cell>
          <table:table-cell office:value-type="string">
            <text:p>(མིང་)</text:p>
          </table:table-cell>
          <table:table-cell table:style-name="ce2" office:value-type="string">
            <text:p>1 གནམ་ལུ་ས་སྨུག་མེད་པའི་གཡའ་དག་པ་ 2 དངུལ་དང་ཟངས་ལྕགས་ཚུ་ འཕྱག་སྟེ་གཡའ་དག་ནི།</text:p>
          </table:table-cell>
          <table:table-cell table:number-columns-repeated="252"/>
        </table:table-row>
        <table:table-row table:style-name="ro1">
          <table:table-cell office:value-type="string">
            <text:p>གཡའ་ནི།</text:p>
          </table:table-cell>
          <table:table-cell office:value-type="string">
            <text:p>/ya ni/</text:p>
          </table:table-cell>
          <table:table-cell office:value-type="string">
            <text:p>(མིང་)</text:p>
          </table:table-cell>
          <table:table-cell table:style-name="ce2" office:value-type="string">
            <text:p>1 མགུ་ཏོག་གཡའ་ ལགཔ་གཡའ་ཟེར་དོ་བཟུམ་ གཟུགས་རང་བཞིན་གྱིས་གཡའ་བའི་མ་འོངས་པ། 2 གཡའ་ནི་མ་ཆགས། བཙག་ནི་མ་ཆགས་བཟུམ། གཡའ་ལུ་ངོས་བཟུང་བརྣན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འ་མ་ལུང༌།</text:p>
          </table:table-cell>
          <table:table-cell office:value-type="string">
            <text:p>/ya ma lung/</text:p>
          </table:table-cell>
          <table:table-cell office:value-type="string">
            <text:p>(མིང་)</text:p>
          </table:table-cell>
          <table:table-cell office:value-type="string">
            <text:p>བོད་ལུ་ཡོད་མི་གུ་རུ་རིན་པོ་ཆེའི་གན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འ་མཚམས།</text:p>
          </table:table-cell>
          <table:table-cell office:value-type="string">
            <text:p>/ya tsham/</text:p>
          </table:table-cell>
          <table:table-cell office:value-type="string">
            <text:p>(མིང་)</text:p>
          </table:table-cell>
          <table:table-cell table:style-name="ce2" office:value-type="string">
            <text:p>གཡའ་རི་དང་ སྤང་རི་གི་མཚམས།</text:p>
          </table:table-cell>
          <table:table-cell table:number-columns-repeated="252"/>
        </table:table-row>
        <table:table-row table:style-name="ro1">
          <table:table-cell office:value-type="string">
            <text:p>གཡའ་བཟང་བཀའ་བརྒྱུད།</text:p>
          </table:table-cell>
          <table:table-cell office:value-type="string">
            <text:p>/ya zang ka jue/</text:p>
          </table:table-cell>
          <table:table-cell office:value-type="string">
            <text:p>(མིང་)</text:p>
          </table:table-cell>
          <table:table-cell table:style-name="ce2" office:value-type="string">
            <text:p>རབ་བྱུང་བཞི་པའི་ནང་ འགྲོ་མགོན་ཕག་མོ་གྲུ་པའི་སློབ་མ་ ཟྭ་ར་སྐལ་ལྡན་ཡེ་ཤེས་སེངྒེ་དང་ དེའི་སློབ་མ་གཡའ་བཟང་ཆོས་རྗེ་ ཆོས་ཀྱི་སྨོན་ལམ་ལས་བརྒྱུད་པའི་བཀའ་བརྒྱུད་ཆུང་བཞིའི་ཡ་གྱལ་ཅིག།</text:p>
          </table:table-cell>
          <table:table-cell table:number-columns-repeated="252"/>
        </table:table-row>
        <table:table-row table:style-name="ro1">
          <table:table-cell office:value-type="string">
            <text:p>གཡའ་རི།</text:p>
          </table:table-cell>
          <table:table-cell office:value-type="string">
            <text:p>/ya ri/</text:p>
          </table:table-cell>
          <table:table-cell office:value-type="string">
            <text:p>(མིང་)</text:p>
          </table:table-cell>
          <table:table-cell table:style-name="ce2" office:value-type="string">
            <text:p>ཤིང་ནགས་མེད་པའི་ལ་གི་མིང༌། གཡའ་རི་ རྫ་ར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ཡའ་རི་མུ་རི།</text:p>
          </table:table-cell>
          <table:table-cell office:value-type="string">
            <text:p>/ya ri mu ri/</text:p>
          </table:table-cell>
          <table:table-cell office:value-type="string">
            <text:p>(མིང་ཁྱད་)</text:p>
          </table:table-cell>
          <table:table-cell office:value-type="string">
            <text:p>གཟུགས་གཡའ་ཐངས།</text:p>
          </table:table-cell>
          <table:table-cell table:number-columns-repeated="252"/>
        </table:table-row>
        <table:table-row table:style-name="ro1">
          <table:table-cell office:value-type="string">
            <text:p>གཡའ་རིལ་རི།</text:p>
          </table:table-cell>
          <table:table-cell office:value-type="string">
            <text:p>/ya ril ri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མགུ་ཏོག་ཁ་སྐྱ་མ་སྐྱེས་པའི་དཔྱལ་ཐེ་ གཡའ་རིལ་རི། 2 རི་ལུ་ཤིང་མེད་པའི་སྤང་ གཡའ་རིལ་རི།</text:p>
          </table:table-cell>
          <table:table-cell table:number-columns-repeated="252"/>
        </table:table-row>
        <table:table-row table:style-name="ro1">
          <table:table-cell office:value-type="string">
            <text:p>གཡའན།</text:p>
          </table:table-cell>
          <table:table-cell office:value-type="string">
            <text:p>/yan</text:p>
          </table:table-cell>
          <table:table-cell office:value-type="string">
            <text:p>(བྱ་ཚིག་)</text:p>
          </table:table-cell>
          <table:table-cell office:value-type="string">
            <text:p>གཡའ་བ་ཅིན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འཝ།</text:p>
          </table:table-cell>
          <table:table-cell office:value-type="string">
            <text:p>/yao</text:p>
          </table:table-cell>
          <table:table-cell office:value-type="string">
            <text:p>(བྱ་འདས་)</text:p>
          </table:table-cell>
          <table:table-cell table:style-name="ce2" office:value-type="string">
            <text:p>1 པགས་ཀོའི་ནད་ཀྱིས་གཟུགས་གཡའ་གཡའཝ། ཁ་གཡའ་གཡའཝ། 2 འབད་ནི་ཟ་མ་དྲག་མི་ལུ་བལྟ་སྟེ་མིག་ཏོ་གཡའ་གཡའཝ། བཀྲ་མ་ཤིསཔ་འབད་མི་ལུ་བལྟ་སྟེ་ ལགཔ་གཡའ་གཡའཝ་ཚུ།</text:p>
          </table:table-cell>
          <table:table-cell table:number-columns-repeated="252"/>
        </table:table-row>
        <table:table-row table:style-name="ro1">
          <table:table-cell office:value-type="string">
            <text:p>གཡར།</text:p>
          </table:table-cell>
          <table:table-cell office:value-type="string">
            <text:p>/yar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རྒྱུ་ནོར་གཞན་ལས་བརྙ་བའི་དོན། 2 སྔ་གཡར་ཟེར་བ་ཅིན་ བསྐྱིན་འགྲུལ་ལེན་པ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གཡར་ཁང༌།</text:p>
          </table:table-cell>
          <table:table-cell office:value-type="string">
            <text:p>/yar khang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རོགས་ལས་བརྙ་བ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གཡར་གླ།</text:p>
          </table:table-cell>
          <table:table-cell office:value-type="string">
            <text:p>/yar la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རོགས་ལས་བརྙ་བའི་ཁྱིམ་གྱི་ཁང་གླ།</text:p>
          </table:table-cell>
          <table:table-cell table:number-columns-repeated="252"/>
        </table:table-row>
        <table:table-row table:style-name="ro1">
          <table:table-cell office:value-type="string">
            <text:p>གཡར་དམ།</text:p>
          </table:table-cell>
          <table:table-cell office:value-type="string">
            <text:p>/yar dam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ཁས་ལེན་དམ་བཅའ།</text:p>
          </table:table-cell>
          <table:table-cell table:number-columns-repeated="252"/>
        </table:table-row>
        <table:table-row table:style-name="ro1">
          <table:table-cell office:value-type="string">
            <text:p>གཡས།</text:p>
          </table:table-cell>
          <table:table-cell office:value-type="string">
            <text:p>/ye/</text:p>
          </table:table-cell>
          <table:table-cell office:value-type="string">
            <text:p>(མིང་)</text:p>
          </table:table-cell>
          <table:table-cell office:value-type="string">
            <text:p>གཡོན་ཕྱོགས་མིན་པའི་གཡས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གཡས་བསྐོར།</text:p>
          </table:table-cell>
          <table:table-cell office:value-type="string">
            <text:p>/ye kor/</text:p>
          </table:table-cell>
          <table:table-cell office:value-type="string">
            <text:p>(མིང་)</text:p>
          </table:table-cell>
          <table:table-cell table:style-name="ce2" office:value-type="string">
            <text:p>1 མཆོད་རྟེན་གཡས་བསྐོར་ ལམ་གཡས་བསྐོར་ གཡས་ཀྱི་ཁ་ཐུག་ལས་བསྐོར་ར་བརྐྱབ་ནི་ 2 ལམ་འགྲོས་འཇུག་ནི་ལུ་ཡང་ གཡས་བསྐོར་སོང་ཡི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ཡས་འཁྱིལ།</text:p>
          </table:table-cell>
          <table:table-cell office:value-type="string">
            <text:p>/ye khil/</text:p>
          </table:table-cell>
          <table:table-cell office:value-type="string">
            <text:p>(མིང་)</text:p>
          </table:table-cell>
          <table:table-cell table:style-name="ce2" office:value-type="string">
            <text:p>གཡས་ཁ་ཐུག་འཁྱིལ་བའི་རི་མོའི་མིང་ དུང་དཀར་གཡས་འཁྱིལ།</text:p>
          </table:table-cell>
          <table:table-cell table:number-columns-repeated="252"/>
        </table:table-row>
        <table:table-row table:style-name="ro1">
          <table:table-cell office:value-type="string">
            <text:p>གཡས་གྲལ།</text:p>
          </table:table-cell>
          <table:table-cell office:value-type="string">
            <text:p>/ye drel/</text:p>
          </table:table-cell>
          <table:table-cell office:value-type="string">
            <text:p>(མིང་)</text:p>
          </table:table-cell>
          <table:table-cell office:value-type="string">
            <text:p>གཡས་ཁ་ཐུག་གི་གྲལ།</text:p>
          </table:table-cell>
          <table:table-cell table:number-columns-repeated="252"/>
        </table:table-row>
        <table:table-row table:style-name="ro1">
          <table:table-cell office:value-type="string">
            <text:p>གཡས་པ།</text:p>
          </table:table-cell>
          <table:table-cell office:value-type="string">
            <text:p>/ye pa/</text:p>
          </table:table-cell>
          <table:table-cell office:value-type="string">
            <text:p>(མིང་)</text:p>
          </table:table-cell>
          <table:table-cell table:style-name="ce2" office:value-type="string">
            <text:p>ལགཔ་གཡས་པ་ རྐངམ་གཡས་པ་ ཕྱག་ལྟག་གཡས་པ་ཚུ།</text:p>
          </table:table-cell>
          <table:table-cell table:number-columns-repeated="252"/>
        </table:table-row>
        <table:table-row table:style-name="ro1">
          <table:table-cell office:value-type="string">
            <text:p>གཡས་གཡོན།</text:p>
          </table:table-cell>
          <table:table-cell office:value-type="string">
            <text:p>/ye yoen/</text:p>
          </table:table-cell>
          <table:table-cell office:value-type="string">
            <text:p>(མིང་)</text:p>
          </table:table-cell>
          <table:table-cell office:value-type="string">
            <text:p>གཡས་ཕྱོགས་དང་གཡོན་ཕྱོགས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གཡས་ལུ།</text:p>
          </table:table-cell>
          <table:table-cell office:value-type="string">
            <text:p>/ye lu/</text:p>
          </table:table-cell>
          <table:table-cell office:value-type="string">
            <text:p>(མིང་)</text:p>
          </table:table-cell>
          <table:table-cell table:style-name="ce2" office:value-type="string">
            <text:p>ལགཔ་གཡས་ཁ་ཐུག་ལུ་ ཁྱོད་མ་སྡོད་ཟེར་དོ་བཟུམ་ རྣམ་དབྱེ་གཉིས་པའི་རྐྱེན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གཡས་ལོགས།</text:p>
          </table:table-cell>
          <table:table-cell office:value-type="string">
            <text:p>/ye log/</text:p>
          </table:table-cell>
          <table:table-cell office:value-type="string">
            <text:p>(མིང་)</text:p>
          </table:table-cell>
          <table:table-cell office:value-type="string">
            <text:p>གཡས་ཀྱི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གཡི།</text:p>
          </table:table-cell>
          <table:table-cell office:value-type="string">
            <text:p>/yi/</text:p>
          </table:table-cell>
          <table:table-cell office:value-type="string">
            <text:p>(མིང་)</text:p>
          </table:table-cell>
          <table:table-cell table:style-name="ce2" office:value-type="string">
            <text:p>གཟུགས་ཀྱི་དབྱིབས་ གཟིག་དང་ཆ་འདྲ་བའི་ སེམས་ཅན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ིབ།</text:p>
          </table:table-cell>
          <table:table-cell office:value-type="string">
            <text:p>/yib/</text:p>
          </table:table-cell>
          <table:table-cell office:value-type="string">
            <text:p>(མིང་)</text:p>
          </table:table-cell>
          <table:table-cell table:style-name="ce2" office:value-type="string">
            <text:p>མི་གཡིབ་སྟེ་སྡོད་ནི་ ཨི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ིབན།</text:p>
          </table:table-cell>
          <table:table-cell office:value-type="string">
            <text:p>/yin</text:p>
          </table:table-cell>
          <table:table-cell office:value-type="string">
            <text:p>(མིང་)</text:p>
          </table:table-cell>
          <table:table-cell table:style-name="ce2" office:value-type="string">
            <text:p>རོགས་ཀྱིས་མ་མཐོངམ་འབད་གཡིབན་ ཚེར་མའི་ནང་གཡིབ།</text:p>
          </table:table-cell>
          <table:table-cell table:number-columns-repeated="252"/>
        </table:table-row>
        <table:table-row table:style-name="ro1">
          <table:table-cell office:value-type="string">
            <text:p>གཡུ།</text:p>
          </table:table-cell>
          <table:table-cell office:value-type="string">
            <text:p>/yu/</text:p>
          </table:table-cell>
          <table:table-cell office:value-type="string">
            <text:p>(མིང་)</text:p>
          </table:table-cell>
          <table:table-cell office:value-type="string">
            <text:p>རིན་པོ་ཆེའི་བྱེ་བྲག་གཡུ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ཁྲ།</text:p>
          </table:table-cell>
          <table:table-cell office:value-type="string">
            <text:p>/yu thra/</text:p>
          </table:table-cell>
          <table:table-cell office:value-type="string">
            <text:p>(མིང་)</text:p>
          </table:table-cell>
          <table:table-cell table:style-name="ce2" office:value-type="string">
            <text:p>གསེར་གྱི་མཛུབ་དཀྱི་གུ་ གཡུ་ཁྲ་བརྡབ་ཟེར་དོ་བཟུམ་ གསེར་དངུལ་གྱི་རྒྱན་ཆའི་གུ་ གཡུ་ཁྲ་བརྐྱབས་ཏེ་ཡོད་མི། སེམས་རྟེན་མཛུབ་དཀྱིས་མ་སྤྲོད།། མཇུག་གཡུ་ཁྲ་སྦོགཔ་དེས་སྦོོག་འོང༌།། 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ཡུ་སྒྲོན།</text:p>
          </table:table-cell>
          <table:table-cell office:value-type="string">
            <text:p>/yu droen/</text:p>
          </table:table-cell>
          <table:table-cell office:value-type="string">
            <text:p>(མིང་)</text:p>
          </table:table-cell>
          <table:table-cell table:style-name="ce2" office:value-type="string">
            <text:p>1 སྨན་བཙུན་རྡོ་རྗེ་གཡུ་སྒྲོན་མའི་མཚན་ 2 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ཐོག་རྙིང་མ་ཡོན་ཏན་མགོན་པོ།</text:p>
          </table:table-cell>
          <table:table-cell office:value-type="string">
            <text:p>/yu thog nying ma yoen ten goen po/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བརྒྱད་པའི་ནང་བྱོན་པའི་ བོད་ཀྱི་སྨན་པ་མཁས་པ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ཐོག་གསར་མ་ཡོན་ཏན་མགོན་པོ།</text:p>
          </table:table-cell>
          <table:table-cell office:value-type="string">
            <text:p>/yu thog sa ma yoen ten goen po</text:p>
          </table:table-cell>
          <table:table-cell office:value-type="string">
            <text:p>(མིང་)</text:p>
          </table:table-cell>
          <table:table-cell table:style-name="ce2" office:value-type="string">
            <text:p>དུས་རབས་བཅུ་གསུམ་པའི་ནང་བྱོན་པའི་ བོད་ཀྱི་སྨན་པ་མཁས་པ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དྲུག་དཀར།</text:p>
          </table:table-cell>
          <table:table-cell office:value-type="string">
            <text:p>/yu drug kar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འི་བྱེ་བྲག་ཅིག་ཨིན། གཡུ་དཀར་མདངས་ཅན།</text:p>
          </table:table-cell>
          <table:table-cell table:number-columns-repeated="252"/>
        </table:table-row>
        <table:table-row table:style-name="ro1">
          <table:table-cell office:value-type="string">
            <text:p>གཡུ་དྲུག་དམར།</text:p>
          </table:table-cell>
          <table:table-cell office:value-type="string">
            <text:p>/yu drug mar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གཡུའི་བྱེ་བྲག་ཅིག། དམར་མདངས་ཅན།</text:p>
          </table:table-cell>
          <table:table-cell table:number-columns-repeated="252"/>
        </table:table-row>
        <table:table-row table:style-name="ro1">
          <table:table-cell office:value-type="string">
            <text:p>གཡུ་མདོག</text:p>
          </table:table-cell>
          <table:table-cell office:value-type="string">
            <text:p>/yu dog</text:p>
          </table:table-cell>
          <table:table-cell office:value-type="string">
            <text:p>(མིང་)</text:p>
          </table:table-cell>
          <table:table-cell office:value-type="string">
            <text:p>བཀྱག་ལྗང་སྔོན།</text:p>
          </table:table-cell>
          <table:table-cell table:number-columns-repeated="252"/>
        </table:table-row>
        <table:table-row table:style-name="ro1">
          <table:table-cell office:value-type="string">
            <text:p>གཡུ་པ།</text:p>
          </table:table-cell>
          <table:table-cell office:value-type="string">
            <text:p>/yu pa/</text:p>
          </table:table-cell>
          <table:table-cell office:value-type="string">
            <text:p>(མིང་)</text:p>
          </table:table-cell>
          <table:table-cell table:style-name="ce2" office:value-type="string">
            <text:p>གྱི་ཅུང་གི་གཡུ་པ་ སྟྭ་རེ་གི་གཡུ་པ། ཡུ་བ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གཡུ་བྱུ་རུ།</text:p>
          </table:table-cell>
          <table:table-cell office:value-type="string">
            <text:p>/yu ju ru/</text:p>
          </table:table-cell>
          <table:table-cell office:value-type="string">
            <text:p>(མིང་)</text:p>
          </table:table-cell>
          <table:table-cell office:value-type="string">
            <text:p>གཡུ་དང་བྱུ་རུ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ུ་འབྲུག</text:p>
          </table:table-cell>
          <table:table-cell office:value-type="string">
            <text:p>/yu drug</text:p>
          </table:table-cell>
          <table:table-cell office:value-type="string">
            <text:p>(མིང་)</text:p>
          </table:table-cell>
          <table:table-cell office:value-type="string">
            <text:p>གནམ་མཁའི་འབྲུ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སྦྲང༌།</text:p>
          </table:table-cell>
          <table:table-cell office:value-type="string">
            <text:p>/yu drang/</text:p>
          </table:table-cell>
          <table:table-cell office:value-type="string">
            <text:p>(མིང་)</text:p>
          </table:table-cell>
          <table:table-cell office:value-type="string">
            <text:p>མདོག་གཡུ་བཟུམ་ཡོད་པའི་སྦྱངམ།</text:p>
          </table:table-cell>
          <table:table-cell table:number-columns-repeated="252"/>
        </table:table-row>
        <table:table-row table:style-name="ro1">
          <table:table-cell office:value-type="string">
            <text:p>གཡུ་མཚོ།</text:p>
          </table:table-cell>
          <table:table-cell office:value-type="string">
            <text:p>/yu tsho/</text:p>
          </table:table-cell>
          <table:table-cell office:value-type="string">
            <text:p>(མིང་)</text:p>
          </table:table-cell>
          <table:table-cell table:style-name="ce2" office:value-type="string">
            <text:p>མཚོ་ཧོནམོ། རྒྱ་མཚོ་གི་མདོག་གཡུ་ཅོག་འཐདཔ་ ཧོ་བྱེམ་བྱེམ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ཡུ་རལ།</text:p>
          </table:table-cell>
          <table:table-cell office:value-type="string">
            <text:p>/yu rel/</text:p>
          </table:table-cell>
          <table:table-cell office:value-type="string">
            <text:p>(མིང་)</text:p>
          </table:table-cell>
          <table:table-cell table:style-name="ce2" office:value-type="string">
            <text:p>སེངྒེ་གི་རལཔ་གཡུའི་མདོག་བཟུམ་ ཧོནམོ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ུ་རལ་ཅན།</text:p>
          </table:table-cell>
          <table:table-cell office:value-type="string">
            <text:p>/yu rel cen/</text:p>
          </table:table-cell>
          <table:table-cell office:value-type="string">
            <text:p>(མིང་)</text:p>
          </table:table-cell>
          <table:table-cell office:value-type="string">
            <text:p>སེངྒེ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རུང༌།</text:p>
          </table:table-cell>
          <table:table-cell office:value-type="string">
            <text:p>/yu rung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ང་དྲུང་དང་གཅིག རྡོ་གཡུ་རུང༌།</text:p>
          </table:table-cell>
          <table:table-cell table:number-columns-repeated="252"/>
        </table:table-row>
        <table:table-row table:style-name="ro1">
          <table:table-cell office:value-type="string">
            <text:p>གཡུ་རུང་ཅནམ།</text:p>
          </table:table-cell>
          <table:table-cell office:value-type="string">
            <text:p>/yu rung cem/</text:p>
          </table:table-cell>
          <table:table-cell office:value-type="string">
            <text:p>(མིང་ཁྱད་)</text:p>
          </table:table-cell>
          <table:table-cell office:value-type="string">
            <text:p>མེ་ཏོག་གཡུ་རུང་འཐུ་འཐུ་བའི་དཀྱི་ར།</text:p>
          </table:table-cell>
          <table:table-cell table:number-columns-repeated="252"/>
        </table:table-row>
        <table:table-row table:style-name="ro1">
          <table:table-cell office:value-type="string">
            <text:p>གཡུ་རུང་ལག་འབྲེལ།</text:p>
          </table:table-cell>
          <table:table-cell office:value-type="string">
            <text:p>/yu rung lag drel</text:p>
          </table:table-cell>
          <table:table-cell office:value-type="string">
            <text:p>(མིང་)</text:p>
          </table:table-cell>
          <table:table-cell office:value-type="string">
            <text:p>གཡུ་རུང་འབྲེལ་ཏེ་བྲིས་བའི་རི་མོ།</text:p>
          </table:table-cell>
          <table:table-cell table:number-columns-repeated="252"/>
        </table:table-row>
        <table:table-row table:style-name="ro1">
          <table:table-cell office:value-type="string">
            <text:p>གཡུག</text:p>
          </table:table-cell>
          <table:table-cell office:value-type="string">
            <text:p>/yug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ལགཔ་གཡུག་ སྤོས་ཕར་དང་ཚུར་གཡུག་ མགུ་ཏོག་དང་དར་ཚུ་གཡུག་པའི་བྱེད་ཚིག 2 ཐིང་ངེ་ཟཝ་ད་ ལྕེ་སྦྱིར་མི་འདི་ལུ་ ཐིང་ངེ་གིས་གཡུ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ུག་བཀོ</text:p>
          </table:table-cell>
          <table:table-cell office:value-type="string">
            <text:p>/yu ko/</text:p>
          </table:table-cell>
          <table:table-cell office:value-type="string">
            <text:p>(བྱ་ཚིག་)</text:p>
          </table:table-cell>
          <table:table-cell office:value-type="string">
            <text:p>ལགཔ་གིས་རྡོ་གཡུག་བཀོ་ནི།</text:p>
          </table:table-cell>
          <table:table-cell table:number-columns-repeated="252"/>
        </table:table-row>
        <table:table-row table:style-name="ro1">
          <table:table-cell office:value-type="string">
            <text:p>གཡུག་སྦྱིར་འཐབ།</text:p>
          </table:table-cell>
          <table:table-cell office:value-type="string">
            <text:p>/yu jir thab</text:p>
          </table:table-cell>
          <table:table-cell office:value-type="string">
            <text:p>(བྱ་ཁྱད་)</text:p>
          </table:table-cell>
          <table:table-cell table:style-name="ce2" office:value-type="string">
            <text:p>གཟུགས་སྦྱིར་རི་རི་འབད་མི་ལུ་གཟུགས་གཡུག་སྦྱིར་འཐབ་མས། རྐངམ་གཡུག་སྦྱིར་འཐབ་མ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ུག་རིལ།</text:p>
          </table:table-cell>
          <table:table-cell office:value-type="string">
            <text:p>/yu ril</text:p>
          </table:table-cell>
          <table:table-cell office:value-type="string">
            <text:p>(མིང་)</text:p>
          </table:table-cell>
          <table:table-cell table:style-name="ce2" office:value-type="string">
            <text:p>རིལ་བུ་ གཡུག་བཀོག་སྟེ་ རྩེད་ནིའི་རྩེད་ཆས་ཅིག།</text:p>
          </table:table-cell>
          <table:table-cell table:number-columns-repeated="252"/>
        </table:table-row>
        <table:table-row table:style-name="ro1">
          <table:table-cell office:value-type="string">
            <text:p>གཡུགན།</text:p>
          </table:table-cell>
          <table:table-cell office:value-type="string">
            <text:p>/yun</text:p>
          </table:table-cell>
          <table:table-cell office:value-type="string">
            <text:p>(བྱ་ཚིག་)</text:p>
          </table:table-cell>
          <table:table-cell office:value-type="string">
            <text:p>ལགཔ་གཡུགན་གཡུག་ཐངས་ཅིག་དགོ།</text:p>
          </table:table-cell>
          <table:table-cell table:number-columns-repeated="252"/>
        </table:table-row>
        <table:table-row table:style-name="ro1">
          <table:table-cell office:value-type="string">
            <text:p>གཡུགནི།</text:p>
          </table:table-cell>
          <table:table-cell office:value-type="string">
            <text:p>/yu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ང་བཅས་གཉིས་སྐེད་བཤེད་འཛིངམ་ད་ ཁོ་གིས་ང་གཡུགནི་མི་ཚུགས་པས།</text:p>
          </table:table-cell>
          <table:table-cell table:number-columns-repeated="252"/>
        </table:table-row>
        <table:table-row table:style-name="ro1">
          <table:table-cell office:value-type="string">
            <text:p>གཡུགཔ།</text:p>
          </table:table-cell>
          <table:table-cell office:value-type="string">
            <text:p>/yup/</text:p>
          </table:table-cell>
          <table:table-cell office:value-type="string">
            <text:p>(བྱ་འདས)</text:p>
          </table:table-cell>
          <table:table-cell office:value-type="string">
            <text:p>མི་འདི་ལགཔ་གཡུགཔ་གཡུག་ས་འགྱོཝ་མས།</text:p>
          </table:table-cell>
          <table:table-cell table:number-columns-repeated="252"/>
        </table:table-row>
        <table:table-row table:style-name="ro1">
          <table:table-cell office:value-type="string">
            <text:p>གཡུགས།</text:p>
          </table:table-cell>
          <table:table-cell office:value-type="string">
            <text:p>/yug/</text:p>
          </table:table-cell>
          <table:table-cell office:value-type="string">
            <text:p>(བྱ་འདས)</text:p>
          </table:table-cell>
          <table:table-cell office:value-type="string">
            <text:p>གཡུགས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ུང་ཐག</text:p>
          </table:table-cell>
          <table:table-cell office:value-type="string">
            <text:p>/yung tha</text:p>
          </table:table-cell>
          <table:table-cell office:value-type="string">
            <text:p>(མིང་)</text:p>
          </table:table-cell>
          <table:table-cell office:value-type="string">
            <text:p>ཚོད་བསྲེ་ཀུ་ཀ་རུ་དང་ཤིང་འབྲས་གོན་ཅུང་ཚུ་བཏགས་སའི་གཡུང་ཐག།</text:p>
          </table:table-cell>
          <table:table-cell table:number-columns-repeated="252"/>
        </table:table-row>
        <table:table-row table:style-name="ro1">
          <table:table-cell office:value-type="string">
            <text:p>གཡུང་དྭགས།</text:p>
          </table:table-cell>
          <table:table-cell office:value-type="string">
            <text:p>/yung dag</text:p>
          </table:table-cell>
          <table:table-cell office:value-type="string">
            <text:p>(མིང་)</text:p>
          </table:table-cell>
          <table:table-cell table:style-name="ce2" office:value-type="string">
            <text:p>སྒོ་ཁར་གསོ་མི་ནོར་སེམས་ཅན་ རྐང་པར་རྨིགཔ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ུང་དྲུང༌།</text:p>
          </table:table-cell>
          <table:table-cell office:value-type="string">
            <text:p>/yung drung/</text:p>
          </table:table-cell>
          <table:table-cell office:value-type="string">
            <text:p>(མིང་)</text:p>
          </table:table-cell>
          <table:table-cell table:style-name="ce2" office:value-type="string">
            <text:p>1 རི་མོ་གཡུང་དྲུང་དང་ 2 བོན་ཆོ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ང་རྡོག</text:p>
          </table:table-cell>
          <table:table-cell office:value-type="string">
            <text:p>/yung do</text:p>
          </table:table-cell>
          <table:table-cell office:value-type="string">
            <text:p>(མིང་)</text:p>
          </table:table-cell>
          <table:table-cell office:value-type="string">
            <text:p>ཚོད་བསྲེ་གཡུང་རྡོག།</text:p>
          </table:table-cell>
          <table:table-cell table:number-columns-repeated="252"/>
        </table:table-row>
        <table:table-row table:style-name="ro1">
          <table:table-cell office:value-type="string">
            <text:p>གཡུར་བ།</text:p>
          </table:table-cell>
          <table:table-cell office:value-type="string">
            <text:p>/yur wa/</text:p>
          </table:table-cell>
          <table:table-cell office:value-type="string">
            <text:p>(མིང་)</text:p>
          </table:table-cell>
          <table:table-cell table:style-name="ce2" office:value-type="string">
            <text:p>ཆུའི་གཡུར་བ་ ཆུ་འོང་སའི་ལམ། འཇིག་རྟེན་པའི་དཔྱེ་གཏམ་ལུ་ ནད་མ་འོང་གོང་ལས་རིམ་འགྲོ་ ཆུ་མ་འོང་གོང་ལས་གཡུར་བ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ཡུར་མ།</text:p>
          </table:table-cell>
          <table:table-cell office:value-type="string">
            <text:p>/yur ma/</text:p>
          </table:table-cell>
          <table:table-cell office:value-type="string">
            <text:p>(མིང་)</text:p>
          </table:table-cell>
          <table:table-cell table:style-name="ce2" office:value-type="string">
            <text:p>ཚོད་ཞིང་ལྡུམ་ར་ནང་གི་རྩྭ་དང་ ཧོན་ལྡུམ་ཚུ། བྱཱ་ཞིང་ནང་གི་ཧོན་ལྡུམ་ཚུ་ སེལ་ནི་ལུ་ཡང་བྱཱ་གཡུར་བརྐྱབ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གཡུལ།</text:p>
          </table:table-cell>
          <table:table-cell office:value-type="string">
            <text:p>/yul/</text:p>
          </table:table-cell>
          <table:table-cell office:value-type="string">
            <text:p>(མིང་)</text:p>
          </table:table-cell>
          <table:table-cell office:value-type="string">
            <text:p>དམག་ལཱ།</text:p>
          </table:table-cell>
          <table:table-cell table:number-columns-repeated="252"/>
        </table:table-row>
        <table:table-row table:style-name="ro1">
          <table:table-cell office:value-type="string">
            <text:p>གཡུལ་རྒྱལ།</text:p>
          </table:table-cell>
          <table:table-cell office:value-type="string">
            <text:p>/yul ge</text:p>
          </table:table-cell>
          <table:table-cell office:value-type="string">
            <text:p>(མིང་)</text:p>
          </table:table-cell>
          <table:table-cell table:style-name="ce2" office:value-type="string">
            <text:p>དམག་ལས་རྒྱལ་ནི་ བྱ་དཀར་གཡུལ་རྒྱལ་རྫ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ཡུལ་བཟློག</text:p>
          </table:table-cell>
          <table:table-cell office:value-type="string">
            <text:p>/yul dog</text:p>
          </table:table-cell>
          <table:table-cell office:value-type="string">
            <text:p>(མིང་)</text:p>
          </table:table-cell>
          <table:table-cell table:style-name="ce2" office:value-type="string">
            <text:p>1 དམག་བཟློག་ནི། 2 སྒྲོལ་མ་གཡུལ་བཟློག ཆོ་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ུས།</text:p>
          </table:table-cell>
          <table:table-cell office:value-type="string">
            <text:p>/yue/</text:p>
          </table:table-cell>
          <table:table-cell office:value-type="string">
            <text:p>(མིང་)</text:p>
          </table:table-cell>
          <table:table-cell table:style-name="ce2" office:value-type="string">
            <text:p>རང་སྐྱེས་སའི་གཡུས་ཁ། གཡུས་ཁར་འགྱོ་ནི་ཨིན། གཡུས་ཁ་ལས་ཚུར་ལོག་ཐོན་འོང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གཡུས་བསྐོར།</text:p>
          </table:table-cell>
          <table:table-cell office:value-type="string">
            <text:p>/yue kor/</text:p>
          </table:table-cell>
          <table:table-cell office:value-type="string">
            <text:p>(མིང་)</text:p>
          </table:table-cell>
          <table:table-cell table:style-name="ce2" office:value-type="string">
            <text:p>དཔྱེ་ གཞུང་གཡོགཔ་ཚུ་ ལོ་རེ་ནང་ཚར་རེ་ངལ་གསོ་ཞུ་སྟེ་ གཡུས་ཁ་ལུ་སོང་ཞིན་ན་ གཉེན་ཉེཝ་ཚུ་འཕྱད་པར་འགྱོ་བའི་དོན། ལོ་འཁོར་ངལ་གསོ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གཡུས་ཁར།</text:p>
          </table:table-cell>
          <table:table-cell office:value-type="string">
            <text:p>/yue khar/</text:p>
          </table:table-cell>
          <table:table-cell office:value-type="string">
            <text:p>(མིང་)</text:p>
          </table:table-cell>
          <table:table-cell office:value-type="string">
            <text:p>གཡུས་ཁ་ལུ་ཟེར་ལ་དོན་བསྡུ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ཡུས་ཆང༌།</text:p>
          </table:table-cell>
          <table:table-cell office:value-type="string">
            <text:p>/yue chang/</text:p>
          </table:table-cell>
          <table:table-cell office:value-type="string">
            <text:p>(མིང་)</text:p>
          </table:table-cell>
          <table:table-cell office:value-type="string">
            <text:p>གཡུས་ཁ་ལུ་བཟོ་བཟོ་བའི་ཆང་ཨ་རག།</text:p>
          </table:table-cell>
          <table:table-cell table:number-columns-repeated="252"/>
        </table:table-row>
        <table:table-row table:style-name="ro1">
          <table:table-cell office:value-type="string">
            <text:p>གཡུས་ཇ།</text:p>
          </table:table-cell>
          <table:table-cell office:value-type="string">
            <text:p>/yue ja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ཁ་ལུ་བཟོ་བཟོ་བའི་ཇ། ཤིང་ཇ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ུས་རྟ།</text:p>
          </table:table-cell>
          <table:table-cell office:value-type="string">
            <text:p>/yue ta/</text:p>
          </table:table-cell>
          <table:table-cell office:value-type="string">
            <text:p>(མིང་)</text:p>
          </table:table-cell>
          <table:table-cell office:value-type="string">
            <text:p>ས་གནས་ནང་འཁོད་ལས་ཐོན་པའི་རྟ།</text:p>
          </table:table-cell>
          <table:table-cell table:number-columns-repeated="252"/>
        </table:table-row>
        <table:table-row table:style-name="ro1">
          <table:table-cell office:value-type="string">
            <text:p>གཡུས་དྲན།</text:p>
          </table:table-cell>
          <table:table-cell office:value-type="string">
            <text:p>/yue dren/</text:p>
          </table:table-cell>
          <table:table-cell office:value-type="string">
            <text:p>(བྱ་ཚིག་)</text:p>
          </table:table-cell>
          <table:table-cell office:value-type="string">
            <text:p>རང་སྐྱེ་སའི་གཡུས་དྲན་ནི།</text:p>
          </table:table-cell>
          <table:table-cell table:number-columns-repeated="252"/>
        </table:table-row>
        <table:table-row table:style-name="ro1">
          <table:table-cell office:value-type="string">
            <text:p>གཡུས་སྡེ།</text:p>
          </table:table-cell>
          <table:table-cell office:value-type="string">
            <text:p>/yue de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སོ་སོའི་སྡེ་ཚན། ཡུལ་སྡེ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ུས་སྤྱོད།</text:p>
          </table:table-cell>
          <table:table-cell office:value-type="string">
            <text:p>/yue choe/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ཚན་སོ་སོའི་ལུགས་སྲོལ། ཡུལ་སྤྱོ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ུས་ཕག</text:p>
          </table:table-cell>
          <table:table-cell office:value-type="string">
            <text:p>/yue pha/</text:p>
          </table:table-cell>
          <table:table-cell office:value-type="string">
            <text:p>(མིང་)</text:p>
          </table:table-cell>
          <table:table-cell office:value-type="string">
            <text:p>ས་གནས་ནང་འཁོད་ལས་ཐོན་པའི་སེམས་ཅན་ཕགཔ།</text:p>
          </table:table-cell>
          <table:table-cell table:number-columns-repeated="252"/>
        </table:table-row>
        <table:table-row table:style-name="ro1">
          <table:table-cell office:value-type="string">
            <text:p>གཡུས་ཕྱོགས།</text:p>
          </table:table-cell>
          <table:table-cell office:value-type="string">
            <text:p>/yue chog</text:p>
          </table:table-cell>
          <table:table-cell office:value-type="string">
            <text:p>(མིང་)</text:p>
          </table:table-cell>
          <table:table-cell table:style-name="ce2" office:value-type="string">
            <text:p>གཡུས་ཀྱི་ས་ཕྱོགས། ཡུལ་ཕྱོ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ུས་མི།</text:p>
          </table:table-cell>
          <table:table-cell office:value-type="string">
            <text:p>/yue mi/</text:p>
          </table:table-cell>
          <table:table-cell office:value-type="string">
            <text:p>(མིང་)</text:p>
          </table:table-cell>
          <table:table-cell table:style-name="ce2" office:value-type="string">
            <text:p>1 ཁྱིམ་ནང་གི་མི། 2 གཡུས་ཁ་གི་མི།</text:p>
          </table:table-cell>
          <table:table-cell table:number-columns-repeated="252"/>
        </table:table-row>
        <table:table-row table:style-name="ro1">
          <table:table-cell office:value-type="string">
            <text:p>གཡུས་ཚན།</text:p>
          </table:table-cell>
          <table:table-cell office:value-type="string">
            <text:p>/yue tshen/</text:p>
          </table:table-cell>
          <table:table-cell office:value-type="string">
            <text:p>(མིང་)</text:p>
          </table:table-cell>
          <table:table-cell office:value-type="string">
            <text:p>གཡུས་ཚན་པ་སོ་སོ་འབད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ུས་བཟང༌།</text:p>
          </table:table-cell>
          <table:table-cell office:value-type="string">
            <text:p>/yue zang/</text:p>
          </table:table-cell>
          <table:table-cell office:value-type="string">
            <text:p>(མིང་ཁྱད་)</text:p>
          </table:table-cell>
          <table:table-cell office:value-type="string">
            <text:p>ཡུལ་བཟ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ུས་བཤལ།</text:p>
          </table:table-cell>
          <table:table-cell office:value-type="string">
            <text:p>/yue sh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གཡུས་བདའ་སྟེ་བཤལ་ནི། གཡུས་བསྐོ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ེང༌།</text:p>
          </table:table-cell>
          <table:table-cell office:value-type="string">
            <text:p>/yeng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རྣམ་གཡེང་ཟེར་སེམས་ཡེངས་བའི་དོན། 2 ཆོས་སྐད་ལས་ མཚོའི་ཁར་ལྡི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ཡེངས།</text:p>
          </table:table-cell>
          <table:table-cell office:value-type="string">
            <text:p>/yeng/</text:p>
          </table:table-cell>
          <table:table-cell office:value-type="string">
            <text:p>(བྱ་འདས་)</text:p>
          </table:table-cell>
          <table:table-cell office:value-type="string">
            <text:p>སེམས་ཡེངས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ེམ།</text:p>
          </table:table-cell>
          <table:table-cell office:value-type="string">
            <text:p>/yem/</text:p>
          </table:table-cell>
          <table:table-cell office:value-type="string">
            <text:p>(མིང་)</text:p>
          </table:table-cell>
          <table:table-cell office:value-type="string">
            <text:p>ལོག་གཡེམ་ཟེར་ཚུལ་མཐུན་མིན་པའི་འདོད་པ་སྤྱོད་ནི།</text:p>
          </table:table-cell>
          <table:table-cell table:number-columns-repeated="252"/>
        </table:table-row>
        <table:table-row table:style-name="ro1">
          <table:table-cell office:value-type="string">
            <text:p>གཡེར་ཁ།</text:p>
          </table:table-cell>
          <table:table-cell office:value-type="string">
            <text:p>/yer kha/</text:p>
          </table:table-cell>
          <table:table-cell office:value-type="string">
            <text:p>(མིང་)</text:p>
          </table:table-cell>
          <table:table-cell table:style-name="ce2" office:value-type="string">
            <text:p>རྟ་ཚུ་ལུ་བཏགས་ནི་གི་དྲིལ་ཆུང་ཤལ་སྐོར་འབད་ཡོད་མི་ རྟ་པོ་གཡེར་ཁ་སིལ་སིལ།། མཐོ་བའི་ལ་མོ་བརྒལ་སོང༌།།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ཡེར་ཆུང༌།</text:p>
          </table:table-cell>
          <table:table-cell office:value-type="string">
            <text:p>/yer chung/</text:p>
          </table:table-cell>
          <table:table-cell office:value-type="string">
            <text:p>(མིང་)</text:p>
          </table:table-cell>
          <table:table-cell table:style-name="ce2" office:value-type="string">
            <text:p>དམ་ཁྱི་ཚུ་གི་ཨོལ་ལྐོག་ལུ་བཏག་མི་ གཡེར་ཁ་ཆུང་ཀུ།</text:p>
          </table:table-cell>
          <table:table-cell table:number-columns-repeated="252"/>
        </table:table-row>
        <table:table-row table:style-name="ro1">
          <table:table-cell office:value-type="string">
            <text:p>གཡེར་མ།</text:p>
          </table:table-cell>
          <table:table-cell office:value-type="string">
            <text:p>/yer m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ཐིང་ངེ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ོ།</text:p>
          </table:table-cell>
          <table:table-cell office:value-type="string">
            <text:p>/yo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མ་ཕྲང་བར་གཡོ་ནི་གི་བྱ་ཚིག། 2 སེམས་གཡོ་ཟེར་བ་ཅིན་ ཆགས་སྡང་གི་ཕྱོགས་སུ་ལྷུང་ནི། 3 ལུས་གཡོ་སར་སེམས་གཡོ་ནི་མི་འོང་ཟེར་བ་ཅིན་ གཉེན་གྲོགས་ལུ་ཐ་དམ་ཚིག་བསྟེན་ནི་ནང་ ལུས་ཀྱིས་འཐུས་ཤོར་རུང་ སེམས་ཀྱིས་མནོ་བསམ་ངན་པ་གཏང་ནི་མི་འོང་ཟེར་གོ་འོང༌། 4 ལྟོ་གཡོ་ཟེར་བ་ཅིན་ ལྟོ་འབད་བའི་དོན་ཚུ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གཡོ་ཀྲོ་ལ།</text:p>
          </table:table-cell>
          <table:table-cell office:value-type="string">
            <text:p>/yo tro la/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ཤིང་གཡོ་ཀྲོ་ སྒྱིད་ཐག་གཡོ་ཀྲོ་ཟེར་ ཕྲང་ཏང་ཏ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ོ་ཁམས།</text:p>
          </table:table-cell>
          <table:table-cell office:value-type="string">
            <text:p>/yo kham/</text:p>
          </table:table-cell>
          <table:table-cell office:value-type="string">
            <text:p>(མིང་)</text:p>
          </table:table-cell>
          <table:table-cell table:style-name="ce2" office:value-type="string">
            <text:p>ཕྲང་སྟེ་མིན་པར་ གཡོ་སུ། སེར་ཁམ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ོ་ཁྲམ།</text:p>
          </table:table-cell>
          <table:table-cell office:value-type="string">
            <text:p>/yo thram/</text:p>
          </table:table-cell>
          <table:table-cell office:value-type="string">
            <text:p>(མིང་)</text:p>
          </table:table-cell>
          <table:table-cell office:value-type="string">
            <text:p>གཡོ་སྒྱ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ོ་འགུལ།</text:p>
          </table:table-cell>
          <table:table-cell office:value-type="string">
            <text:p>/yo guel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ཕར་དང་ཚུར་སྤར་བའི་དོན། དཔྱེ་འབད་པ་ཅིན་ རླུང་མ་གིས་ཤིང་ཚུ་གཡོ་སྟེ་སྤར་བཅུག་དོ་བཟུམ། རང་གི་གཟུགས་ཕར་ཚུར་སྤར་ནི།</text:p>
          </table:table-cell>
          <table:table-cell table:number-columns-repeated="252"/>
        </table:table-row>
        <table:table-row table:style-name="ro1">
          <table:table-cell office:value-type="string">
            <text:p>གཡོ་སྒྱུ།</text:p>
          </table:table-cell>
          <table:table-cell office:value-type="string">
            <text:p>/yo ju/</text:p>
          </table:table-cell>
          <table:table-cell office:value-type="string">
            <text:p>(མིང་)</text:p>
          </table:table-cell>
          <table:table-cell table:style-name="ce2" office:value-type="string">
            <text:p>གཞན་མགོ་བསྐོར་གཏང་ནི་གི་ མནོ་བསམ་བསྐྱེད་དེ་འབད་བའི་ལཱ། ཨིན་མི་འདི་མེནཔ་བཟོ། མེན་མི་ཨིནམ་བཟོ་བའི་ལཱ།</text:p>
          </table:table-cell>
          <table:table-cell table:number-columns-repeated="252"/>
        </table:table-row>
        <table:table-row table:style-name="ro1">
          <table:table-cell office:value-type="string">
            <text:p>གཡོ་བསྒུལ།</text:p>
          </table:table-cell>
          <table:table-cell office:value-type="string">
            <text:p>/yo druel/</text:p>
          </table:table-cell>
          <table:table-cell office:value-type="string">
            <text:p>(མིང་)</text:p>
          </table:table-cell>
          <table:table-cell table:style-name="ce2" office:value-type="string">
            <text:p>གཡོ་འགུལ་དང་དོན་གཅིག བྱེད་འབྲེལ་གྱ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ོ་ཅན།</text:p>
          </table:table-cell>
          <table:table-cell office:value-type="string">
            <text:p>/yo cen/</text:p>
          </table:table-cell>
          <table:table-cell office:value-type="string">
            <text:p>(མིང་)</text:p>
          </table:table-cell>
          <table:table-cell office:value-type="string">
            <text:p>མི་གཡོ་སྒྱུ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ཡོ་ཐབས།</text:p>
          </table:table-cell>
          <table:table-cell office:value-type="string">
            <text:p>/yo thab/</text:p>
          </table:table-cell>
          <table:table-cell office:value-type="string">
            <text:p>(མིང་)</text:p>
          </table:table-cell>
          <table:table-cell office:value-type="string">
            <text:p>གཡོ་སྒྱུའི་ཐབས་ཤེས་བརྩམ་ནི།</text:p>
          </table:table-cell>
          <table:table-cell table:number-columns-repeated="252"/>
        </table:table-row>
        <table:table-row table:style-name="ro1">
          <table:table-cell office:value-type="string">
            <text:p>གཡོ་ཐུབ།</text:p>
          </table:table-cell>
          <table:table-cell office:value-type="string">
            <text:p>/yo thub/</text:p>
          </table:table-cell>
          <table:table-cell office:value-type="string">
            <text:p>(མིང་)</text:p>
          </table:table-cell>
          <table:table-cell office:value-type="string">
            <text:p>གཡོ་སྒྱུ་གིས་འབད་མ་ཚུགས་པ།</text:p>
          </table:table-cell>
          <table:table-cell table:number-columns-repeated="252"/>
        </table:table-row>
        <table:table-row table:style-name="ro1">
          <table:table-cell office:value-type="string">
            <text:p>གཡོ་འཕྲུལ།</text:p>
          </table:table-cell>
          <table:table-cell office:value-type="string">
            <text:p>/yo thruel/</text:p>
          </table:table-cell>
          <table:table-cell office:value-type="string">
            <text:p>(མིང་)</text:p>
          </table:table-cell>
          <table:table-cell table:style-name="ce2" office:value-type="string">
            <text:p>ཨམ་སྲུ་གི་གཡོ་འཕྲུལ་ཟེར་ བསླུ་འདྲིད་དང་མགོ་བསྐོར་གྱི་མིང༌། གཡོ་སྒྱ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ོ་བ།</text:p>
          </table:table-cell>
          <table:table-cell office:value-type="string">
            <text:p>/yo wa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ཕར་དང་ཚུར་གཡོ་ནི། 2 གཡོ་བ་ནང་བཅུད་ཀྱི་སེམས་ཅན།</text:p>
          </table:table-cell>
          <table:table-cell table:number-columns-repeated="252"/>
        </table:table-row>
        <table:table-row table:style-name="ro1">
          <table:table-cell office:value-type="string">
            <text:p>གཡོ་མི་གཡོ།</text:p>
          </table:table-cell>
          <table:table-cell office:value-type="string">
            <text:p>/yo mi yo/</text:p>
          </table:table-cell>
          <table:table-cell office:value-type="string">
            <text:p>(བྱ་ཁྱད་)</text:p>
          </table:table-cell>
          <table:table-cell table:style-name="ce2" office:value-type="string">
            <text:p>1 ཧ་ཅང་གིས་གཡོ་གཡོཝ་དང༌། 2 གཡོ་ཡོད་མེད་ཀྱི་གཞ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ོ་རྫུན།</text:p>
          </table:table-cell>
          <table:table-cell office:value-type="string">
            <text:p>/yo dzuen/</text:p>
          </table:table-cell>
          <table:table-cell office:value-type="string">
            <text:p>(མིང་)</text:p>
          </table:table-cell>
          <table:table-cell office:value-type="string">
            <text:p>གཡོ་སྒྱུ་འབད་དེ་སླབ་པའི་ཤོབ།</text:p>
          </table:table-cell>
          <table:table-cell table:number-columns-repeated="252"/>
        </table:table-row>
        <table:table-row table:style-name="ro1">
          <table:table-cell office:value-type="string">
            <text:p>གཡོ་གཡོཝ།</text:p>
          </table:table-cell>
          <table:table-cell office:value-type="string">
            <text:p>/yo you</text:p>
          </table:table-cell>
          <table:table-cell office:value-type="string">
            <text:p>(མིང་ཁྱད་)</text:p>
          </table:table-cell>
          <table:table-cell table:style-name="ce2" office:value-type="string">
            <text:p>1 སེམས་གཡོ་གཡོཝ་ ཁ་གཡོ་གཡོཝ་ ལྷ་པ་གཡོ་གཡོཝ་ཟེར་ ཕྲང་ཏང་ཏ་མེད་པའི་དོན། 2 ལྟོ་གཡོ་གཡོཝ་ཟེར་བ་ཅིན་ ལྟོ་འབད་བཞག་མ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གཡོག</text:p>
          </table:table-cell>
          <table:table-cell office:value-type="string">
            <text:p>/yog/</text:p>
          </table:table-cell>
          <table:table-cell office:value-type="string">
            <text:p>(མིང་)</text:p>
          </table:table-cell>
          <table:table-cell table:style-name="ce2" office:value-type="string">
            <text:p>ལཱ་གཡོག་ སྒེར་གཡོག་ གཞུང་གཡོག་ཚ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ཡོག་བཀོལ།</text:p>
          </table:table-cell>
          <table:table-cell office:value-type="string">
            <text:p>/yo koel/</text:p>
          </table:table-cell>
          <table:table-cell office:value-type="string">
            <text:p>(བྱ་ཚིག་)</text:p>
          </table:table-cell>
          <table:table-cell office:value-type="string">
            <text:p>ལཱ་གཡོག་བཀོལ་ནི།</text:p>
          </table:table-cell>
          <table:table-cell table:number-columns-repeated="252"/>
        </table:table-row>
        <table:table-row table:style-name="ro1">
          <table:table-cell office:value-type="string">
            <text:p>གཡོག་རྐྱབ་མི།</text:p>
          </table:table-cell>
          <table:table-cell office:value-type="string">
            <text:p>/yo cab mi/</text:p>
          </table:table-cell>
          <table:table-cell office:value-type="string">
            <text:p>(མིང་)</text:p>
          </table:table-cell>
          <table:table-cell office:value-type="string">
            <text:p>བྱ་རོ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ཡོག་གླ།</text:p>
          </table:table-cell>
          <table:table-cell office:value-type="string">
            <text:p>/yo la/</text:p>
          </table:table-cell>
          <table:table-cell office:value-type="string">
            <text:p>(མིང་)</text:p>
          </table:table-cell>
          <table:table-cell office:value-type="string">
            <text:p>གཡོག་རྒྱུག་པའི་གླ།</text:p>
          </table:table-cell>
          <table:table-cell table:number-columns-repeated="252"/>
        </table:table-row>
        <table:table-row table:style-name="ro1">
          <table:table-cell office:value-type="string">
            <text:p>གཡོག་འགན།</text:p>
          </table:table-cell>
          <table:table-cell office:value-type="string">
            <text:p>/yo gen/</text:p>
          </table:table-cell>
          <table:table-cell office:value-type="string">
            <text:p>(མིང་)</text:p>
          </table:table-cell>
          <table:table-cell office:value-type="string">
            <text:p>ལཱ་གཡོག་གི་འགན་ཁུར།</text:p>
          </table:table-cell>
          <table:table-cell table:number-columns-repeated="252"/>
        </table:table-row>
        <table:table-row table:style-name="ro1">
          <table:table-cell office:value-type="string">
            <text:p>གཡོག་རྒྱུག</text:p>
          </table:table-cell>
          <table:table-cell office:value-type="string">
            <text:p>/yo ju</text:p>
          </table:table-cell>
          <table:table-cell office:value-type="string">
            <text:p>(མིང་)</text:p>
          </table:table-cell>
          <table:table-cell office:value-type="string">
            <text:p>གཞན་གྱི་འོག་ལུ་གཡོག་བརྐྱབ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ོག་པོ།</text:p>
          </table:table-cell>
          <table:table-cell office:value-type="string">
            <text:p>/yog po/</text:p>
          </table:table-cell>
          <table:table-cell office:value-type="string">
            <text:p>(མིང་)</text:p>
          </table:table-cell>
          <table:table-cell table:style-name="ce2" office:value-type="string">
            <text:p>འོག་ལུ་ལཱ་འབད་མི་ བྱ་རོགས་ གཡོག་རྐྱབ་མི། འོག་ལུ་ལཱ་འབད་མི་ཕོ་རྒྱ།</text:p>
          </table:table-cell>
          <table:table-cell table:number-columns-repeated="252"/>
        </table:table-row>
        <table:table-row table:style-name="ro1">
          <table:table-cell office:value-type="string">
            <text:p>གཡོག་སྤྲོད།</text:p>
          </table:table-cell>
          <table:table-cell office:value-type="string">
            <text:p>/yo troe/</text:p>
          </table:table-cell>
          <table:table-cell office:value-type="string">
            <text:p>(བྱ་ཚིག་)</text:p>
          </table:table-cell>
          <table:table-cell office:value-type="string">
            <text:p>ལཱ་གཡོག་སྤྲོད་ནི།</text:p>
          </table:table-cell>
          <table:table-cell table:number-columns-repeated="252"/>
        </table:table-row>
        <table:table-row table:style-name="ro1">
          <table:table-cell office:value-type="string">
            <text:p>གཡོག་ལཱ།</text:p>
          </table:table-cell>
          <table:table-cell office:value-type="string">
            <text:p>/yo la/</text:p>
          </table:table-cell>
          <table:table-cell office:value-type="string">
            <text:p>(མིང་)</text:p>
          </table:table-cell>
          <table:table-cell office:value-type="string">
            <text:p>གཡོག་རྒྱུག་ནི་གི་ལཱ།</text:p>
          </table:table-cell>
          <table:table-cell table:number-columns-repeated="252"/>
        </table:table-row>
        <table:table-row table:style-name="ro1">
          <table:table-cell office:value-type="string">
            <text:p>གཡོགམོ།</text:p>
          </table:table-cell>
          <table:table-cell office:value-type="string">
            <text:p>/yom/</text:p>
          </table:table-cell>
          <table:table-cell office:value-type="string">
            <text:p>(མིང་)</text:p>
          </table:table-cell>
          <table:table-cell office:value-type="string">
            <text:p>འོག་ལུ་ལཱ་འབད་མི་ཨམ་སྲུ།</text:p>
          </table:table-cell>
          <table:table-cell table:number-columns-repeated="252"/>
        </table:table-row>
        <table:table-row table:style-name="ro1">
          <table:table-cell office:value-type="string">
            <text:p>གཡོགས།</text:p>
          </table:table-cell>
          <table:table-cell office:value-type="string">
            <text:p>/yog/</text:p>
          </table:table-cell>
          <table:table-cell office:value-type="string">
            <text:p>(བྱ་འདས)</text:p>
          </table:table-cell>
          <table:table-cell table:style-name="ce2" office:value-type="string">
            <text:p>1 གོ་ལ་གི་ས་སྤུར་བའི་འདས་ཚིག། 2 མ་ཉེས་ཁ་གཡོགས་བཟུམ་འབད་བ་ཅིན་ ཉེས་ཁ་རོགས་ལུ་བཀལ་ན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གཡོན།</text:p>
          </table:table-cell>
          <table:table-cell office:value-type="string">
            <text:p>/yoen/</text:p>
          </table:table-cell>
          <table:table-cell office:value-type="string">
            <text:p>(མིང་)</text:p>
          </table:table-cell>
          <table:table-cell office:value-type="string">
            <text:p>གཡོན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གཡོན་སྐོར།</text:p>
          </table:table-cell>
          <table:table-cell office:value-type="string">
            <text:p>/yoen kor/</text:p>
          </table:table-cell>
          <table:table-cell office:value-type="string">
            <text:p>(མིང་)</text:p>
          </table:table-cell>
          <table:table-cell table:style-name="ce2" office:value-type="string">
            <text:p>མཆོད་རྟེན་དང་མ་ཎི་ཚུ་གཡོན་ཁ་ཐུག་ལས་བསྐོར་ར་བརྐྱབ་ནི་ ལམ་གཡོན་སྐོར། བོན་སྐོར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ོན་གྲལ།</text:p>
          </table:table-cell>
          <table:table-cell office:value-type="string">
            <text:p>/yoen drel/</text:p>
          </table:table-cell>
          <table:table-cell office:value-type="string">
            <text:p>(མིང་)</text:p>
          </table:table-cell>
          <table:table-cell office:value-type="string">
            <text:p>གཡོན་ཁ་ཐུག་གི་གྱལ།</text:p>
          </table:table-cell>
          <table:table-cell table:number-columns-repeated="252"/>
        </table:table-row>
        <table:table-row table:style-name="ro1">
          <table:table-cell office:value-type="string">
            <text:p>གཡོན་ཅན།</text:p>
          </table:table-cell>
          <table:table-cell office:value-type="string">
            <text:p>/yoen cen/</text:p>
          </table:table-cell>
          <table:table-cell office:value-type="string">
            <text:p>(མིང་)</text:p>
          </table:table-cell>
          <table:table-cell office:value-type="string">
            <text:p>མི་གཡོ་སྒྱུ་ཅན་ལུ་གཡོན་ཅན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ཡོན་པ།</text:p>
          </table:table-cell>
          <table:table-cell office:value-type="string">
            <text:p>/yoen pa/</text:p>
          </table:table-cell>
          <table:table-cell office:value-type="string">
            <text:p>(མིང་)</text:p>
          </table:table-cell>
          <table:table-cell table:style-name="ce2" office:value-type="string">
            <text:p>ལགཔ་གཡོནམ་ རྐངམ་གཡོནམ་ཚུ།</text:p>
          </table:table-cell>
          <table:table-cell table:number-columns-repeated="252"/>
        </table:table-row>
        <table:table-row table:style-name="ro1">
          <table:table-cell office:value-type="string">
            <text:p>གཡོནི།</text:p>
          </table:table-cell>
          <table:table-cell office:value-type="string">
            <text:p>/yon</text:p>
          </table:table-cell>
          <table:table-cell office:value-type="string">
            <text:p>(བྱ་ཚིག་)</text:p>
          </table:table-cell>
          <table:table-cell office:value-type="string">
            <text:p>ཁྱོད་ཀྱི་སེམས་ཨམ་སྲུའི་ཁ་ཐུག་ལུ་གཡོནི་གཡོ་ད་ནུག།</text:p>
          </table:table-cell>
          <table:table-cell table:number-columns-repeated="252"/>
        </table:table-row>
        <table:table-row table:style-name="ro1">
          <table:table-cell office:value-type="string">
            <text:p>གཡོནམ།</text:p>
          </table:table-cell>
          <table:table-cell office:value-type="string">
            <text:p>/yoem</text:p>
          </table:table-cell>
          <table:table-cell office:value-type="string">
            <text:p>(མིང་)</text:p>
          </table:table-cell>
          <table:table-cell table:style-name="ce2" office:value-type="string">
            <text:p>ལགཔ་གཡོནམ་ རྐངམ་གཡོནམ་ཚུ།</text:p>
          </table:table-cell>
          <table:table-cell table:number-columns-repeated="252"/>
        </table:table-row>
        <table:table-row table:style-name="ro1">
          <table:table-cell office:value-type="string">
            <text:p>གཡོམ།</text:p>
          </table:table-cell>
          <table:table-cell office:value-type="string">
            <text:p>/yoem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གཅིག་ལུ་བརྟེན་ཏེ་གཅིག་གཡོ་ནི། ཁྱིམ་གཡོམ་བརྐྱབས་ཏེ་སྤར་ནི། 2 ཞོར་སྦྱིག་གི་གཡོམ་ཕོག། ཟེར་བ་ཅིན་ གཞན་གྱི་ཞོར་ཁ་ཉེས་བྱ་དང་ཁ་ཕོག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གཡོས།</text:p>
          </table:table-cell>
          <table:table-cell office:value-type="string">
            <text:p>/yoe/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ཆོས་སྐད་ལས་མ་ཕྲང་བར་གཡོ་ཚར་བའི་དུས་འདས་པ། 2 བཞེས་སྒོ་འབད་ཚར་བ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ཡོས་ཁང༌།</text:p>
          </table:table-cell>
          <table:table-cell office:value-type="string">
            <text:p>/yoe khang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བཞེས་སྒོ་འབད་སའི་ཐབ་ཚང༌།</text:p>
          </table:table-cell>
          <table:table-cell table:number-columns-repeated="252"/>
        </table:table-row>
        <table:table-row table:style-name="ro1">
          <table:table-cell office:value-type="string">
            <text:p>གཡོས་ཐབ།</text:p>
          </table:table-cell>
          <table:table-cell office:value-type="string">
            <text:p>/yoe thab/</text:p>
          </table:table-cell>
          <table:table-cell office:value-type="string">
            <text:p>(མིང་)</text:p>
          </table:table-cell>
          <table:table-cell office:value-type="string">
            <text:p>བཞེས་སྒོ་འབད་སའི་ཐབ།</text:p>
          </table:table-cell>
          <table:table-cell table:number-columns-repeated="252"/>
        </table:table-row>
        <table:table-row table:style-name="ro1">
          <table:table-cell office:value-type="string">
            <text:p>གཡོས་སྣོད།</text:p>
          </table:table-cell>
          <table:table-cell office:value-type="string">
            <text:p>/yoe noe/</text:p>
          </table:table-cell>
          <table:table-cell office:value-type="string">
            <text:p>(མིང་)</text:p>
          </table:table-cell>
          <table:table-cell office:value-type="string">
            <text:p>བཞེས་སྒོ་བཟོ་སའི་ཧོད།</text:p>
          </table:table-cell>
          <table:table-cell table:number-columns-repeated="252"/>
        </table:table-row>
        <table:table-row table:style-name="ro1">
          <table:table-cell office:value-type="string">
            <text:p>གཡོས་པ།</text:p>
          </table:table-cell>
          <table:table-cell office:value-type="string">
            <text:p>/yoe pa/</text:p>
          </table:table-cell>
          <table:table-cell office:value-type="string">
            <text:p>(བྱ་ཚིག)</text:p>
          </table:table-cell>
          <table:table-cell table:style-name="ce2" office:value-type="string">
            <text:p>1 བཞེས་སྒོ་བཟོ་ཚར་བའི་མིང༌། 2 གཡོ་ཚར་བའི་མིང་ཚུ།།</text:p>
          </table:table-cell>
          <table:table-cell table:number-columns-repeated="252"/>
        </table:table-row>
        <table:table-row table:style-name="ro1" table:number-rows-repeated="649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9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29T12:04:59</meta:creation-date>
    <dc:date>2009-11-30T19:23:22</dc:date>
    <meta:editing-cycles>33</meta:editing-cycles>
    <meta:editing-duration>P1DT17H55M56S</meta:editing-duration>
    <meta:user-defined meta:name="Info 1"/>
    <meta:user-defined meta:name="Info 2"/>
    <meta:user-defined meta:name="Info 3"/>
    <meta:user-defined meta:name="Info 4"/>
    <meta:document-statistic meta:table-count="3" meta:cell-count="2356"/>
  </office:meta>
</office:document-meta>
</file>